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78cm"/>
    </style:style>
    <style:style style:family="table-column" style:name="co2">
      <style:table-column-properties fo:break-before="auto" style:column-width="2.769cm"/>
    </style:style>
    <style:style style:family="table-column" style:name="co3">
      <style:table-column-properties fo:break-before="auto" style:column-width="4.112cm"/>
    </style:style>
    <style:style style:family="table-column" style:name="co4">
      <style:table-column-properties fo:break-before="auto" style:column-width="1.035cm"/>
    </style:style>
    <style:style style:family="table-column" style:name="co5">
      <style:table-column-properties fo:break-before="auto" style:column-width="1.774cm"/>
    </style:style>
    <style:style style:family="table-column" style:name="co6">
      <style:table-column-properties fo:break-before="auto" style:column-width="1.819cm"/>
    </style:style>
    <style:style style:family="table-column" style:name="co7">
      <style:table-column-properties fo:break-before="auto" style:column-width="3.607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582cm"/>
    </style:style>
    <style:style style:family="table-row" style:name="ro3">
      <style:table-row-properties fo:break-before="auto" style:use-optimal-row-height="false" style:row-height="2.858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DER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">
      <style:table-cell-properties fo:padding="0.071cm"/>
    </style:style>
    <style:style style:family="table-cell" style:parent-style-name="Default" style:name="ce9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27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fo:padding="0.071cm"/>
      <style:text-properties style:text-outline="false" style:text-line-through-type="none" fo:font-style="italic" style:font-style-asian="italic" style:text-line-through-style="none" style:font-size-complex="10pt" style:font-size-asian="10pt" style:font-style-complex="italic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ERDE GEDEELTE">
        <office:forms form:apply-design-mode="false" form:automatic-focus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Default" table:number-columns-repeated="1020"/>
        <table:table-row table:style-name="ro1">
          <table:table-cell ns41:value-type="string" table:style-name="TL Title" office:value-type="string">
            <text:p>HERTOGDOM LIMBURG - DERDE GEDEELTE. INDEELING DER BEVOLKING NAAR DEN OUDERDOM.</text:p>
          </table:table-cell>
          <table:table-cell table:style-name="ce9" table:number-columns-repeated="2"/>
          <table:table-cell table:style-name="ce20" table:number-columns-repeated="9"/>
          <table:table-cell table:style-name="ce35"/>
          <table:table-cell table:number-columns-repeated="101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2">
          <table:table-cell ns41:value-type="string" table:number-rows-spanned="2" table:style-name="TL RowProperty" table:number-columns-spanned="1" office:value-type="string">
            <text:p>Gebied</text:p>
          </table:table-cell>
          <table:table-cell ns41:value-type="string" table:number-rows-spanned="2" table:style-name="TL RowProperty" table:number-columns-spanned="1" office:value-type="string">
            <text:p>Geboortejaar</text:p>
          </table:table-cell>
          <table:table-cell ns41:value-type="string" table:number-rows-spanned="2" table:style-name="TL RowProperty" table:number-columns-spanned="1" office:value-type="string">
            <text:p>Ouderdom</text:p>
          </table:table-cell>
          <table:table-cell table:style-name="ce21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3"/>
          <table:table-cell ns41:value-type="string" table:number-rows-spanned="2" table:style-name="TL ColHeader" table:number-columns-spanned="1" office:value-type="string">
            <text:p>Algemeen totaal</text:p>
          </table:table-cell>
          <table:table-cell table:number-columns-repeated="1011"/>
        </table:table-row>
        <table:table-row table:style-name="ro3">
          <table:covered-table-cell table:style-name="ce4"/>
          <table:covered-table-cell table:style-name="ce11"/>
          <table:covered-table-cell table:style-name="ce16"/>
          <table:table-cell table:style-name="ce22"/>
          <table:table-cell ns41:value-type="string" table:style-name="TL ColHeader" office:value-type="string">
            <text:p>Ongehuwden</text:p>
          </table:table-cell>
          <table:table-cell ns41:value-type="string" table:style-name="TL ColHeader" office:value-type="string">
            <text:p>Gehuwden</text:p>
          </table:table-cell>
          <table:table-cell ns41:value-type="string" table:style-name="TL ColHeader" office:value-type="string">
            <text:p>Weduwnaars</text:p>
          </table:table-cell>
          <table:table-cell ns41:value-type="string" table:style-name="TL ColHeader" office:value-type="string">
            <text:p>Totaal</text:p>
          </table:table-cell>
          <table:table-cell ns41:value-type="string" table:style-name="TL ColHeader" office:value-type="string">
            <text:p>Ongehuwden</text:p>
          </table:table-cell>
          <table:table-cell ns41:value-type="string" table:style-name="TL ColHeader" office:value-type="string">
            <text:p>Gehuwden</text:p>
          </table:table-cell>
          <table:table-cell ns41:value-type="string" table:style-name="TL ColHeader" office:value-type="string">
            <text:p>Weduwnaars</text:p>
          </table:table-cell>
          <table:table-cell ns41:value-type="string" table:style-name="TL ColHeader" office:value-type="string">
            <text:p>Totaal</text:p>
          </table:table-cell>
          <table:covered-table-cell table:style-name="ce37"/>
          <table:table-cell table:number-columns-repeated="101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49" office:value-type="float">
            <text:p>1849</text:p>
          </table:table-cell>
          <table:table-cell ns41:value-type="string" table:style-name="TL RowHeader" office:value-type="string">
            <text:p>Beneden het jaar.</text:p>
          </table:table-cell>
          <table:table-cell/>
          <table:table-cell ns41:value-type="float" table:style-name="TL Data" office:value="293" office:value-type="float">
            <text:p>293</text:p>
          </table:table-cell>
          <table:table-cell table:style-name="TL Data" table:number-columns-repeated="2"/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308" office:value-type="float">
            <text:p>308</text:p>
          </table:table-cell>
          <table:table-cell table:style-name="TL Data" table:number-columns-repeated="2"/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601" office:value-type="float">
            <text:p>60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48" office:value-type="float">
            <text:p>1848</text:p>
          </table:table-cell>
          <table:table-cell ns41:value-type="string" table:style-name="TL RowHeader" office:value-type="string">
            <text:p>van 1 tot 2 jaren.</text:p>
          </table:table-cell>
          <table:table-cell/>
          <table:table-cell ns41:value-type="float" table:style-name="TL Data" office:value="242" office:value-type="float">
            <text:p>242</text:p>
          </table:table-cell>
          <table:table-cell table:style-name="TL Data" table:number-columns-repeated="2"/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11" office:value-type="float">
            <text:p>211</text:p>
          </table:table-cell>
          <table:table-cell table:style-name="TL Data" table:number-columns-repeated="2"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453" office:value-type="float">
            <text:p>45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47" office:value-type="float">
            <text:p>1847</text:p>
          </table:table-cell>
          <table:table-cell ns41:value-type="string" table:style-name="TL RowHeader" office:value-type="string">
            <text:p>van 2 tot 3 jaren.</text:p>
          </table:table-cell>
          <table:table-cell/>
          <table:table-cell ns41:value-type="float" table:style-name="TL Data" office:value="240" office:value-type="float">
            <text:p>240</text:p>
          </table:table-cell>
          <table:table-cell table:style-name="TL Data" table:number-columns-repeated="2"/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63" office:value-type="float">
            <text:p>263</text:p>
          </table:table-cell>
          <table:table-cell table:style-name="TL Data" table:number-columns-repeated="2"/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503" office:value-type="float">
            <text:p>50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46" office:value-type="float">
            <text:p>1846</text:p>
          </table:table-cell>
          <table:table-cell ns41:value-type="string" table:style-name="TL RowHeader" office:value-type="string">
            <text:p>van 3 tot 4 jaren.</text:p>
          </table:table-cell>
          <table:table-cell/>
          <table:table-cell ns41:value-type="float" table:style-name="TL Data" office:value="256" office:value-type="float">
            <text:p>256</text:p>
          </table:table-cell>
          <table:table-cell table:style-name="TL Data" table:number-columns-repeated="2"/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65" office:value-type="float">
            <text:p>265</text:p>
          </table:table-cell>
          <table:table-cell table:style-name="TL Data" table:number-columns-repeated="2"/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521" office:value-type="float">
            <text:p>52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45" office:value-type="float">
            <text:p>1845</text:p>
          </table:table-cell>
          <table:table-cell ns41:value-type="string" table:style-name="TL RowHeader" office:value-type="string">
            <text:p>van 4 tot 5 jaren.</text:p>
          </table:table-cell>
          <table:table-cell/>
          <table:table-cell ns41:value-type="float" table:style-name="TL Data" office:value="244" office:value-type="float">
            <text:p>244</text:p>
          </table:table-cell>
          <table:table-cell table:style-name="TL Data" table:number-columns-repeated="2"/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57" office:value-type="float">
            <text:p>257</text:p>
          </table:table-cell>
          <table:table-cell table:style-name="TL Data" table:number-columns-repeated="2"/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501" office:value-type="float">
            <text:p>50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44" office:value-type="float">
            <text:p>1844</text:p>
          </table:table-cell>
          <table:table-cell ns41:value-type="string" table:style-name="TL RowHeader" office:value-type="string">
            <text:p>van 5 tot 6 jaren.</text:p>
          </table:table-cell>
          <table:table-cell/>
          <table:table-cell ns41:value-type="float" table:style-name="TL Data" office:value="245" office:value-type="float">
            <text:p>245</text:p>
          </table:table-cell>
          <table:table-cell table:style-name="TL Data" table:number-columns-repeated="2"/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52" office:value-type="float">
            <text:p>252</text:p>
          </table:table-cell>
          <table:table-cell table:style-name="TL Data" table:number-columns-repeated="2"/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497" office:value-type="float">
            <text:p>49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43" office:value-type="float">
            <text:p>1843</text:p>
          </table:table-cell>
          <table:table-cell ns41:value-type="string" table:style-name="TL RowHeader" office:value-type="string">
            <text:p>van 6 tot 7 jaren.</text:p>
          </table:table-cell>
          <table:table-cell/>
          <table:table-cell ns41:value-type="float" table:style-name="TL Data" office:value="282" office:value-type="float">
            <text:p>282</text:p>
          </table:table-cell>
          <table:table-cell table:style-name="TL Data" table:number-columns-repeated="2"/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268" office:value-type="float">
            <text:p>268</text:p>
          </table:table-cell>
          <table:table-cell table:style-name="TL Data" table:number-columns-repeated="2"/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550" office:value-type="float">
            <text:p>55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42" office:value-type="float">
            <text:p>1842</text:p>
          </table:table-cell>
          <table:table-cell ns41:value-type="string" table:style-name="TL RowHeader" office:value-type="string">
            <text:p>van 7 tot 8 jaren.</text:p>
          </table:table-cell>
          <table:table-cell/>
          <table:table-cell ns41:value-type="float" table:style-name="TL Data" office:value="236" office:value-type="float">
            <text:p>236</text:p>
          </table:table-cell>
          <table:table-cell table:style-name="TL Data" table:number-columns-repeated="2"/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92" office:value-type="float">
            <text:p>292</text:p>
          </table:table-cell>
          <table:table-cell table:style-name="TL Data" table:number-columns-repeated="2"/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528" office:value-type="float">
            <text:p>52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41" office:value-type="float">
            <text:p>1841</text:p>
          </table:table-cell>
          <table:table-cell ns41:value-type="string" table:style-name="TL RowHeader" office:value-type="string">
            <text:p>van 8 tot 9 jaren.</text:p>
          </table:table-cell>
          <table:table-cell/>
          <table:table-cell ns41:value-type="float" table:style-name="TL Data" office:value="259" office:value-type="float">
            <text:p>259</text:p>
          </table:table-cell>
          <table:table-cell table:style-name="TL Data" table:number-columns-repeated="2"/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36" office:value-type="float">
            <text:p>236</text:p>
          </table:table-cell>
          <table:table-cell table:style-name="TL Data" table:number-columns-repeated="2"/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495" office:value-type="float">
            <text:p>49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40" office:value-type="float">
            <text:p>1840</text:p>
          </table:table-cell>
          <table:table-cell ns41:value-type="string" table:style-name="TL RowHeader" office:value-type="string">
            <text:p>van 9 tot 10 jaren.</text:p>
          </table:table-cell>
          <table:table-cell/>
          <table:table-cell ns41:value-type="float" table:style-name="TL Data" office:value="220" office:value-type="float">
            <text:p>220</text:p>
          </table:table-cell>
          <table:table-cell table:style-name="TL Data" table:number-columns-repeated="2"/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22" office:value-type="float">
            <text:p>222</text:p>
          </table:table-cell>
          <table:table-cell table:style-name="TL Data" table:number-columns-repeated="2"/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442" office:value-type="float">
            <text:p>44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39" office:value-type="float">
            <text:p>1839</text:p>
          </table:table-cell>
          <table:table-cell ns41:value-type="string" table:style-name="TL RowHeader" office:value-type="string">
            <text:p>van 10 tot 11 jaren.</text:p>
          </table:table-cell>
          <table:table-cell/>
          <table:table-cell ns41:value-type="float" table:style-name="TL Data" office:value="246" office:value-type="float">
            <text:p>246</text:p>
          </table:table-cell>
          <table:table-cell table:style-name="TL Data" table:number-columns-repeated="2"/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07" office:value-type="float">
            <text:p>207</text:p>
          </table:table-cell>
          <table:table-cell table:style-name="TL Data" table:number-columns-repeated="2"/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453" office:value-type="float">
            <text:p>45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38" office:value-type="float">
            <text:p>1838</text:p>
          </table:table-cell>
          <table:table-cell ns41:value-type="string" table:style-name="TL RowHeader" office:value-type="string">
            <text:p>van 11 tot 12 jaren.</text:p>
          </table:table-cell>
          <table:table-cell/>
          <table:table-cell ns41:value-type="float" table:style-name="TL Data" office:value="225" office:value-type="float">
            <text:p>225</text:p>
          </table:table-cell>
          <table:table-cell table:style-name="TL Data" table:number-columns-repeated="2"/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01" office:value-type="float">
            <text:p>201</text:p>
          </table:table-cell>
          <table:table-cell table:style-name="TL Data" table:number-columns-repeated="2"/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426" office:value-type="float">
            <text:p>42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37" office:value-type="float">
            <text:p>1837</text:p>
          </table:table-cell>
          <table:table-cell ns41:value-type="string" table:style-name="TL RowHeader" office:value-type="string">
            <text:p>van 12 tot 13 jaren.</text:p>
          </table:table-cell>
          <table:table-cell/>
          <table:table-cell ns41:value-type="float" table:style-name="TL Data" office:value="202" office:value-type="float">
            <text:p>202</text:p>
          </table:table-cell>
          <table:table-cell table:style-name="TL Data" table:number-columns-repeated="2"/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215" office:value-type="float">
            <text:p>215</text:p>
          </table:table-cell>
          <table:table-cell table:style-name="TL Data" table:number-columns-repeated="2"/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417" office:value-type="float">
            <text:p>41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36" office:value-type="float">
            <text:p>1836</text:p>
          </table:table-cell>
          <table:table-cell ns41:value-type="string" table:style-name="TL RowHeader" office:value-type="string">
            <text:p>van 13 tot 14 jaren.</text:p>
          </table:table-cell>
          <table:table-cell/>
          <table:table-cell ns41:value-type="float" table:style-name="TL Data" office:value="208" office:value-type="float">
            <text:p>208</text:p>
          </table:table-cell>
          <table:table-cell table:style-name="TL Data" table:number-columns-repeated="2"/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13" office:value-type="float">
            <text:p>213</text:p>
          </table:table-cell>
          <table:table-cell table:style-name="TL Data" table:number-columns-repeated="2"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421" office:value-type="float">
            <text:p>42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35" office:value-type="float">
            <text:p>1835</text:p>
          </table:table-cell>
          <table:table-cell ns41:value-type="string" table:style-name="TL RowHeader" office:value-type="string">
            <text:p>van 14 tot 15 jaren.</text:p>
          </table:table-cell>
          <table:table-cell/>
          <table:table-cell ns41:value-type="float" table:style-name="TL Data" office:value="230" office:value-type="float">
            <text:p>230</text:p>
          </table:table-cell>
          <table:table-cell table:style-name="TL Data" table:number-columns-repeated="2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76" office:value-type="float">
            <text:p>276</text:p>
          </table:table-cell>
          <table:table-cell table:style-name="TL Data" table:number-columns-repeated="2"/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506" office:value-type="float">
            <text:p>50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34" office:value-type="float">
            <text:p>1834</text:p>
          </table:table-cell>
          <table:table-cell ns41:value-type="string" table:style-name="TL RowHeader" office:value-type="string">
            <text:p>van 15 tot 16 jaren.</text:p>
          </table:table-cell>
          <table:table-cell/>
          <table:table-cell ns41:value-type="float" table:style-name="TL Data" office:value="210" office:value-type="float">
            <text:p>210</text:p>
          </table:table-cell>
          <table:table-cell table:style-name="TL Data" table:number-columns-repeated="2"/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96" office:value-type="float">
            <text:p>196</text:p>
          </table:table-cell>
          <table:table-cell table:style-name="TL Data" table:number-columns-repeated="2"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406" office:value-type="float">
            <text:p>40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33" office:value-type="float">
            <text:p>1833</text:p>
          </table:table-cell>
          <table:table-cell ns41:value-type="string" table:style-name="TL RowHeader" office:value-type="string">
            <text:p>van 16 tot 17 jaren.</text:p>
          </table:table-cell>
          <table:table-cell/>
          <table:table-cell ns41:value-type="float" table:style-name="TL Data" office:value="200" office:value-type="float">
            <text:p>200</text:p>
          </table:table-cell>
          <table:table-cell table:style-name="TL Data" table:number-columns-repeated="2"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85" office:value-type="float">
            <text:p>185</text:p>
          </table:table-cell>
          <table:table-cell table:style-name="TL Data" table:number-columns-repeated="2"/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385" office:value-type="float">
            <text:p>38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32" office:value-type="float">
            <text:p>1832</text:p>
          </table:table-cell>
          <table:table-cell ns41:value-type="string" table:style-name="TL RowHeader" office:value-type="string">
            <text:p>van 17 tot 18 jaren.</text:p>
          </table:table-cell>
          <table:table-cell/>
          <table:table-cell ns41:value-type="float" table:style-name="TL Data" office:value="178" office:value-type="float">
            <text:p>178</text:p>
          </table:table-cell>
          <table:table-cell table:style-name="TL Data" table:number-columns-repeated="2"/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228" office:value-type="float">
            <text:p>228</text:p>
          </table:table-cell>
          <table:table-cell table:style-name="TL Data" table:number-columns-repeated="2"/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406" office:value-type="float">
            <text:p>40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31" office:value-type="float">
            <text:p>1831</text:p>
          </table:table-cell>
          <table:table-cell ns41:value-type="string" table:style-name="TL RowHeader" office:value-type="string">
            <text:p>van 18 tot 19 jaren.</text:p>
          </table:table-cell>
          <table:table-cell/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424" office:value-type="float">
            <text:p>42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30" office:value-type="float">
            <text:p>1830</text:p>
          </table:table-cell>
          <table:table-cell ns41:value-type="string" table:style-name="TL RowHeader" office:value-type="string">
            <text:p>van 19 tot 20 jaren.</text:p>
          </table:table-cell>
          <table:table-cell/>
          <table:table-cell ns41:value-type="float" table:style-name="TL Data" office:value="204" office:value-type="float">
            <text:p>204</text:p>
          </table:table-cell>
          <table:table-cell table:style-name="TL Data" table:number-columns-repeated="2"/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460" office:value-type="float">
            <text:p>46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29" office:value-type="float">
            <text:p>1829</text:p>
          </table:table-cell>
          <table:table-cell ns41:value-type="string" table:style-name="TL RowHeader" office:value-type="string">
            <text:p>van 20 tot 21 jaren.</text:p>
          </table:table-cell>
          <table:table-cell/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521" office:value-type="float">
            <text:p>52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28" office:value-type="float">
            <text:p>1828</text:p>
          </table:table-cell>
          <table:table-cell ns41:value-type="string" table:style-name="TL RowHeader" office:value-type="string">
            <text:p>van 21 tot 22 jaren.</text:p>
          </table:table-cell>
          <table:table-cell/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541" office:value-type="float">
            <text:p>54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27" office:value-type="float">
            <text:p>1827</text:p>
          </table:table-cell>
          <table:table-cell ns41:value-type="string" table:style-name="TL RowHeader" office:value-type="string">
            <text:p>van 22 tot 23 jaren.</text:p>
          </table:table-cell>
          <table:table-cell/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569" office:value-type="float">
            <text:p>56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26" office:value-type="float">
            <text:p>1826</text:p>
          </table:table-cell>
          <table:table-cell ns41:value-type="string" table:style-name="TL RowHeader" office:value-type="string">
            <text:p>van 23 tot 24 jaren.</text:p>
          </table:table-cell>
          <table:table-cell/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542" office:value-type="float">
            <text:p>54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25" office:value-type="float">
            <text:p>1825</text:p>
          </table:table-cell>
          <table:table-cell ns41:value-type="string" table:style-name="TL RowHeader" office:value-type="string">
            <text:p>van 24 tot 25 jaren.</text:p>
          </table:table-cell>
          <table:table-cell/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596" office:value-type="float">
            <text:p>59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24" office:value-type="float">
            <text:p>1824</text:p>
          </table:table-cell>
          <table:table-cell ns41:value-type="string" table:style-name="TL RowHeader" office:value-type="string">
            <text:p>van 25 tot 26 jaren.</text:p>
          </table:table-cell>
          <table:table-cell/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554" office:value-type="float">
            <text:p>55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23" office:value-type="float">
            <text:p>1823</text:p>
          </table:table-cell>
          <table:table-cell ns41:value-type="string" table:style-name="TL RowHeader" office:value-type="string">
            <text:p>van 26 tot 27 jaren.</text:p>
          </table:table-cell>
          <table:table-cell/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477" office:value-type="float">
            <text:p>47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22" office:value-type="float">
            <text:p>1822</text:p>
          </table:table-cell>
          <table:table-cell ns41:value-type="string" table:style-name="TL RowHeader" office:value-type="string">
            <text:p>van 27 tot 28 jaren.</text:p>
          </table:table-cell>
          <table:table-cell/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517" office:value-type="float">
            <text:p>51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21" office:value-type="float">
            <text:p>1821</text:p>
          </table:table-cell>
          <table:table-cell ns41:value-type="string" table:style-name="TL RowHeader" office:value-type="string">
            <text:p>van 28 tot 29 jaren.</text:p>
          </table:table-cell>
          <table:table-cell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433" office:value-type="float">
            <text:p>43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20" office:value-type="float">
            <text:p>1820</text:p>
          </table:table-cell>
          <table:table-cell ns41:value-type="string" table:style-name="TL RowHeader" office:value-type="string">
            <text:p>van 29 tot 30 jaren.</text:p>
          </table:table-cell>
          <table:table-cell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450" office:value-type="float">
            <text:p>45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19" office:value-type="float">
            <text:p>1819</text:p>
          </table:table-cell>
          <table:table-cell ns41:value-type="string" table:style-name="TL RowHeader" office:value-type="string">
            <text:p>van 30 tot 31 jaren.</text:p>
          </table:table-cell>
          <table:table-cell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474" office:value-type="float">
            <text:p>47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18" office:value-type="float">
            <text:p>1818</text:p>
          </table:table-cell>
          <table:table-cell ns41:value-type="string" table:style-name="TL RowHeader" office:value-type="string">
            <text:p>van 31 tot 32 jaren.</text:p>
          </table:table-cell>
          <table:table-cell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88" office:value-type="float">
            <text:p>88</text:p>
          </table:table-cell>
          <table:table-cell table:style-name="TL Data"/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360" office:value-type="float">
            <text:p>36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17" office:value-type="float">
            <text:p>1817</text:p>
          </table:table-cell>
          <table:table-cell ns41:value-type="string" table:style-name="TL RowHeader" office:value-type="string">
            <text:p>van 32 tot 33 jaren.</text:p>
          </table:table-cell>
          <table:table-cell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323" office:value-type="float">
            <text:p>32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16" office:value-type="float">
            <text:p>1816</text:p>
          </table:table-cell>
          <table:table-cell ns41:value-type="string" table:style-name="TL RowHeader" office:value-type="string">
            <text:p>van 33 tot 34 jaren.</text:p>
          </table:table-cell>
          <table:table-cell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367" office:value-type="float">
            <text:p>36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15" office:value-type="float">
            <text:p>1815</text:p>
          </table:table-cell>
          <table:table-cell ns41:value-type="string" table:style-name="TL RowHeader" office:value-type="string">
            <text:p>van 34 tot 35 jaren.</text:p>
          </table:table-cell>
          <table:table-cell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309" office:value-type="float">
            <text:p>30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14" office:value-type="float">
            <text:p>1814</text:p>
          </table:table-cell>
          <table:table-cell ns41:value-type="string" table:style-name="TL RowHeader" office:value-type="string">
            <text:p>van 35 tot 36 jaren.</text:p>
          </table:table-cell>
          <table:table-cell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322" office:value-type="float">
            <text:p>32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13" office:value-type="float">
            <text:p>1813</text:p>
          </table:table-cell>
          <table:table-cell ns41:value-type="string" table:style-name="TL RowHeader" office:value-type="string">
            <text:p>van 36 tot 37 jaren.</text:p>
          </table:table-cell>
          <table:table-cell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82" office:value-type="float">
            <text:p>28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12" office:value-type="float">
            <text:p>1812</text:p>
          </table:table-cell>
          <table:table-cell ns41:value-type="string" table:style-name="TL RowHeader" office:value-type="string">
            <text:p>van 37 tot 38 jaren.</text:p>
          </table:table-cell>
          <table:table-cell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291" office:value-type="float">
            <text:p>29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11" office:value-type="float">
            <text:p>1811</text:p>
          </table:table-cell>
          <table:table-cell ns41:value-type="string" table:style-name="TL RowHeader" office:value-type="string">
            <text:p>van 38 tot 39 jaren.</text:p>
          </table:table-cell>
          <table:table-cell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311" office:value-type="float">
            <text:p>31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10" office:value-type="float">
            <text:p>1810</text:p>
          </table:table-cell>
          <table:table-cell ns41:value-type="string" table:style-name="TL RowHeader" office:value-type="string">
            <text:p>van 39 tot 40 jaren.</text:p>
          </table:table-cell>
          <table:table-cell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312" office:value-type="float">
            <text:p>31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09" office:value-type="float">
            <text:p>1809</text:p>
          </table:table-cell>
          <table:table-cell ns41:value-type="string" table:style-name="TL RowHeader" office:value-type="string">
            <text:p>van 40 tot 41 jaren.</text:p>
          </table:table-cell>
          <table:table-cell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320" office:value-type="float">
            <text:p>32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08" office:value-type="float">
            <text:p>1808</text:p>
          </table:table-cell>
          <table:table-cell ns41:value-type="string" table:style-name="TL RowHeader" office:value-type="string">
            <text:p>van 41 tot 42 jaren.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39" office:value-type="float">
            <text:p>23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07" office:value-type="float">
            <text:p>1807</text:p>
          </table:table-cell>
          <table:table-cell ns41:value-type="string" table:style-name="TL RowHeader" office:value-type="string">
            <text:p>van 42 tot 43 jaren.</text:p>
          </table:table-cell>
          <table:table-cell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292" office:value-type="float">
            <text:p>29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06" office:value-type="float">
            <text:p>1806</text:p>
          </table:table-cell>
          <table:table-cell ns41:value-type="string" table:style-name="TL RowHeader" office:value-type="string">
            <text:p>van 43 tot 44 jaren.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262" office:value-type="float">
            <text:p>26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05" office:value-type="float">
            <text:p>1805</text:p>
          </table:table-cell>
          <table:table-cell ns41:value-type="string" table:style-name="TL RowHeader" office:value-type="string">
            <text:p>van 44 tot 45 jaren.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55" office:value-type="float">
            <text:p>25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04" office:value-type="float">
            <text:p>1804</text:p>
          </table:table-cell>
          <table:table-cell ns41:value-type="string" table:style-name="TL RowHeader" office:value-type="string">
            <text:p>van 45 tot 46 jaren.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70" office:value-type="float">
            <text:p>27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03" office:value-type="float">
            <text:p>1803</text:p>
          </table:table-cell>
          <table:table-cell ns41:value-type="string" table:style-name="TL RowHeader" office:value-type="string">
            <text:p>van 46 tot 47 jaren.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252" office:value-type="float">
            <text:p>25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02" office:value-type="float">
            <text:p>1802</text:p>
          </table:table-cell>
          <table:table-cell ns41:value-type="string" table:style-name="TL RowHeader" office:value-type="string">
            <text:p>van 47 tot 48 jaren.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243" office:value-type="float">
            <text:p>24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01" office:value-type="float">
            <text:p>1801</text:p>
          </table:table-cell>
          <table:table-cell ns41:value-type="string" table:style-name="TL RowHeader" office:value-type="string">
            <text:p>van 48 tot 49 jaren.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329" office:value-type="float">
            <text:p>32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800" office:value-type="float">
            <text:p>1800</text:p>
          </table:table-cell>
          <table:table-cell ns41:value-type="string" table:style-name="TL RowHeader" office:value-type="string">
            <text:p>van 49 tot 50 jaren.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289" office:value-type="float">
            <text:p>28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99" office:value-type="float">
            <text:p>1799</text:p>
          </table:table-cell>
          <table:table-cell ns41:value-type="string" table:style-name="TL RowHeader" office:value-type="string">
            <text:p>van 50 tot 51 jaren.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316" office:value-type="float">
            <text:p>31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table:style-name="TL RowHeader"/>
          <table:table-cell ns41:value-type="string" table:style-name="TL RowHeader" office:value-type="string">
            <text:p>Over te brengen</text:p>
          </table:table-cell>
          <table:table-cell/>
          <table:table-cell ns41:value-type="float" table:style-name="TL Data" office:value="8061" office:value-type="float">
            <text:p>8,061</text:p>
          </table:table-cell>
          <table:table-cell ns41:value-type="float" table:style-name="TL Data" office:value="2476" office:value-type="float">
            <text:p>2,476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0659" office:value-type="float">
            <text:p>10,659</text:p>
          </table:table-cell>
          <table:table-cell ns41:value-type="float" table:style-name="TL Data" office:value="7480" office:value-type="float">
            <text:p>7,480</text:p>
          </table:table-cell>
          <table:table-cell ns41:value-type="float" table:style-name="TL Data" office:value="2578" office:value-type="float">
            <text:p>2,578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10354" office:value-type="float">
            <text:p>10,354</text:p>
          </table:table-cell>
          <table:table-cell ns41:value-type="float" table:style-name="TL Data" office:value="21013" office:value-type="float">
            <text:p>21,01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98" office:value-type="float">
            <text:p>1798</text:p>
          </table:table-cell>
          <table:table-cell ns41:value-type="string" table:style-name="TL RowHeader" office:value-type="string">
            <text:p>van 51 tot 52 jaren.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13" office:value-type="float">
            <text:p>21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97" office:value-type="float">
            <text:p>1797</text:p>
          </table:table-cell>
          <table:table-cell ns41:value-type="string" table:style-name="TL RowHeader" office:value-type="string">
            <text:p>van 52 tot 53 jaren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46" office:value-type="float">
            <text:p>24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96" office:value-type="float">
            <text:p>1796</text:p>
          </table:table-cell>
          <table:table-cell ns41:value-type="string" table:style-name="TL RowHeader" office:value-type="string">
            <text:p>van 53 tot 54 jaren.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41" office:value-type="float">
            <text:p>24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95" office:value-type="float">
            <text:p>1795</text:p>
          </table:table-cell>
          <table:table-cell ns41:value-type="string" table:style-name="TL RowHeader" office:value-type="string">
            <text:p>van 54 tot 55 jaren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12" office:value-type="float">
            <text:p>21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94" office:value-type="float">
            <text:p>1794</text:p>
          </table:table-cell>
          <table:table-cell ns41:value-type="string" table:style-name="TL RowHeader" office:value-type="string">
            <text:p>van 55 tot 56 jaren.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216" office:value-type="float">
            <text:p>21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93" office:value-type="float">
            <text:p>1793</text:p>
          </table:table-cell>
          <table:table-cell ns41:value-type="string" table:style-name="TL RowHeader" office:value-type="string">
            <text:p>van 56 tot 57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14" office:value-type="float">
            <text:p>21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92" office:value-type="float">
            <text:p>1792</text:p>
          </table:table-cell>
          <table:table-cell ns41:value-type="string" table:style-name="TL RowHeader" office:value-type="string">
            <text:p>van 57 tot 58 jaren.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218" office:value-type="float">
            <text:p>21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91" office:value-type="float">
            <text:p>1791</text:p>
          </table:table-cell>
          <table:table-cell ns41:value-type="string" table:style-name="TL RowHeader" office:value-type="string">
            <text:p>van 58 tot 59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68" office:value-type="float">
            <text:p>16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90" office:value-type="float">
            <text:p>1790</text:p>
          </table:table-cell>
          <table:table-cell ns41:value-type="string" table:style-name="TL RowHeader" office:value-type="string">
            <text:p>van 59 tot 60 jaren.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73" office:value-type="float">
            <text:p>17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89" office:value-type="float">
            <text:p>1789</text:p>
          </table:table-cell>
          <table:table-cell ns41:value-type="string" table:style-name="TL RowHeader" office:value-type="string">
            <text:p>van 60 tot 61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89" office:value-type="float">
            <text:p>18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88" office:value-type="float">
            <text:p>1788</text:p>
          </table:table-cell>
          <table:table-cell ns41:value-type="string" table:style-name="TL RowHeader" office:value-type="string">
            <text:p>van 61 tot 62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27" office:value-type="float">
            <text:p>12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87" office:value-type="float">
            <text:p>1787</text:p>
          </table:table-cell>
          <table:table-cell ns41:value-type="string" table:style-name="TL RowHeader" office:value-type="string">
            <text:p>van 62 tot 63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29" office:value-type="float">
            <text:p>12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86" office:value-type="float">
            <text:p>1786</text:p>
          </table:table-cell>
          <table:table-cell ns41:value-type="string" table:style-name="TL RowHeader" office:value-type="string">
            <text:p>van 63 tot 64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37" office:value-type="float">
            <text:p>13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85" office:value-type="float">
            <text:p>1785</text:p>
          </table:table-cell>
          <table:table-cell ns41:value-type="string" table:style-name="TL RowHeader" office:value-type="string">
            <text:p>van 64 tot 65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1" office:value-type="float">
            <text:p>21</text:p>
          </table:table-cell>
          <table:table-cell ns41:value-type="float" office:value="32" table:style-name="TL Data" table:number-columns-repeated="2" office:value-type="float">
            <text:p>32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45" office:value-type="float">
            <text:p>14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84" office:value-type="float">
            <text:p>1784</text:p>
          </table:table-cell>
          <table:table-cell ns41:value-type="string" table:style-name="TL RowHeader" office:value-type="string">
            <text:p>van 65 tot 66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37" office:value-type="float">
            <text:p>13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83" office:value-type="float">
            <text:p>1783</text:p>
          </table:table-cell>
          <table:table-cell ns41:value-type="string" table:style-name="TL RowHeader" office:value-type="string">
            <text:p>van 66 tot 67 jaren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8" office:value-type="float">
            <text:p>58</text:p>
          </table:table-cell>
          <table:table-cell ns41:value-type="float" office:value="23" table:style-name="TL Data" table:number-columns-repeated="2" office:value-type="float">
            <text:p>2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24" office:value-type="float">
            <text:p>12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82" office:value-type="float">
            <text:p>1782</text:p>
          </table:table-cell>
          <table:table-cell ns41:value-type="string" table:style-name="TL RowHeader" office:value-type="string">
            <text:p>van 67 tot 68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21" office:value-type="float">
            <text:p>12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81" office:value-type="float">
            <text:p>1781</text:p>
          </table:table-cell>
          <table:table-cell ns41:value-type="string" table:style-name="TL RowHeader" office:value-type="string">
            <text:p>van 68 tot 69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84" office:value-type="float">
            <text:p>8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80" office:value-type="float">
            <text:p>1780</text:p>
          </table:table-cell>
          <table:table-cell ns41:value-type="string" table:style-name="TL RowHeader" office:value-type="string">
            <text:p>van 69 tot 70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10" office:value-type="float">
            <text:p>11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79" office:value-type="float">
            <text:p>1779</text:p>
          </table:table-cell>
          <table:table-cell ns41:value-type="string" table:style-name="TL RowHeader" office:value-type="string">
            <text:p>van 70 tot 71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88" office:value-type="float">
            <text:p>8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78" office:value-type="float">
            <text:p>1778</text:p>
          </table:table-cell>
          <table:table-cell ns41:value-type="string" table:style-name="TL RowHeader" office:value-type="string">
            <text:p>van 71 tot 72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1" office:value-type="float">
            <text:p>31</text:p>
          </table:table-cell>
          <table:table-cell ns41:value-type="float" office:value="16" table:style-name="TL Data" table:number-columns-repeated="2" office:value-type="float">
            <text:p>1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85" office:value-type="float">
            <text:p>8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77" office:value-type="float">
            <text:p>1777</text:p>
          </table:table-cell>
          <table:table-cell ns41:value-type="string" table:style-name="TL RowHeader" office:value-type="string">
            <text:p>van 72 tot 73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86" office:value-type="float">
            <text:p>8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76" office:value-type="float">
            <text:p>1776</text:p>
          </table:table-cell>
          <table:table-cell ns41:value-type="string" table:style-name="TL RowHeader" office:value-type="string">
            <text:p>van 73 tot 74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95" office:value-type="float">
            <text:p>9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75" office:value-type="float">
            <text:p>1775</text:p>
          </table:table-cell>
          <table:table-cell ns41:value-type="string" table:style-name="TL RowHeader" office:value-type="string">
            <text:p>van 74 tot 75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81" office:value-type="float">
            <text:p>8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74" office:value-type="float">
            <text:p>1774</text:p>
          </table:table-cell>
          <table:table-cell ns41:value-type="string" table:style-name="TL RowHeader" office:value-type="string">
            <text:p>van 75 tot 76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76" office:value-type="float">
            <text:p>7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73" office:value-type="float">
            <text:p>1773</text:p>
          </table:table-cell>
          <table:table-cell ns41:value-type="string" table:style-name="TL RowHeader" office:value-type="string">
            <text:p>van 76 tot 77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4" office:value-type="float">
            <text:p>6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72" office:value-type="float">
            <text:p>1772</text:p>
          </table:table-cell>
          <table:table-cell ns41:value-type="string" table:style-name="TL RowHeader" office:value-type="string">
            <text:p>van 77 tot 78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0" office:value-type="float">
            <text:p>6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71" office:value-type="float">
            <text:p>1771</text:p>
          </table:table-cell>
          <table:table-cell ns41:value-type="string" table:style-name="TL RowHeader" office:value-type="string">
            <text:p>van 78 tot 79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7" office:value-type="float">
            <text:p>4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70" office:value-type="float">
            <text:p>1770</text:p>
          </table:table-cell>
          <table:table-cell ns41:value-type="string" table:style-name="TL RowHeader" office:value-type="string">
            <text:p>van 79 tot 80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1" office:value-type="float">
            <text:p>4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69" office:value-type="float">
            <text:p>1769</text:p>
          </table:table-cell>
          <table:table-cell ns41:value-type="string" table:style-name="TL RowHeader" office:value-type="string">
            <text:p>van 80 tot 81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8" office:value-type="float">
            <text:p>5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68" office:value-type="float">
            <text:p>1768</text:p>
          </table:table-cell>
          <table:table-cell ns41:value-type="string" table:style-name="TL RowHeader" office:value-type="string">
            <text:p>van 81 tot 82 jaren.</text:p>
          </table:table-cell>
          <table:table-cell/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67" office:value-type="float">
            <text:p>1767</text:p>
          </table:table-cell>
          <table:table-cell ns41:value-type="string" table:style-name="TL RowHeader" office:value-type="string">
            <text:p>van 82 tot 83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8" office:value-type="float">
            <text:p>2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66" office:value-type="float">
            <text:p>1766</text:p>
          </table:table-cell>
          <table:table-cell ns41:value-type="string" table:style-name="TL RowHeader" office:value-type="string">
            <text:p>van 83 tot 84 jaren.</text:p>
          </table:table-cell>
          <table:table-cell/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2" office:value-type="float">
            <text:p>2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65" office:value-type="float">
            <text:p>1765</text:p>
          </table:table-cell>
          <table:table-cell ns41:value-type="string" table:style-name="TL RowHeader" office:value-type="string">
            <text:p>van 84 tot 85 jaren.</text:p>
          </table:table-cell>
          <table:table-cell/>
          <table:table-cell table:style-name="TL Data"/>
          <table:table-cell table:style-name="TL Data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64" office:value-type="float">
            <text:p>1764</text:p>
          </table:table-cell>
          <table:table-cell ns41:value-type="string" table:style-name="TL RowHeader" office:value-type="string">
            <text:p>van 85 tot 86 jaren.</text:p>
          </table:table-cell>
          <table:table-cell/>
          <table:table-cell table:style-name="TL Data"/>
          <table:table-cell table:style-name="TL Data"/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63" office:value-type="float">
            <text:p>1763</text:p>
          </table:table-cell>
          <table:table-cell ns41:value-type="string" table:style-name="TL RowHeader" office:value-type="string">
            <text:p>van 86 tot 87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62" office:value-type="float">
            <text:p>1762</text:p>
          </table:table-cell>
          <table:table-cell ns41:value-type="string" table:style-name="TL RowHeader" office:value-type="string">
            <text:p>van 87 tot 88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61" office:value-type="float">
            <text:p>1761</text:p>
          </table:table-cell>
          <table:table-cell ns41:value-type="string" table:style-name="TL RowHeader" office:value-type="string">
            <text:p>van 88 tot 89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60" office:value-type="float">
            <text:p>1760</text:p>
          </table:table-cell>
          <table:table-cell ns41:value-type="string" table:style-name="TL RowHeader" office:value-type="string">
            <text:p>van 89 tot 90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59" office:value-type="float">
            <text:p>1759</text:p>
          </table:table-cell>
          <table:table-cell ns41:value-type="string" table:style-name="TL RowHeader" office:value-type="string">
            <text:p>van 90 tot 91 jaren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58" office:value-type="float">
            <text:p>1758</text:p>
          </table:table-cell>
          <table:table-cell ns41:value-type="string" table:style-name="TL RowHeader" office:value-type="string">
            <text:p>van 91 tot 92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57" office:value-type="float">
            <text:p>1757</text:p>
          </table:table-cell>
          <table:table-cell ns41:value-type="string" table:style-name="TL RowHeader" office:value-type="string">
            <text:p>van 92 tot 93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56" office:value-type="float">
            <text:p>1756</text:p>
          </table:table-cell>
          <table:table-cell ns41:value-type="string" table:style-name="TL RowHeader" office:value-type="string">
            <text:p>van 93 tot 94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55" office:value-type="float">
            <text:p>1755</text:p>
          </table:table-cell>
          <table:table-cell ns41:value-type="string" table:style-name="TL RowHeader" office:value-type="string">
            <text:p>van 94 tot 95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54" office:value-type="float">
            <text:p>1754</text:p>
          </table:table-cell>
          <table:table-cell ns41:value-type="string" table:style-name="TL RowHeader" office:value-type="string">
            <text:p>van 95 tot 96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53" office:value-type="float">
            <text:p>1753</text:p>
          </table:table-cell>
          <table:table-cell ns41:value-type="string" table:style-name="TL RowHeader" office:value-type="string">
            <text:p>van 96 tot 97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52" office:value-type="float">
            <text:p>1752</text:p>
          </table:table-cell>
          <table:table-cell ns41:value-type="string" table:style-name="TL RowHeader" office:value-type="string">
            <text:p>van 97 tot 98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51" office:value-type="float">
            <text:p>1751</text:p>
          </table:table-cell>
          <table:table-cell ns41:value-type="string" table:style-name="TL RowHeader" office:value-type="string">
            <text:p>van 98 tot 99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50" office:value-type="float">
            <text:p>1750</text:p>
          </table:table-cell>
          <table:table-cell ns41:value-type="string" table:style-name="TL RowHeader" office:value-type="string">
            <text:p>van 99 tot 100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float" table:style-name="TL RowHeader" office:value="1749" office:value-type="float">
            <text:p>1749</text:p>
          </table:table-cell>
          <table:table-cell ns41:value-type="string" table:style-name="TL RowHeader" office:value-type="string">
            <text:p>van 100 en daarbov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table:style-name="TL RowHeader"/>
          <table:table-cell ns41:value-type="string" table:style-name="TL RowHeader" office:value-type="string">
            <text:p>Onbekende ouderdom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table:style-name="TL RowHeader"/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8252" office:value-type="float">
            <text:p>8,252</text:p>
          </table:table-cell>
          <table:table-cell ns41:value-type="float" table:style-name="TL Data" office:value="3614" office:value-type="float">
            <text:p>3,614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12357" office:value-type="float">
            <text:p>12,357</text:p>
          </table:table-cell>
          <table:table-cell ns41:value-type="float" table:style-name="TL Data" office:value="8019" office:value-type="float">
            <text:p>8,019</text:p>
          </table:table-cell>
          <table:table-cell ns41:value-type="float" table:style-name="TL Data" office:value="3587" office:value-type="float">
            <text:p>3,587</text:p>
          </table:table-cell>
          <table:table-cell ns41:value-type="float" table:style-name="TL Data" office:value="1177" office:value-type="float">
            <text:p>1,177</text:p>
          </table:table-cell>
          <table:table-cell ns41:value-type="float" table:style-name="TL Data" office:value="12783" office:value-type="float">
            <text:p>12,783</text:p>
          </table:table-cell>
          <table:table-cell ns41:value-type="float" table:style-name="TL Data" office:value="25140" office:value-type="float">
            <text:p>25,14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49" office:value-type="float">
            <text:p>1849</text:p>
          </table:table-cell>
          <table:table-cell ns41:value-type="string" table:style-name="TL RowHeader" office:value-type="string">
            <text:p>Beneden het jaar.</text:p>
          </table:table-cell>
          <table:table-cell/>
          <table:table-cell ns41:value-type="float" table:style-name="TL Data" office:value="598" office:value-type="float">
            <text:p>598</text:p>
          </table:table-cell>
          <table:table-cell table:style-name="TL Data" table:number-columns-repeated="2"/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643" office:value-type="float">
            <text:p>643</text:p>
          </table:table-cell>
          <table:table-cell table:style-name="TL Data" table:number-columns-repeated="2"/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1241" office:value-type="float">
            <text:p>1,24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48" office:value-type="float">
            <text:p>1848</text:p>
          </table:table-cell>
          <table:table-cell ns41:value-type="string" table:style-name="TL RowHeader" office:value-type="string">
            <text:p>van 1 tot 2 jaren.</text:p>
          </table:table-cell>
          <table:table-cell/>
          <table:table-cell ns41:value-type="float" table:style-name="TL Data" office:value="540" office:value-type="float">
            <text:p>540</text:p>
          </table:table-cell>
          <table:table-cell table:style-name="TL Data" table:number-columns-repeated="2"/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490" office:value-type="float">
            <text:p>490</text:p>
          </table:table-cell>
          <table:table-cell table:style-name="TL Data" table:number-columns-repeated="2"/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1030" office:value-type="float">
            <text:p>1,03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47" office:value-type="float">
            <text:p>1847</text:p>
          </table:table-cell>
          <table:table-cell ns41:value-type="string" table:style-name="TL RowHeader" office:value-type="string">
            <text:p>van 2 tot 3 jaren.</text:p>
          </table:table-cell>
          <table:table-cell/>
          <table:table-cell ns41:value-type="float" table:style-name="TL Data" office:value="513" office:value-type="float">
            <text:p>513</text:p>
          </table:table-cell>
          <table:table-cell table:style-name="TL Data" table:number-columns-repeated="2"/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529" office:value-type="float">
            <text:p>529</text:p>
          </table:table-cell>
          <table:table-cell table:style-name="TL Data" table:number-columns-repeated="2"/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1042" office:value-type="float">
            <text:p>1,04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46" office:value-type="float">
            <text:p>1846</text:p>
          </table:table-cell>
          <table:table-cell ns41:value-type="string" table:style-name="TL RowHeader" office:value-type="string">
            <text:p>van 3 tot 4 jaren.</text:p>
          </table:table-cell>
          <table:table-cell/>
          <table:table-cell ns41:value-type="float" table:style-name="TL Data" office:value="529" office:value-type="float">
            <text:p>529</text:p>
          </table:table-cell>
          <table:table-cell table:style-name="TL Data" table:number-columns-repeated="2"/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520" office:value-type="float">
            <text:p>520</text:p>
          </table:table-cell>
          <table:table-cell table:style-name="TL Data" table:number-columns-repeated="2"/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1049" office:value-type="float">
            <text:p>1,04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45" office:value-type="float">
            <text:p>1845</text:p>
          </table:table-cell>
          <table:table-cell ns41:value-type="string" table:style-name="TL RowHeader" office:value-type="string">
            <text:p>van 4 tot 5 jaren.</text:p>
          </table:table-cell>
          <table:table-cell/>
          <table:table-cell ns41:value-type="float" table:style-name="TL Data" office:value="559" office:value-type="float">
            <text:p>559</text:p>
          </table:table-cell>
          <table:table-cell table:style-name="TL Data" table:number-columns-repeated="2"/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540" office:value-type="float">
            <text:p>540</text:p>
          </table:table-cell>
          <table:table-cell table:style-name="TL Data" table:number-columns-repeated="2"/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1099" office:value-type="float">
            <text:p>1,09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44" office:value-type="float">
            <text:p>1844</text:p>
          </table:table-cell>
          <table:table-cell ns41:value-type="string" table:style-name="TL RowHeader" office:value-type="string">
            <text:p>van 5 tot 6 jaren.</text:p>
          </table:table-cell>
          <table:table-cell/>
          <table:table-cell ns41:value-type="float" table:style-name="TL Data" office:value="556" office:value-type="float">
            <text:p>556</text:p>
          </table:table-cell>
          <table:table-cell table:style-name="TL Data" table:number-columns-repeated="2"/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541" office:value-type="float">
            <text:p>541</text:p>
          </table:table-cell>
          <table:table-cell table:style-name="TL Data" table:number-columns-repeated="2"/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1097" office:value-type="float">
            <text:p>1,09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43" office:value-type="float">
            <text:p>1843</text:p>
          </table:table-cell>
          <table:table-cell ns41:value-type="string" table:style-name="TL RowHeader" office:value-type="string">
            <text:p>van 6 tot 7 jaren.</text:p>
          </table:table-cell>
          <table:table-cell/>
          <table:table-cell ns41:value-type="float" table:style-name="TL Data" office:value="573" office:value-type="float">
            <text:p>573</text:p>
          </table:table-cell>
          <table:table-cell table:style-name="TL Data" table:number-columns-repeated="2"/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531" office:value-type="float">
            <text:p>531</text:p>
          </table:table-cell>
          <table:table-cell table:style-name="TL Data" table:number-columns-repeated="2"/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1104" office:value-type="float">
            <text:p>1,10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42" office:value-type="float">
            <text:p>1842</text:p>
          </table:table-cell>
          <table:table-cell ns41:value-type="string" table:style-name="TL RowHeader" office:value-type="string">
            <text:p>van 7 tot 8 jaren.</text:p>
          </table:table-cell>
          <table:table-cell/>
          <table:table-cell ns41:value-type="float" table:style-name="TL Data" office:value="544" office:value-type="float">
            <text:p>544</text:p>
          </table:table-cell>
          <table:table-cell table:style-name="TL Data" table:number-columns-repeated="2"/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574" office:value-type="float">
            <text:p>574</text:p>
          </table:table-cell>
          <table:table-cell table:style-name="TL Data" table:number-columns-repeated="2"/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1118" office:value-type="float">
            <text:p>1,11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41" office:value-type="float">
            <text:p>1841</text:p>
          </table:table-cell>
          <table:table-cell ns41:value-type="string" table:style-name="TL RowHeader" office:value-type="string">
            <text:p>van 8 tot 9 jaren.</text:p>
          </table:table-cell>
          <table:table-cell/>
          <table:table-cell ns41:value-type="float" table:style-name="TL Data" office:value="529" office:value-type="float">
            <text:p>529</text:p>
          </table:table-cell>
          <table:table-cell table:style-name="TL Data" table:number-columns-repeated="2"/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491" office:value-type="float">
            <text:p>491</text:p>
          </table:table-cell>
          <table:table-cell table:style-name="TL Data" table:number-columns-repeated="2"/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1020" office:value-type="float">
            <text:p>1,02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40" office:value-type="float">
            <text:p>1840</text:p>
          </table:table-cell>
          <table:table-cell ns41:value-type="string" table:style-name="TL RowHeader" office:value-type="string">
            <text:p>van 9 tot 10 jaren.</text:p>
          </table:table-cell>
          <table:table-cell/>
          <table:table-cell ns41:value-type="float" table:style-name="TL Data" office:value="476" office:value-type="float">
            <text:p>476</text:p>
          </table:table-cell>
          <table:table-cell table:style-name="TL Data" table:number-columns-repeated="2"/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499" office:value-type="float">
            <text:p>499</text:p>
          </table:table-cell>
          <table:table-cell table:style-name="TL Data" table:number-columns-repeated="2"/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975" office:value-type="float">
            <text:p>97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39" office:value-type="float">
            <text:p>1839</text:p>
          </table:table-cell>
          <table:table-cell ns41:value-type="string" table:style-name="TL RowHeader" office:value-type="string">
            <text:p>van 10 tot 11 jaren.</text:p>
          </table:table-cell>
          <table:table-cell/>
          <table:table-cell ns41:value-type="float" table:style-name="TL Data" office:value="531" office:value-type="float">
            <text:p>531</text:p>
          </table:table-cell>
          <table:table-cell table:style-name="TL Data" table:number-columns-repeated="2"/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468" office:value-type="float">
            <text:p>468</text:p>
          </table:table-cell>
          <table:table-cell table:style-name="TL Data" table:number-columns-repeated="2"/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999" office:value-type="float">
            <text:p>99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38" office:value-type="float">
            <text:p>1838</text:p>
          </table:table-cell>
          <table:table-cell ns41:value-type="string" table:style-name="TL RowHeader" office:value-type="string">
            <text:p>van 11 tot 12 jaren.</text:p>
          </table:table-cell>
          <table:table-cell/>
          <table:table-cell ns41:value-type="float" table:style-name="TL Data" office:value="483" office:value-type="float">
            <text:p>483</text:p>
          </table:table-cell>
          <table:table-cell table:style-name="TL Data" table:number-columns-repeated="2"/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444" office:value-type="float">
            <text:p>444</text:p>
          </table:table-cell>
          <table:table-cell table:style-name="TL Data" table:number-columns-repeated="2"/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927" office:value-type="float">
            <text:p>92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37" office:value-type="float">
            <text:p>1837</text:p>
          </table:table-cell>
          <table:table-cell ns41:value-type="string" table:style-name="TL RowHeader" office:value-type="string">
            <text:p>van 12 tot 13 jaren.</text:p>
          </table:table-cell>
          <table:table-cell/>
          <table:table-cell ns41:value-type="float" table:style-name="TL Data" office:value="428" office:value-type="float">
            <text:p>428</text:p>
          </table:table-cell>
          <table:table-cell table:style-name="TL Data" table:number-columns-repeated="2"/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452" office:value-type="float">
            <text:p>452</text:p>
          </table:table-cell>
          <table:table-cell table:style-name="TL Data" table:number-columns-repeated="2"/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880" office:value-type="float">
            <text:p>88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36" office:value-type="float">
            <text:p>1836</text:p>
          </table:table-cell>
          <table:table-cell ns41:value-type="string" table:style-name="TL RowHeader" office:value-type="string">
            <text:p>van 13 tot 14 jaren.</text:p>
          </table:table-cell>
          <table:table-cell/>
          <table:table-cell ns41:value-type="float" table:style-name="TL Data" office:value="469" office:value-type="float">
            <text:p>469</text:p>
          </table:table-cell>
          <table:table-cell table:style-name="TL Data" table:number-columns-repeated="2"/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443" office:value-type="float">
            <text:p>443</text:p>
          </table:table-cell>
          <table:table-cell table:style-name="TL Data" table:number-columns-repeated="2"/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912" office:value-type="float">
            <text:p>91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35" office:value-type="float">
            <text:p>1835</text:p>
          </table:table-cell>
          <table:table-cell ns41:value-type="string" table:style-name="TL RowHeader" office:value-type="string">
            <text:p>van 14 tot 15 jaren.</text:p>
          </table:table-cell>
          <table:table-cell/>
          <table:table-cell ns41:value-type="float" table:style-name="TL Data" office:value="465" office:value-type="float">
            <text:p>465</text:p>
          </table:table-cell>
          <table:table-cell table:style-name="TL Data" table:number-columns-repeated="2"/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551" office:value-type="float">
            <text:p>551</text:p>
          </table:table-cell>
          <table:table-cell table:style-name="TL Data" table:number-columns-repeated="2"/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1016" office:value-type="float">
            <text:p>1,01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34" office:value-type="float">
            <text:p>1834</text:p>
          </table:table-cell>
          <table:table-cell ns41:value-type="string" table:style-name="TL RowHeader" office:value-type="string">
            <text:p>van 15 tot 16 jaren.</text:p>
          </table:table-cell>
          <table:table-cell/>
          <table:table-cell ns41:value-type="float" table:style-name="TL Data" office:value="444" office:value-type="float">
            <text:p>444</text:p>
          </table:table-cell>
          <table:table-cell table:style-name="TL Data" table:number-columns-repeated="2"/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439" office:value-type="float">
            <text:p>439</text:p>
          </table:table-cell>
          <table:table-cell table:style-name="TL Data" table:number-columns-repeated="2"/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883" office:value-type="float">
            <text:p>88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33" office:value-type="float">
            <text:p>1833</text:p>
          </table:table-cell>
          <table:table-cell ns41:value-type="string" table:style-name="TL RowHeader" office:value-type="string">
            <text:p>van 16 tot 17 jaren.</text:p>
          </table:table-cell>
          <table:table-cell/>
          <table:table-cell ns41:value-type="float" table:style-name="TL Data" office:value="461" office:value-type="float">
            <text:p>461</text:p>
          </table:table-cell>
          <table:table-cell table:style-name="TL Data" table:number-columns-repeated="2"/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890" office:value-type="float">
            <text:p>89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32" office:value-type="float">
            <text:p>1832</text:p>
          </table:table-cell>
          <table:table-cell ns41:value-type="string" table:style-name="TL RowHeader" office:value-type="string">
            <text:p>van 17 tot 18 jaren.</text:p>
          </table:table-cell>
          <table:table-cell/>
          <table:table-cell ns41:value-type="float" table:style-name="TL Data" office:value="413" office:value-type="float">
            <text:p>413</text:p>
          </table:table-cell>
          <table:table-cell table:style-name="TL Data" table:number-columns-repeated="2"/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914" office:value-type="float">
            <text:p>91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31" office:value-type="float">
            <text:p>1831</text:p>
          </table:table-cell>
          <table:table-cell ns41:value-type="string" table:style-name="TL RowHeader" office:value-type="string">
            <text:p>van 18 tot 19 jaren.</text:p>
          </table:table-cell>
          <table:table-cell/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813" office:value-type="float">
            <text:p>81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30" office:value-type="float">
            <text:p>1830</text:p>
          </table:table-cell>
          <table:table-cell ns41:value-type="string" table:style-name="TL RowHeader" office:value-type="string">
            <text:p>van 19 tot 20 jaren.</text:p>
          </table:table-cell>
          <table:table-cell/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915" office:value-type="float">
            <text:p>91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29" office:value-type="float">
            <text:p>1829</text:p>
          </table:table-cell>
          <table:table-cell ns41:value-type="string" table:style-name="TL RowHeader" office:value-type="string">
            <text:p>van 20 tot 21 jaren.</text:p>
          </table:table-cell>
          <table:table-cell/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1014" office:value-type="float">
            <text:p>1,01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28" office:value-type="float">
            <text:p>1828</text:p>
          </table:table-cell>
          <table:table-cell ns41:value-type="string" table:style-name="TL RowHeader" office:value-type="string">
            <text:p>van 21 tot 22 jaren.</text:p>
          </table:table-cell>
          <table:table-cell/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1013" office:value-type="float">
            <text:p>1,01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27" office:value-type="float">
            <text:p>1827</text:p>
          </table:table-cell>
          <table:table-cell ns41:value-type="string" table:style-name="TL RowHeader" office:value-type="string">
            <text:p>van 22 tot 23 jaren.</text:p>
          </table:table-cell>
          <table:table-cell/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1050" office:value-type="float">
            <text:p>1,05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26" office:value-type="float">
            <text:p>1826</text:p>
          </table:table-cell>
          <table:table-cell ns41:value-type="string" table:style-name="TL RowHeader" office:value-type="string">
            <text:p>van 23 tot 24 jaren.</text:p>
          </table:table-cell>
          <table:table-cell/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74" office:value-type="float">
            <text:p>74</text:p>
          </table:table-cell>
          <table:table-cell table:style-name="TL Data"/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1000" office:value-type="float">
            <text:p>100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25" office:value-type="float">
            <text:p>1825</text:p>
          </table:table-cell>
          <table:table-cell ns41:value-type="string" table:style-name="TL RowHeader" office:value-type="string">
            <text:p>van 24 tot 25 jaren.</text:p>
          </table:table-cell>
          <table:table-cell/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1094" office:value-type="float">
            <text:p>1,09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24" office:value-type="float">
            <text:p>1824</text:p>
          </table:table-cell>
          <table:table-cell ns41:value-type="string" table:style-name="TL RowHeader" office:value-type="string">
            <text:p>van 25 tot 26 jaren.</text:p>
          </table:table-cell>
          <table:table-cell/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84" office:value-type="float">
            <text:p>84</text:p>
          </table:table-cell>
          <table:table-cell table:style-name="TL Data"/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1020" office:value-type="float">
            <text:p>1,02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23" office:value-type="float">
            <text:p>1823</text:p>
          </table:table-cell>
          <table:table-cell ns41:value-type="string" table:style-name="TL RowHeader" office:value-type="string">
            <text:p>van 26 tot 27 jaren.</text:p>
          </table:table-cell>
          <table:table-cell/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947" office:value-type="float">
            <text:p>94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22" office:value-type="float">
            <text:p>1822</text:p>
          </table:table-cell>
          <table:table-cell ns41:value-type="string" table:style-name="TL RowHeader" office:value-type="string">
            <text:p>van 27 tot 28 jaren.</text:p>
          </table:table-cell>
          <table:table-cell/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971" office:value-type="float">
            <text:p>97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21" office:value-type="float">
            <text:p>1821</text:p>
          </table:table-cell>
          <table:table-cell ns41:value-type="string" table:style-name="TL RowHeader" office:value-type="string">
            <text:p>van 28 tot 29 jaren.</text:p>
          </table:table-cell>
          <table:table-cell/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842" office:value-type="float">
            <text:p>84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20" office:value-type="float">
            <text:p>1820</text:p>
          </table:table-cell>
          <table:table-cell ns41:value-type="string" table:style-name="TL RowHeader" office:value-type="string">
            <text:p>van 29 tot 30 jaren.</text:p>
          </table:table-cell>
          <table:table-cell/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828" office:value-type="float">
            <text:p>82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19" office:value-type="float">
            <text:p>1819</text:p>
          </table:table-cell>
          <table:table-cell ns41:value-type="string" table:style-name="TL RowHeader" office:value-type="string">
            <text:p>van 30 tot 31 jaren.</text:p>
          </table:table-cell>
          <table:table-cell/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934" office:value-type="float">
            <text:p>93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18" office:value-type="float">
            <text:p>1818</text:p>
          </table:table-cell>
          <table:table-cell ns41:value-type="string" table:style-name="TL RowHeader" office:value-type="string">
            <text:p>van 31 tot 32 jaren.</text:p>
          </table:table-cell>
          <table:table-cell/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694" office:value-type="float">
            <text:p>69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17" office:value-type="float">
            <text:p>1817</text:p>
          </table:table-cell>
          <table:table-cell ns41:value-type="string" table:style-name="TL RowHeader" office:value-type="string">
            <text:p>van 32 tot 33 jaren.</text:p>
          </table:table-cell>
          <table:table-cell/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722" office:value-type="float">
            <text:p>72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16" office:value-type="float">
            <text:p>1816</text:p>
          </table:table-cell>
          <table:table-cell ns41:value-type="string" table:style-name="TL RowHeader" office:value-type="string">
            <text:p>van 33 tot 34 jaren.</text:p>
          </table:table-cell>
          <table:table-cell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724" office:value-type="float">
            <text:p>72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15" office:value-type="float">
            <text:p>1815</text:p>
          </table:table-cell>
          <table:table-cell ns41:value-type="string" table:style-name="TL RowHeader" office:value-type="string">
            <text:p>van 34 tot 35 jaren.</text:p>
          </table:table-cell>
          <table:table-cell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649" office:value-type="float">
            <text:p>64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14" office:value-type="float">
            <text:p>1814</text:p>
          </table:table-cell>
          <table:table-cell ns41:value-type="string" table:style-name="TL RowHeader" office:value-type="string">
            <text:p>van 35 tot 36 jaren.</text:p>
          </table:table-cell>
          <table:table-cell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652" office:value-type="float">
            <text:p>65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13" office:value-type="float">
            <text:p>1813</text:p>
          </table:table-cell>
          <table:table-cell ns41:value-type="string" table:style-name="TL RowHeader" office:value-type="string">
            <text:p>van 36 tot 37 jaren.</text:p>
          </table:table-cell>
          <table:table-cell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618" office:value-type="float">
            <text:p>61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12" office:value-type="float">
            <text:p>1812</text:p>
          </table:table-cell>
          <table:table-cell ns41:value-type="string" table:style-name="TL RowHeader" office:value-type="string">
            <text:p>van 37 tot 38 jaren.</text:p>
          </table:table-cell>
          <table:table-cell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592" office:value-type="float">
            <text:p>59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11" office:value-type="float">
            <text:p>1811</text:p>
          </table:table-cell>
          <table:table-cell ns41:value-type="string" table:style-name="TL RowHeader" office:value-type="string">
            <text:p>van 38 tot 39 jaren.</text:p>
          </table:table-cell>
          <table:table-cell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667" office:value-type="float">
            <text:p>66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10" office:value-type="float">
            <text:p>1810</text:p>
          </table:table-cell>
          <table:table-cell ns41:value-type="string" table:style-name="TL RowHeader" office:value-type="string">
            <text:p>van 39 tot 40 jaren.</text:p>
          </table:table-cell>
          <table:table-cell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639" office:value-type="float">
            <text:p>63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09" office:value-type="float">
            <text:p>1809</text:p>
          </table:table-cell>
          <table:table-cell ns41:value-type="string" table:style-name="TL RowHeader" office:value-type="string">
            <text:p>van 40 tot 41 jaren.</text:p>
          </table:table-cell>
          <table:table-cell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667" office:value-type="float">
            <text:p>66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08" office:value-type="float">
            <text:p>1808</text:p>
          </table:table-cell>
          <table:table-cell ns41:value-type="string" table:style-name="TL RowHeader" office:value-type="string">
            <text:p>van 41 tot 42 jaren.</text:p>
          </table:table-cell>
          <table:table-cell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504" office:value-type="float">
            <text:p>50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07" office:value-type="float">
            <text:p>1807</text:p>
          </table:table-cell>
          <table:table-cell ns41:value-type="string" table:style-name="TL RowHeader" office:value-type="string">
            <text:p>van 42 tot 43 jaren.</text:p>
          </table:table-cell>
          <table:table-cell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579" office:value-type="float">
            <text:p>57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06" office:value-type="float">
            <text:p>1806</text:p>
          </table:table-cell>
          <table:table-cell ns41:value-type="string" table:style-name="TL RowHeader" office:value-type="string">
            <text:p>van 43 tot 44 jaren.</text:p>
          </table:table-cell>
          <table:table-cell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530" office:value-type="float">
            <text:p>53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05" office:value-type="float">
            <text:p>1805</text:p>
          </table:table-cell>
          <table:table-cell ns41:value-type="string" table:style-name="TL RowHeader" office:value-type="string">
            <text:p>van 44 tot 45 jaren.</text:p>
          </table:table-cell>
          <table:table-cell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572" office:value-type="float">
            <text:p>57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04" office:value-type="float">
            <text:p>1804</text:p>
          </table:table-cell>
          <table:table-cell ns41:value-type="string" table:style-name="TL RowHeader" office:value-type="string">
            <text:p>van 45 tot 46 jaren.</text:p>
          </table:table-cell>
          <table:table-cell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575" office:value-type="float">
            <text:p>57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03" office:value-type="float">
            <text:p>1803</text:p>
          </table:table-cell>
          <table:table-cell ns41:value-type="string" table:style-name="TL RowHeader" office:value-type="string">
            <text:p>van 46 tot 47 jaren.</text:p>
          </table:table-cell>
          <table:table-cell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556" office:value-type="float">
            <text:p>55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02" office:value-type="float">
            <text:p>1802</text:p>
          </table:table-cell>
          <table:table-cell ns41:value-type="string" table:style-name="TL RowHeader" office:value-type="string">
            <text:p>van 47 tot 48 jaren.</text:p>
          </table:table-cell>
          <table:table-cell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513" office:value-type="float">
            <text:p>51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01" office:value-type="float">
            <text:p>1801</text:p>
          </table:table-cell>
          <table:table-cell ns41:value-type="string" table:style-name="TL RowHeader" office:value-type="string">
            <text:p>van 48 tot 49 jaren.</text:p>
          </table:table-cell>
          <table:table-cell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673" office:value-type="float">
            <text:p>67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800" office:value-type="float">
            <text:p>1800</text:p>
          </table:table-cell>
          <table:table-cell ns41:value-type="string" table:style-name="TL RowHeader" office:value-type="string">
            <text:p>van 49 tot 50 jaren.</text:p>
          </table:table-cell>
          <table:table-cell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532" office:value-type="float">
            <text:p>53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99" office:value-type="float">
            <text:p>1799</text:p>
          </table:table-cell>
          <table:table-cell ns41:value-type="string" table:style-name="TL RowHeader" office:value-type="string">
            <text:p>van 50 tot 51 jaren.</text:p>
          </table:table-cell>
          <table:table-cell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609" office:value-type="float">
            <text:p>60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table:style-name="TL RowHeader"/>
          <table:table-cell ns41:value-type="string" table:style-name="TL RowHeader" office:value-type="string">
            <text:p>Over te brengen</text:p>
          </table:table-cell>
          <table:table-cell/>
          <table:table-cell ns41:value-type="float" table:style-name="TL Data" office:value="16409" office:value-type="float">
            <text:p>16,409</text:p>
          </table:table-cell>
          <table:table-cell ns41:value-type="float" table:style-name="TL Data" office:value="5058" office:value-type="float">
            <text:p>5,058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1693" office:value-type="float">
            <text:p>21,693</text:p>
          </table:table-cell>
          <table:table-cell ns41:value-type="float" table:style-name="TL Data" office:value="15322" office:value-type="float">
            <text:p>15,322</text:p>
          </table:table-cell>
          <table:table-cell ns41:value-type="float" table:style-name="TL Data" office:value="5373" office:value-type="float">
            <text:p>5,373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21211" office:value-type="float">
            <text:p>21,211</text:p>
          </table:table-cell>
          <table:table-cell ns41:value-type="float" table:style-name="TL Data" office:value="42904" office:value-type="float">
            <text:p>42,90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98" office:value-type="float">
            <text:p>1798</text:p>
          </table:table-cell>
          <table:table-cell ns41:value-type="string" table:style-name="TL RowHeader" office:value-type="string">
            <text:p>van 51 tot 52 jaren.</text:p>
          </table:table-cell>
          <table:table-cell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459" office:value-type="float">
            <text:p>45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97" office:value-type="float">
            <text:p>1797</text:p>
          </table:table-cell>
          <table:table-cell ns41:value-type="string" table:style-name="TL RowHeader" office:value-type="string">
            <text:p>van 52 tot 53 jaren.</text:p>
          </table:table-cell>
          <table:table-cell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498" office:value-type="float">
            <text:p>49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96" office:value-type="float">
            <text:p>1796</text:p>
          </table:table-cell>
          <table:table-cell ns41:value-type="string" table:style-name="TL RowHeader" office:value-type="string">
            <text:p>van 53 tot 54 jaren.</text:p>
          </table:table-cell>
          <table:table-cell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487" office:value-type="float">
            <text:p>48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95" office:value-type="float">
            <text:p>1795</text:p>
          </table:table-cell>
          <table:table-cell ns41:value-type="string" table:style-name="TL RowHeader" office:value-type="string">
            <text:p>van 54 tot 55 jaren.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388" office:value-type="float">
            <text:p>38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94" office:value-type="float">
            <text:p>1794</text:p>
          </table:table-cell>
          <table:table-cell ns41:value-type="string" table:style-name="TL RowHeader" office:value-type="string">
            <text:p>van 55 tot 56 jaren.</text:p>
          </table:table-cell>
          <table:table-cell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434" office:value-type="float">
            <text:p>43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93" office:value-type="float">
            <text:p>1793</text:p>
          </table:table-cell>
          <table:table-cell ns41:value-type="string" table:style-name="TL RowHeader" office:value-type="string">
            <text:p>van 56 tot 57 jaren.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414" office:value-type="float">
            <text:p>41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92" office:value-type="float">
            <text:p>1792</text:p>
          </table:table-cell>
          <table:table-cell ns41:value-type="string" table:style-name="TL RowHeader" office:value-type="string">
            <text:p>van 57 tot 58 jaren.</text:p>
          </table:table-cell>
          <table:table-cell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390" office:value-type="float">
            <text:p>39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91" office:value-type="float">
            <text:p>1791</text:p>
          </table:table-cell>
          <table:table-cell ns41:value-type="string" table:style-name="TL RowHeader" office:value-type="string">
            <text:p>van 58 tot 59 jaren.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326" office:value-type="float">
            <text:p>32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90" office:value-type="float">
            <text:p>1790</text:p>
          </table:table-cell>
          <table:table-cell ns41:value-type="string" table:style-name="TL RowHeader" office:value-type="string">
            <text:p>van 59 tot 60 jaren.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341" office:value-type="float">
            <text:p>34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89" office:value-type="float">
            <text:p>1789</text:p>
          </table:table-cell>
          <table:table-cell ns41:value-type="string" table:style-name="TL RowHeader" office:value-type="string">
            <text:p>van 60 tot 61 jaren.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367" office:value-type="float">
            <text:p>36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88" office:value-type="float">
            <text:p>1788</text:p>
          </table:table-cell>
          <table:table-cell ns41:value-type="string" table:style-name="TL RowHeader" office:value-type="string">
            <text:p>van 61 tot 62 jaren.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79" office:value-type="float">
            <text:p>27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87" office:value-type="float">
            <text:p>1787</text:p>
          </table:table-cell>
          <table:table-cell ns41:value-type="string" table:style-name="TL RowHeader" office:value-type="string">
            <text:p>van 62 tot 63 jaren.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74" office:value-type="float">
            <text:p>27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86" office:value-type="float">
            <text:p>1786</text:p>
          </table:table-cell>
          <table:table-cell ns41:value-type="string" table:style-name="TL RowHeader" office:value-type="string">
            <text:p>van 63 tot 64 jaren.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85" office:value-type="float">
            <text:p>28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85" office:value-type="float">
            <text:p>1785</text:p>
          </table:table-cell>
          <table:table-cell ns41:value-type="string" table:style-name="TL RowHeader" office:value-type="string">
            <text:p>van 64 tot 65 jaren.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320" office:value-type="float">
            <text:p>32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84" office:value-type="float">
            <text:p>1784</text:p>
          </table:table-cell>
          <table:table-cell ns41:value-type="string" table:style-name="TL RowHeader" office:value-type="string">
            <text:p>van 65 tot 66 jaren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289" office:value-type="float">
            <text:p>28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83" office:value-type="float">
            <text:p>1783</text:p>
          </table:table-cell>
          <table:table-cell ns41:value-type="string" table:style-name="TL RowHeader" office:value-type="string">
            <text:p>van 66 tot 67 jaren.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38" office:value-type="float">
            <text:p>38</text:p>
          </table:table-cell>
          <table:table-cell ns41:value-type="float" office:value="56" table:style-name="TL Data" table:number-columns-repeated="2" office:value-type="float">
            <text:p>56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73" office:value-type="float">
            <text:p>27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82" office:value-type="float">
            <text:p>1782</text:p>
          </table:table-cell>
          <table:table-cell ns41:value-type="string" table:style-name="TL RowHeader" office:value-type="string">
            <text:p>van 67 tot 68 jaren.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248" office:value-type="float">
            <text:p>24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81" office:value-type="float">
            <text:p>1781</text:p>
          </table:table-cell>
          <table:table-cell ns41:value-type="string" table:style-name="TL RowHeader" office:value-type="string">
            <text:p>van 68 tot 69 jaren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70" office:value-type="float">
            <text:p>17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80" office:value-type="float">
            <text:p>1780</text:p>
          </table:table-cell>
          <table:table-cell ns41:value-type="string" table:style-name="TL RowHeader" office:value-type="string">
            <text:p>van 69 tot 70 jaren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20" office:value-type="float">
            <text:p>22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79" office:value-type="float">
            <text:p>1779</text:p>
          </table:table-cell>
          <table:table-cell ns41:value-type="string" table:style-name="TL RowHeader" office:value-type="string">
            <text:p>van 70 tot 71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81" office:value-type="float">
            <text:p>18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78" office:value-type="float">
            <text:p>1778</text:p>
          </table:table-cell>
          <table:table-cell ns41:value-type="string" table:style-name="TL RowHeader" office:value-type="string">
            <text:p>van 71 tot 72 jaren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52" office:value-type="float">
            <text:p>15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77" office:value-type="float">
            <text:p>1777</text:p>
          </table:table-cell>
          <table:table-cell ns41:value-type="string" table:style-name="TL RowHeader" office:value-type="string">
            <text:p>van 72 tot 73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office:value="40" table:style-name="TL Data" table:number-columns-repeated="2" office:value-type="float">
            <text:p>40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83" office:value-type="float">
            <text:p>18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76" office:value-type="float">
            <text:p>1776</text:p>
          </table:table-cell>
          <table:table-cell ns41:value-type="string" table:style-name="TL RowHeader" office:value-type="string">
            <text:p>van 73 tot 74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60" office:value-type="float">
            <text:p>16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75" office:value-type="float">
            <text:p>1775</text:p>
          </table:table-cell>
          <table:table-cell ns41:value-type="string" table:style-name="TL RowHeader" office:value-type="string">
            <text:p>van 74 tot 75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41" office:value-type="float">
            <text:p>14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74" office:value-type="float">
            <text:p>1774</text:p>
          </table:table-cell>
          <table:table-cell ns41:value-type="string" table:style-name="TL RowHeader" office:value-type="string">
            <text:p>van 75 tot 76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53" office:value-type="float">
            <text:p>15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73" office:value-type="float">
            <text:p>1773</text:p>
          </table:table-cell>
          <table:table-cell ns41:value-type="string" table:style-name="TL RowHeader" office:value-type="string">
            <text:p>van 76 tot 77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34" office:value-type="float">
            <text:p>13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72" office:value-type="float">
            <text:p>1772</text:p>
          </table:table-cell>
          <table:table-cell ns41:value-type="string" table:style-name="TL RowHeader" office:value-type="string">
            <text:p>van 77 tot 78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21" office:value-type="float">
            <text:p>12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71" office:value-type="float">
            <text:p>1771</text:p>
          </table:table-cell>
          <table:table-cell ns41:value-type="string" table:style-name="TL RowHeader" office:value-type="string">
            <text:p>van 78 tot 79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83" office:value-type="float">
            <text:p>8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70" office:value-type="float">
            <text:p>1770</text:p>
          </table:table-cell>
          <table:table-cell ns41:value-type="string" table:style-name="TL RowHeader" office:value-type="string">
            <text:p>van 79 tot 80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8" office:value-type="float">
            <text:p>28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82" office:value-type="float">
            <text:p>8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69" office:value-type="float">
            <text:p>1769</text:p>
          </table:table-cell>
          <table:table-cell ns41:value-type="string" table:style-name="TL RowHeader" office:value-type="string">
            <text:p>van 80 tot 81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08" office:value-type="float">
            <text:p>10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68" office:value-type="float">
            <text:p>1768</text:p>
          </table:table-cell>
          <table:table-cell ns41:value-type="string" table:style-name="TL RowHeader" office:value-type="string">
            <text:p>van 81 tot 82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8" office:value-type="float">
            <text:p>3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67" office:value-type="float">
            <text:p>1767</text:p>
          </table:table-cell>
          <table:table-cell ns41:value-type="string" table:style-name="TL RowHeader" office:value-type="string">
            <text:p>van 82 tot 83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66" office:value-type="float">
            <text:p>1766</text:p>
          </table:table-cell>
          <table:table-cell ns41:value-type="string" table:style-name="TL RowHeader" office:value-type="string">
            <text:p>van 83 tot 84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65" office:value-type="float">
            <text:p>1765</text:p>
          </table:table-cell>
          <table:table-cell ns41:value-type="string" table:style-name="TL RowHeader" office:value-type="string">
            <text:p>van 84 tot 85 jaren.</text:p>
          </table:table-cell>
          <table:table-cell/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64" office:value-type="float">
            <text:p>1764</text:p>
          </table:table-cell>
          <table:table-cell ns41:value-type="string" table:style-name="TL RowHeader" office:value-type="string">
            <text:p>van 85 tot 86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3" office:value-type="float">
            <text:p>3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63" office:value-type="float">
            <text:p>1763</text:p>
          </table:table-cell>
          <table:table-cell ns41:value-type="string" table:style-name="TL RowHeader" office:value-type="string">
            <text:p>van 86 tot 87 jaren.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62" office:value-type="float">
            <text:p>1762</text:p>
          </table:table-cell>
          <table:table-cell ns41:value-type="string" table:style-name="TL RowHeader" office:value-type="string">
            <text:p>van 87 tot 88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61" office:value-type="float">
            <text:p>1761</text:p>
          </table:table-cell>
          <table:table-cell ns41:value-type="string" table:style-name="TL RowHeader" office:value-type="string">
            <text:p>van 88 tot 89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60" office:value-type="float">
            <text:p>1760</text:p>
          </table:table-cell>
          <table:table-cell ns41:value-type="string" table:style-name="TL RowHeader" office:value-type="string">
            <text:p>van 89 tot 90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59" office:value-type="float">
            <text:p>1759</text:p>
          </table:table-cell>
          <table:table-cell ns41:value-type="string" table:style-name="TL RowHeader" office:value-type="string">
            <text:p>van 90 tot 91 jaren.</text:p>
          </table:table-cell>
          <table:table-cell/>
          <table:table-cell table:style-name="TL Data"/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58" office:value-type="float">
            <text:p>1758</text:p>
          </table:table-cell>
          <table:table-cell ns41:value-type="string" table:style-name="TL RowHeader" office:value-type="string">
            <text:p>van 91 tot 92 jaren.</text:p>
          </table:table-cell>
          <table:table-cell/>
          <table:table-cell table:style-name="TL Data"/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57" office:value-type="float">
            <text:p>1757</text:p>
          </table:table-cell>
          <table:table-cell ns41:value-type="string" table:style-name="TL RowHeader" office:value-type="string">
            <text:p>van 92 tot 93 jaren.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56" office:value-type="float">
            <text:p>1756</text:p>
          </table:table-cell>
          <table:table-cell ns41:value-type="string" table:style-name="TL RowHeader" office:value-type="string">
            <text:p>van 93 tot 94 jaren.</text:p>
          </table:table-cell>
          <table:table-cell/>
          <table:table-cell table:style-name="TL Data"/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55" office:value-type="float">
            <text:p>1755</text:p>
          </table:table-cell>
          <table:table-cell ns41:value-type="string" table:style-name="TL RowHeader" office:value-type="string">
            <text:p>van 94 tot 95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54" office:value-type="float">
            <text:p>1754</text:p>
          </table:table-cell>
          <table:table-cell ns41:value-type="string" table:style-name="TL RowHeader" office:value-type="string">
            <text:p>van 95 tot 96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53" office:value-type="float">
            <text:p>1753</text:p>
          </table:table-cell>
          <table:table-cell ns41:value-type="string" table:style-name="TL RowHeader" office:value-type="string">
            <text:p>van 96 tot 97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52" office:value-type="float">
            <text:p>1752</text:p>
          </table:table-cell>
          <table:table-cell ns41:value-type="string" table:style-name="TL RowHeader" office:value-type="string">
            <text:p>van 97 tot 98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51" office:value-type="float">
            <text:p>1751</text:p>
          </table:table-cell>
          <table:table-cell ns41:value-type="string" table:style-name="TL RowHeader" office:value-type="string">
            <text:p>van 98 tot 99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50" office:value-type="float">
            <text:p>1750</text:p>
          </table:table-cell>
          <table:table-cell ns41:value-type="string" table:style-name="TL RowHeader" office:value-type="string">
            <text:p>van 99 tot 100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float" table:style-name="TL RowHeader" office:value="1749" office:value-type="float">
            <text:p>1749</text:p>
          </table:table-cell>
          <table:table-cell ns41:value-type="string" table:style-name="TL RowHeader" office:value-type="string">
            <text:p>van 100 en daarbov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table:style-name="TL RowHeader"/>
          <table:table-cell ns41:value-type="string" table:style-name="TL RowHeader" office:value-type="string">
            <text:p>Onbekende ouderdom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table:style-name="TL RowHeader"/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16838" office:value-type="float">
            <text:p>16,838</text:p>
          </table:table-cell>
          <table:table-cell ns41:value-type="float" table:style-name="TL Data" office:value="7452" office:value-type="float">
            <text:p>7,452</text:p>
          </table:table-cell>
          <table:table-cell ns41:value-type="float" table:style-name="TL Data" office:value="1007" office:value-type="float">
            <text:p>1,007</text:p>
          </table:table-cell>
          <table:table-cell ns41:value-type="float" table:style-name="TL Data" office:value="25297" office:value-type="float">
            <text:p>25,297</text:p>
          </table:table-cell>
          <table:table-cell ns41:value-type="float" table:style-name="TL Data" office:value="16218" office:value-type="float">
            <text:p>16,218</text:p>
          </table:table-cell>
          <table:table-cell ns41:value-type="float" table:style-name="TL Data" office:value="7441" office:value-type="float">
            <text:p>7,441</text:p>
          </table:table-cell>
          <table:table-cell ns41:value-type="float" table:style-name="TL Data" office:value="2173" office:value-type="float">
            <text:p>2,173</text:p>
          </table:table-cell>
          <table:table-cell ns41:value-type="float" table:style-name="TL Data" office:value="25832" office:value-type="float">
            <text:p>25,832</text:p>
          </table:table-cell>
          <table:table-cell ns41:value-type="float" table:style-name="TL Data" office:value="51129" office:value-type="float">
            <text:p>51,12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49" office:value-type="float">
            <text:p>1849</text:p>
          </table:table-cell>
          <table:table-cell ns41:value-type="string" table:style-name="TL RowHeader" office:value-type="string">
            <text:p>Beneden het jaar.</text:p>
          </table:table-cell>
          <table:table-cell/>
          <table:table-cell ns41:value-type="float" table:style-name="TL Data" office:value="1756" office:value-type="float">
            <text:p>1,756</text:p>
          </table:table-cell>
          <table:table-cell table:style-name="TL Data" table:number-columns-repeated="2"/>
          <table:table-cell ns41:value-type="float" table:style-name="TL Data" office:value="1756" office:value-type="float">
            <text:p>1,756</text:p>
          </table:table-cell>
          <table:table-cell ns41:value-type="float" table:style-name="TL Data" office:value="1635" office:value-type="float">
            <text:p>1,635</text:p>
          </table:table-cell>
          <table:table-cell table:style-name="TL Data" table:number-columns-repeated="2"/>
          <table:table-cell ns41:value-type="float" table:style-name="TL Data" office:value="1635" office:value-type="float">
            <text:p>1,635</text:p>
          </table:table-cell>
          <table:table-cell ns41:value-type="float" table:style-name="TL Data" office:value="3391" office:value-type="float">
            <text:p>3,39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48" office:value-type="float">
            <text:p>1848</text:p>
          </table:table-cell>
          <table:table-cell ns41:value-type="string" table:style-name="TL RowHeader" office:value-type="string">
            <text:p>van 1 tot 2 jaren.</text:p>
          </table:table-cell>
          <table:table-cell/>
          <table:table-cell ns41:value-type="float" table:style-name="TL Data" office:value="1885" office:value-type="float">
            <text:p>1,885</text:p>
          </table:table-cell>
          <table:table-cell table:style-name="TL Data" table:number-columns-repeated="2"/>
          <table:table-cell ns41:value-type="float" table:style-name="TL Data" office:value="1885" office:value-type="float">
            <text:p>1,885</text:p>
          </table:table-cell>
          <table:table-cell ns41:value-type="float" table:style-name="TL Data" office:value="1702" office:value-type="float">
            <text:p>1,702</text:p>
          </table:table-cell>
          <table:table-cell table:style-name="TL Data" table:number-columns-repeated="2"/>
          <table:table-cell ns41:value-type="float" table:style-name="TL Data" office:value="1702" office:value-type="float">
            <text:p>1,702</text:p>
          </table:table-cell>
          <table:table-cell ns41:value-type="float" table:style-name="TL Data" office:value="3587" office:value-type="float">
            <text:p>3,58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47" office:value-type="float">
            <text:p>1847</text:p>
          </table:table-cell>
          <table:table-cell ns41:value-type="string" table:style-name="TL RowHeader" office:value-type="string">
            <text:p>van 2 tot 3 jaren.</text:p>
          </table:table-cell>
          <table:table-cell/>
          <table:table-cell ns41:value-type="float" table:style-name="TL Data" office:value="1668" office:value-type="float">
            <text:p>1,668</text:p>
          </table:table-cell>
          <table:table-cell table:style-name="TL Data" table:number-columns-repeated="2"/>
          <table:table-cell ns41:value-type="float" table:style-name="TL Data" office:value="1668" office:value-type="float">
            <text:p>1,668</text:p>
          </table:table-cell>
          <table:table-cell ns41:value-type="float" table:style-name="TL Data" office:value="1738" office:value-type="float">
            <text:p>1,738</text:p>
          </table:table-cell>
          <table:table-cell table:style-name="TL Data" table:number-columns-repeated="2"/>
          <table:table-cell ns41:value-type="float" table:style-name="TL Data" office:value="1738" office:value-type="float">
            <text:p>1,738</text:p>
          </table:table-cell>
          <table:table-cell ns41:value-type="float" table:style-name="TL Data" office:value="3406" office:value-type="float">
            <text:p>3,40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46" office:value-type="float">
            <text:p>1846</text:p>
          </table:table-cell>
          <table:table-cell ns41:value-type="string" table:style-name="TL RowHeader" office:value-type="string">
            <text:p>van 3 tot 4 jaren.</text:p>
          </table:table-cell>
          <table:table-cell/>
          <table:table-cell ns41:value-type="float" table:style-name="TL Data" office:value="1679" office:value-type="float">
            <text:p>1,679</text:p>
          </table:table-cell>
          <table:table-cell table:style-name="TL Data" table:number-columns-repeated="2"/>
          <table:table-cell ns41:value-type="float" table:style-name="TL Data" office:value="1679" office:value-type="float">
            <text:p>1,679</text:p>
          </table:table-cell>
          <table:table-cell ns41:value-type="float" table:style-name="TL Data" office:value="1610" office:value-type="float">
            <text:p>1,610</text:p>
          </table:table-cell>
          <table:table-cell table:style-name="TL Data" table:number-columns-repeated="2"/>
          <table:table-cell ns41:value-type="float" table:style-name="TL Data" office:value="1610" office:value-type="float">
            <text:p>1,610</text:p>
          </table:table-cell>
          <table:table-cell ns41:value-type="float" table:style-name="TL Data" office:value="3289" office:value-type="float">
            <text:p>3,28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45" office:value-type="float">
            <text:p>1845</text:p>
          </table:table-cell>
          <table:table-cell ns41:value-type="string" table:style-name="TL RowHeader" office:value-type="string">
            <text:p>van 4 tot 5 jaren.</text:p>
          </table:table-cell>
          <table:table-cell/>
          <table:table-cell ns41:value-type="float" table:style-name="TL Data" office:value="1802" office:value-type="float">
            <text:p>1,802</text:p>
          </table:table-cell>
          <table:table-cell table:style-name="TL Data" table:number-columns-repeated="2"/>
          <table:table-cell ns41:value-type="float" table:style-name="TL Data" office:value="1802" office:value-type="float">
            <text:p>1,802</text:p>
          </table:table-cell>
          <table:table-cell ns41:value-type="float" table:style-name="TL Data" office:value="1731" office:value-type="float">
            <text:p>1,731</text:p>
          </table:table-cell>
          <table:table-cell table:style-name="TL Data" table:number-columns-repeated="2"/>
          <table:table-cell ns41:value-type="float" table:style-name="TL Data" office:value="1731" office:value-type="float">
            <text:p>1,731</text:p>
          </table:table-cell>
          <table:table-cell ns41:value-type="float" table:style-name="TL Data" office:value="3533" office:value-type="float">
            <text:p>3,53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44" office:value-type="float">
            <text:p>1844</text:p>
          </table:table-cell>
          <table:table-cell ns41:value-type="string" table:style-name="TL RowHeader" office:value-type="string">
            <text:p>van 5 tot 6 jaren.</text:p>
          </table:table-cell>
          <table:table-cell/>
          <table:table-cell ns41:value-type="float" table:style-name="TL Data" office:value="2012" office:value-type="float">
            <text:p>2,012</text:p>
          </table:table-cell>
          <table:table-cell table:style-name="TL Data" table:number-columns-repeated="2"/>
          <table:table-cell ns41:value-type="float" table:style-name="TL Data" office:value="2012" office:value-type="float">
            <text:p>2,012</text:p>
          </table:table-cell>
          <table:table-cell ns41:value-type="float" table:style-name="TL Data" office:value="1770" office:value-type="float">
            <text:p>1,770</text:p>
          </table:table-cell>
          <table:table-cell table:style-name="TL Data" table:number-columns-repeated="2"/>
          <table:table-cell ns41:value-type="float" table:style-name="TL Data" office:value="1770" office:value-type="float">
            <text:p>1,770</text:p>
          </table:table-cell>
          <table:table-cell ns41:value-type="float" table:style-name="TL Data" office:value="3782" office:value-type="float">
            <text:p>3,78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43" office:value-type="float">
            <text:p>1843</text:p>
          </table:table-cell>
          <table:table-cell ns41:value-type="string" table:style-name="TL RowHeader" office:value-type="string">
            <text:p>van 6 tot 7 jaren.</text:p>
          </table:table-cell>
          <table:table-cell/>
          <table:table-cell ns41:value-type="float" table:style-name="TL Data" office:value="1774" office:value-type="float">
            <text:p>1,774</text:p>
          </table:table-cell>
          <table:table-cell table:style-name="TL Data" table:number-columns-repeated="2"/>
          <table:table-cell ns41:value-type="float" table:style-name="TL Data" office:value="1774" office:value-type="float">
            <text:p>1,774</text:p>
          </table:table-cell>
          <table:table-cell ns41:value-type="float" table:style-name="TL Data" office:value="1783" office:value-type="float">
            <text:p>1,783</text:p>
          </table:table-cell>
          <table:table-cell table:style-name="TL Data" table:number-columns-repeated="2"/>
          <table:table-cell ns41:value-type="float" table:style-name="TL Data" office:value="1783" office:value-type="float">
            <text:p>1,783</text:p>
          </table:table-cell>
          <table:table-cell ns41:value-type="float" table:style-name="TL Data" office:value="3557" office:value-type="float">
            <text:p>3,55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42" office:value-type="float">
            <text:p>1842</text:p>
          </table:table-cell>
          <table:table-cell ns41:value-type="string" table:style-name="TL RowHeader" office:value-type="string">
            <text:p>van 7 tot 8 jaren.</text:p>
          </table:table-cell>
          <table:table-cell/>
          <table:table-cell ns41:value-type="float" table:style-name="TL Data" office:value="1888" office:value-type="float">
            <text:p>1,888</text:p>
          </table:table-cell>
          <table:table-cell table:style-name="TL Data" table:number-columns-repeated="2"/>
          <table:table-cell ns41:value-type="float" table:style-name="TL Data" office:value="1888" office:value-type="float">
            <text:p>1,888</text:p>
          </table:table-cell>
          <table:table-cell ns41:value-type="float" table:style-name="TL Data" office:value="1802" office:value-type="float">
            <text:p>1,802</text:p>
          </table:table-cell>
          <table:table-cell table:style-name="TL Data" table:number-columns-repeated="2"/>
          <table:table-cell ns41:value-type="float" table:style-name="TL Data" office:value="1802" office:value-type="float">
            <text:p>1,802</text:p>
          </table:table-cell>
          <table:table-cell ns41:value-type="float" table:style-name="TL Data" office:value="3690" office:value-type="float">
            <text:p>3,69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41" office:value-type="float">
            <text:p>1841</text:p>
          </table:table-cell>
          <table:table-cell ns41:value-type="string" table:style-name="TL RowHeader" office:value-type="string">
            <text:p>van 8 tot 9 jaren.</text:p>
          </table:table-cell>
          <table:table-cell/>
          <table:table-cell ns41:value-type="float" table:style-name="TL Data" office:value="1687" office:value-type="float">
            <text:p>1,687</text:p>
          </table:table-cell>
          <table:table-cell table:style-name="TL Data" table:number-columns-repeated="2"/>
          <table:table-cell ns41:value-type="float" table:style-name="TL Data" office:value="1687" office:value-type="float">
            <text:p>1,687</text:p>
          </table:table-cell>
          <table:table-cell ns41:value-type="float" table:style-name="TL Data" office:value="1619" office:value-type="float">
            <text:p>1,619</text:p>
          </table:table-cell>
          <table:table-cell table:style-name="TL Data" table:number-columns-repeated="2"/>
          <table:table-cell ns41:value-type="float" table:style-name="TL Data" office:value="1619" office:value-type="float">
            <text:p>1,619</text:p>
          </table:table-cell>
          <table:table-cell ns41:value-type="float" table:style-name="TL Data" office:value="3306" office:value-type="float">
            <text:p>3,30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40" office:value-type="float">
            <text:p>1840</text:p>
          </table:table-cell>
          <table:table-cell ns41:value-type="string" table:style-name="TL RowHeader" office:value-type="string">
            <text:p>van 9 tot 10 jaren.</text:p>
          </table:table-cell>
          <table:table-cell/>
          <table:table-cell ns41:value-type="float" table:style-name="TL Data" office:value="1849" office:value-type="float">
            <text:p>1,849</text:p>
          </table:table-cell>
          <table:table-cell table:style-name="TL Data" table:number-columns-repeated="2"/>
          <table:table-cell ns41:value-type="float" table:style-name="TL Data" office:value="1849" office:value-type="float">
            <text:p>1,849</text:p>
          </table:table-cell>
          <table:table-cell ns41:value-type="float" table:style-name="TL Data" office:value="1778" office:value-type="float">
            <text:p>1,778</text:p>
          </table:table-cell>
          <table:table-cell table:style-name="TL Data" table:number-columns-repeated="2"/>
          <table:table-cell ns41:value-type="float" table:style-name="TL Data" office:value="1778" office:value-type="float">
            <text:p>1,778</text:p>
          </table:table-cell>
          <table:table-cell ns41:value-type="float" table:style-name="TL Data" office:value="3627" office:value-type="float">
            <text:p>3,62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39" office:value-type="float">
            <text:p>1839</text:p>
          </table:table-cell>
          <table:table-cell ns41:value-type="string" table:style-name="TL RowHeader" office:value-type="string">
            <text:p>van 10 tot 11 jaren.</text:p>
          </table:table-cell>
          <table:table-cell/>
          <table:table-cell ns41:value-type="float" table:style-name="TL Data" office:value="1776" office:value-type="float">
            <text:p>1,776</text:p>
          </table:table-cell>
          <table:table-cell table:style-name="TL Data" table:number-columns-repeated="2"/>
          <table:table-cell ns41:value-type="float" table:style-name="TL Data" office:value="1776" office:value-type="float">
            <text:p>1,776</text:p>
          </table:table-cell>
          <table:table-cell ns41:value-type="float" table:style-name="TL Data" office:value="1599" office:value-type="float">
            <text:p>1,599</text:p>
          </table:table-cell>
          <table:table-cell table:style-name="TL Data" table:number-columns-repeated="2"/>
          <table:table-cell ns41:value-type="float" table:style-name="TL Data" office:value="1599" office:value-type="float">
            <text:p>1,599</text:p>
          </table:table-cell>
          <table:table-cell ns41:value-type="float" table:style-name="TL Data" office:value="3375" office:value-type="float">
            <text:p>3,37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38" office:value-type="float">
            <text:p>1838</text:p>
          </table:table-cell>
          <table:table-cell ns41:value-type="string" table:style-name="TL RowHeader" office:value-type="string">
            <text:p>van 11 tot 12 jaren.</text:p>
          </table:table-cell>
          <table:table-cell/>
          <table:table-cell ns41:value-type="float" table:style-name="TL Data" office:value="1718" office:value-type="float">
            <text:p>1,718</text:p>
          </table:table-cell>
          <table:table-cell table:style-name="TL Data" table:number-columns-repeated="2"/>
          <table:table-cell ns41:value-type="float" table:style-name="TL Data" office:value="1718" office:value-type="float">
            <text:p>1,718</text:p>
          </table:table-cell>
          <table:table-cell ns41:value-type="float" table:style-name="TL Data" office:value="1584" office:value-type="float">
            <text:p>1,584</text:p>
          </table:table-cell>
          <table:table-cell table:style-name="TL Data" table:number-columns-repeated="2"/>
          <table:table-cell ns41:value-type="float" table:style-name="TL Data" office:value="1584" office:value-type="float">
            <text:p>1,584</text:p>
          </table:table-cell>
          <table:table-cell ns41:value-type="float" table:style-name="TL Data" office:value="3302" office:value-type="float">
            <text:p>3,30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37" office:value-type="float">
            <text:p>1837</text:p>
          </table:table-cell>
          <table:table-cell ns41:value-type="string" table:style-name="TL RowHeader" office:value-type="string">
            <text:p>van 12 tot 13 jaren.</text:p>
          </table:table-cell>
          <table:table-cell/>
          <table:table-cell ns41:value-type="float" table:style-name="TL Data" office:value="1639" office:value-type="float">
            <text:p>1,639</text:p>
          </table:table-cell>
          <table:table-cell table:style-name="TL Data" table:number-columns-repeated="2"/>
          <table:table-cell ns41:value-type="float" table:style-name="TL Data" office:value="1639" office:value-type="float">
            <text:p>1,639</text:p>
          </table:table-cell>
          <table:table-cell ns41:value-type="float" table:style-name="TL Data" office:value="1497" office:value-type="float">
            <text:p>1,497</text:p>
          </table:table-cell>
          <table:table-cell table:style-name="TL Data" table:number-columns-repeated="2"/>
          <table:table-cell ns41:value-type="float" table:style-name="TL Data" office:value="1497" office:value-type="float">
            <text:p>1,497</text:p>
          </table:table-cell>
          <table:table-cell ns41:value-type="float" table:style-name="TL Data" office:value="3136" office:value-type="float">
            <text:p>3,13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36" office:value-type="float">
            <text:p>1836</text:p>
          </table:table-cell>
          <table:table-cell ns41:value-type="string" table:style-name="TL RowHeader" office:value-type="string">
            <text:p>van 13 tot 14 jaren.</text:p>
          </table:table-cell>
          <table:table-cell/>
          <table:table-cell ns41:value-type="float" table:style-name="TL Data" office:value="1604" office:value-type="float">
            <text:p>1,604</text:p>
          </table:table-cell>
          <table:table-cell table:style-name="TL Data" table:number-columns-repeated="2"/>
          <table:table-cell ns41:value-type="float" table:style-name="TL Data" office:value="1604" office:value-type="float">
            <text:p>1,604</text:p>
          </table:table-cell>
          <table:table-cell ns41:value-type="float" table:style-name="TL Data" office:value="1525" office:value-type="float">
            <text:p>1,525</text:p>
          </table:table-cell>
          <table:table-cell table:style-name="TL Data" table:number-columns-repeated="2"/>
          <table:table-cell ns41:value-type="float" table:style-name="TL Data" office:value="1525" office:value-type="float">
            <text:p>1,525</text:p>
          </table:table-cell>
          <table:table-cell ns41:value-type="float" table:style-name="TL Data" office:value="3129" office:value-type="float">
            <text:p>3,12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35" office:value-type="float">
            <text:p>1835</text:p>
          </table:table-cell>
          <table:table-cell ns41:value-type="string" table:style-name="TL RowHeader" office:value-type="string">
            <text:p>van 14 tot 15 jaren.</text:p>
          </table:table-cell>
          <table:table-cell/>
          <table:table-cell ns41:value-type="float" table:style-name="TL Data" office:value="1710" office:value-type="float">
            <text:p>1,710</text:p>
          </table:table-cell>
          <table:table-cell table:style-name="TL Data" table:number-columns-repeated="2"/>
          <table:table-cell ns41:value-type="float" table:style-name="TL Data" office:value="1710" office:value-type="float">
            <text:p>1,710</text:p>
          </table:table-cell>
          <table:table-cell ns41:value-type="float" table:style-name="TL Data" office:value="1607" office:value-type="float">
            <text:p>1,607</text:p>
          </table:table-cell>
          <table:table-cell table:style-name="TL Data" table:number-columns-repeated="2"/>
          <table:table-cell ns41:value-type="float" table:style-name="TL Data" office:value="1607" office:value-type="float">
            <text:p>1,607</text:p>
          </table:table-cell>
          <table:table-cell ns41:value-type="float" table:style-name="TL Data" office:value="3317" office:value-type="float">
            <text:p>3,31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34" office:value-type="float">
            <text:p>1834</text:p>
          </table:table-cell>
          <table:table-cell ns41:value-type="string" table:style-name="TL RowHeader" office:value-type="string">
            <text:p>van 15 tot 16 jaren.</text:p>
          </table:table-cell>
          <table:table-cell/>
          <table:table-cell ns41:value-type="float" table:style-name="TL Data" office:value="1565" office:value-type="float">
            <text:p>1,565</text:p>
          </table:table-cell>
          <table:table-cell table:style-name="TL Data" table:number-columns-repeated="2"/>
          <table:table-cell ns41:value-type="float" table:style-name="TL Data" office:value="1565" office:value-type="float">
            <text:p>1,565</text:p>
          </table:table-cell>
          <table:table-cell ns41:value-type="float" table:style-name="TL Data" office:value="1562" office:value-type="float">
            <text:p>1,562</text:p>
          </table:table-cell>
          <table:table-cell table:style-name="TL Data" table:number-columns-repeated="2"/>
          <table:table-cell ns41:value-type="float" table:style-name="TL Data" office:value="1562" office:value-type="float">
            <text:p>1,562</text:p>
          </table:table-cell>
          <table:table-cell ns41:value-type="float" table:style-name="TL Data" office:value="3127" office:value-type="float">
            <text:p>3,12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33" office:value-type="float">
            <text:p>1833</text:p>
          </table:table-cell>
          <table:table-cell ns41:value-type="string" table:style-name="TL RowHeader" office:value-type="string">
            <text:p>van 16 tot 17 jaren.</text:p>
          </table:table-cell>
          <table:table-cell/>
          <table:table-cell ns41:value-type="float" table:style-name="TL Data" office:value="1525" office:value-type="float">
            <text:p>1,525</text:p>
          </table:table-cell>
          <table:table-cell table:style-name="TL Data" table:number-columns-repeated="2"/>
          <table:table-cell ns41:value-type="float" table:style-name="TL Data" office:value="1525" office:value-type="float">
            <text:p>1,525</text:p>
          </table:table-cell>
          <table:table-cell ns41:value-type="float" table:style-name="TL Data" office:value="1431" office:value-type="float">
            <text:p>1,431</text:p>
          </table:table-cell>
          <table:table-cell table:style-name="TL Data" table:number-columns-repeated="2"/>
          <table:table-cell ns41:value-type="float" table:style-name="TL Data" office:value="1431" office:value-type="float">
            <text:p>1,431</text:p>
          </table:table-cell>
          <table:table-cell ns41:value-type="float" table:style-name="TL Data" office:value="2956" office:value-type="float">
            <text:p>2,95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32" office:value-type="float">
            <text:p>1832</text:p>
          </table:table-cell>
          <table:table-cell ns41:value-type="string" table:style-name="TL RowHeader" office:value-type="string">
            <text:p>van 17 tot 18 jaren.</text:p>
          </table:table-cell>
          <table:table-cell/>
          <table:table-cell ns41:value-type="float" table:style-name="TL Data" office:value="1342" office:value-type="float">
            <text:p>1,342</text:p>
          </table:table-cell>
          <table:table-cell table:style-name="TL Data" table:number-columns-repeated="2"/>
          <table:table-cell ns41:value-type="float" table:style-name="TL Data" office:value="1342" office:value-type="float">
            <text:p>1,342</text:p>
          </table:table-cell>
          <table:table-cell ns41:value-type="float" table:style-name="TL Data" office:value="1258" office:value-type="float">
            <text:p>1,258</text:p>
          </table:table-cell>
          <table:table-cell table:style-name="TL Data" table:number-columns-repeated="2"/>
          <table:table-cell ns41:value-type="float" table:style-name="TL Data" office:value="1258" office:value-type="float">
            <text:p>1,258</text:p>
          </table:table-cell>
          <table:table-cell ns41:value-type="float" table:style-name="TL Data" office:value="2600" office:value-type="float">
            <text:p>2,60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31" office:value-type="float">
            <text:p>1831</text:p>
          </table:table-cell>
          <table:table-cell ns41:value-type="string" table:style-name="TL RowHeader" office:value-type="string">
            <text:p>van 18 tot 19 jaren.</text:p>
          </table:table-cell>
          <table:table-cell/>
          <table:table-cell ns41:value-type="float" table:style-name="TL Data" office:value="1281" office:value-type="float">
            <text:p>1,28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82" office:value-type="float">
            <text:p>1,282</text:p>
          </table:table-cell>
          <table:table-cell ns41:value-type="float" table:style-name="TL Data" office:value="1161" office:value-type="float">
            <text:p>1,16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164" office:value-type="float">
            <text:p>1,164</text:p>
          </table:table-cell>
          <table:table-cell ns41:value-type="float" table:style-name="TL Data" office:value="2446" office:value-type="float">
            <text:p>2,44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30" office:value-type="float">
            <text:p>1830</text:p>
          </table:table-cell>
          <table:table-cell ns41:value-type="string" table:style-name="TL RowHeader" office:value-type="string">
            <text:p>van 19 tot 20 jaren.</text:p>
          </table:table-cell>
          <table:table-cell/>
          <table:table-cell ns41:value-type="float" table:style-name="TL Data" office:value="1253" office:value-type="float">
            <text:p>1,25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56" office:value-type="float">
            <text:p>1,256</text:p>
          </table:table-cell>
          <table:table-cell ns41:value-type="float" table:style-name="TL Data" office:value="1202" office:value-type="float">
            <text:p>1,20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13" office:value-type="float">
            <text:p>1,213</text:p>
          </table:table-cell>
          <table:table-cell ns41:value-type="float" table:style-name="TL Data" office:value="2469" office:value-type="float">
            <text:p>2,46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29" office:value-type="float">
            <text:p>1829</text:p>
          </table:table-cell>
          <table:table-cell ns41:value-type="string" table:style-name="TL RowHeader" office:value-type="string">
            <text:p>van 20 tot 21 jaren.</text:p>
          </table:table-cell>
          <table:table-cell/>
          <table:table-cell ns41:value-type="float" table:style-name="TL Data" office:value="1199" office:value-type="float">
            <text:p>1,199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202" office:value-type="float">
            <text:p>1,202</text:p>
          </table:table-cell>
          <table:table-cell ns41:value-type="float" table:style-name="TL Data" office:value="1109" office:value-type="float">
            <text:p>1,10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36" office:value-type="float">
            <text:p>1,136</text:p>
          </table:table-cell>
          <table:table-cell ns41:value-type="float" table:style-name="TL Data" office:value="2338" office:value-type="float">
            <text:p>2,33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28" office:value-type="float">
            <text:p>1828</text:p>
          </table:table-cell>
          <table:table-cell ns41:value-type="string" table:style-name="TL RowHeader" office:value-type="string">
            <text:p>van 21 tot 22 jaren.</text:p>
          </table:table-cell>
          <table:table-cell/>
          <table:table-cell ns41:value-type="float" table:style-name="TL Data" office:value="1156" office:value-type="float">
            <text:p>1,156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1176" office:value-type="float">
            <text:p>1,176</text:p>
          </table:table-cell>
          <table:table-cell ns41:value-type="float" table:style-name="TL Data" office:value="998" office:value-type="float">
            <text:p>99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59" office:value-type="float">
            <text:p>1,059</text:p>
          </table:table-cell>
          <table:table-cell ns41:value-type="float" table:style-name="TL Data" office:value="2235" office:value-type="float">
            <text:p>2,23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27" office:value-type="float">
            <text:p>1827</text:p>
          </table:table-cell>
          <table:table-cell ns41:value-type="string" table:style-name="TL RowHeader" office:value-type="string">
            <text:p>van 22 tot 23 jaren.</text:p>
          </table:table-cell>
          <table:table-cell/>
          <table:table-cell ns41:value-type="float" table:style-name="TL Data" office:value="1173" office:value-type="float">
            <text:p>1,17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01" office:value-type="float">
            <text:p>1,201</text:p>
          </table:table-cell>
          <table:table-cell ns41:value-type="float" table:style-name="TL Data" office:value="1109" office:value-type="float">
            <text:p>1,109</text:p>
          </table:table-cell>
          <table:table-cell ns41:value-type="float" table:style-name="TL Data" office:value="101" office:value-type="float">
            <text:p>101</text:p>
          </table:table-cell>
          <table:table-cell table:style-name="TL Data"/>
          <table:table-cell ns41:value-type="float" table:style-name="TL Data" office:value="1210" office:value-type="float">
            <text:p>1,210</text:p>
          </table:table-cell>
          <table:table-cell ns41:value-type="float" table:style-name="TL Data" office:value="2411" office:value-type="float">
            <text:p>2,41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26" office:value-type="float">
            <text:p>1826</text:p>
          </table:table-cell>
          <table:table-cell ns41:value-type="string" table:style-name="TL RowHeader" office:value-type="string">
            <text:p>van 23 tot 24 jaren.</text:p>
          </table:table-cell>
          <table:table-cell/>
          <table:table-cell ns41:value-type="float" table:style-name="TL Data" office:value="1153" office:value-type="float">
            <text:p>1,15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02" office:value-type="float">
            <text:p>1,202</text:p>
          </table:table-cell>
          <table:table-cell ns41:value-type="float" table:style-name="TL Data" office:value="1056" office:value-type="float">
            <text:p>1,056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28" office:value-type="float">
            <text:p>1,228</text:p>
          </table:table-cell>
          <table:table-cell ns41:value-type="float" table:style-name="TL Data" office:value="2430" office:value-type="float">
            <text:p>2,43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25" office:value-type="float">
            <text:p>1825</text:p>
          </table:table-cell>
          <table:table-cell ns41:value-type="string" table:style-name="TL RowHeader" office:value-type="string">
            <text:p>van 24 tot 25 jaren.</text:p>
          </table:table-cell>
          <table:table-cell/>
          <table:table-cell ns41:value-type="float" table:style-name="TL Data" office:value="1165" office:value-type="float">
            <text:p>1,165</text:p>
          </table:table-cell>
          <table:table-cell ns41:value-type="float" table:style-name="TL Data" office:value="101" office:value-type="float">
            <text:p>101</text:p>
          </table:table-cell>
          <table:table-cell table:style-name="TL Data"/>
          <table:table-cell ns41:value-type="float" table:style-name="TL Data" office:value="1266" office:value-type="float">
            <text:p>1,266</text:p>
          </table:table-cell>
          <table:table-cell ns41:value-type="float" table:style-name="TL Data" office:value="981" office:value-type="float">
            <text:p>981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38" office:value-type="float">
            <text:p>1,238</text:p>
          </table:table-cell>
          <table:table-cell ns41:value-type="float" table:style-name="TL Data" office:value="2504" office:value-type="float">
            <text:p>2,50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24" office:value-type="float">
            <text:p>1824</text:p>
          </table:table-cell>
          <table:table-cell ns41:value-type="string" table:style-name="TL RowHeader" office:value-type="string">
            <text:p>van 25 tot 26 jaren.</text:p>
          </table:table-cell>
          <table:table-cell/>
          <table:table-cell ns41:value-type="float" table:style-name="TL Data" office:value="1148" office:value-type="float">
            <text:p>1,148</text:p>
          </table:table-cell>
          <table:table-cell ns41:value-type="float" table:style-name="TL Data" office:value="183" office:value-type="float">
            <text:p>183</text:p>
          </table:table-cell>
          <table:table-cell table:style-name="TL Data"/>
          <table:table-cell ns41:value-type="float" table:style-name="TL Data" office:value="1331" office:value-type="float">
            <text:p>1,331</text:p>
          </table:table-cell>
          <table:table-cell ns41:value-type="float" table:style-name="TL Data" office:value="942" office:value-type="float">
            <text:p>942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61" office:value-type="float">
            <text:p>1,261</text:p>
          </table:table-cell>
          <table:table-cell ns41:value-type="float" table:style-name="TL Data" office:value="2592" office:value-type="float">
            <text:p>2,59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23" office:value-type="float">
            <text:p>1823</text:p>
          </table:table-cell>
          <table:table-cell ns41:value-type="string" table:style-name="TL RowHeader" office:value-type="string">
            <text:p>van 26 tot 27 jaren.</text:p>
          </table:table-cell>
          <table:table-cell/>
          <table:table-cell ns41:value-type="float" table:style-name="TL Data" office:value="991" office:value-type="float">
            <text:p>991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24" office:value-type="float">
            <text:p>1,224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66" office:value-type="float">
            <text:p>1,166</text:p>
          </table:table-cell>
          <table:table-cell ns41:value-type="float" table:style-name="TL Data" office:value="2390" office:value-type="float">
            <text:p>2,39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22" office:value-type="float">
            <text:p>1822</text:p>
          </table:table-cell>
          <table:table-cell ns41:value-type="string" table:style-name="TL RowHeader" office:value-type="string">
            <text:p>van 27 tot 28 jaren.</text:p>
          </table:table-cell>
          <table:table-cell/>
          <table:table-cell ns41:value-type="float" table:style-name="TL Data" office:value="892" office:value-type="float">
            <text:p>892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91" office:value-type="float">
            <text:p>1,191</text:p>
          </table:table-cell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75" office:value-type="float">
            <text:p>1,175</text:p>
          </table:table-cell>
          <table:table-cell ns41:value-type="float" table:style-name="TL Data" office:value="2366" office:value-type="float">
            <text:p>2,36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21" office:value-type="float">
            <text:p>1821</text:p>
          </table:table-cell>
          <table:table-cell ns41:value-type="string" table:style-name="TL RowHeader" office:value-type="string">
            <text:p>van 28 tot 29 jaren.</text:p>
          </table:table-cell>
          <table:table-cell/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53" office:value-type="float">
            <text:p>1,053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05" office:value-type="float">
            <text:p>1,105</text:p>
          </table:table-cell>
          <table:table-cell ns41:value-type="float" table:style-name="TL Data" office:value="2158" office:value-type="float">
            <text:p>2,15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20" office:value-type="float">
            <text:p>1820</text:p>
          </table:table-cell>
          <table:table-cell ns41:value-type="string" table:style-name="TL RowHeader" office:value-type="string">
            <text:p>van 29 tot 30 jaren.</text:p>
          </table:table-cell>
          <table:table-cell/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45" office:value-type="float">
            <text:p>1,045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60" office:value-type="float">
            <text:p>1,060</text:p>
          </table:table-cell>
          <table:table-cell ns41:value-type="float" table:style-name="TL Data" office:value="2105" office:value-type="float">
            <text:p>2,10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19" office:value-type="float">
            <text:p>1819</text:p>
          </table:table-cell>
          <table:table-cell ns41:value-type="string" table:style-name="TL RowHeader" office:value-type="string">
            <text:p>van 30 tot 31 jaren.</text:p>
          </table:table-cell>
          <table:table-cell/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49" office:value-type="float">
            <text:p>1,149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31" office:value-type="float">
            <text:p>1,131</text:p>
          </table:table-cell>
          <table:table-cell ns41:value-type="float" table:style-name="TL Data" office:value="2280" office:value-type="float">
            <text:p>2,28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18" office:value-type="float">
            <text:p>1818</text:p>
          </table:table-cell>
          <table:table-cell ns41:value-type="string" table:style-name="TL RowHeader" office:value-type="string">
            <text:p>van 31 tot 32 jaren.</text:p>
          </table:table-cell>
          <table:table-cell/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56" office:value-type="float">
            <text:p>1,056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67" office:value-type="float">
            <text:p>967</text:p>
          </table:table-cell>
          <table:table-cell ns41:value-type="float" table:style-name="TL Data" office:value="2023" office:value-type="float">
            <text:p>2,02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17" office:value-type="float">
            <text:p>1817</text:p>
          </table:table-cell>
          <table:table-cell ns41:value-type="string" table:style-name="TL RowHeader" office:value-type="string">
            <text:p>van 32 tot 33 jaren.</text:p>
          </table:table-cell>
          <table:table-cell/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51" office:value-type="float">
            <text:p>1,051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00" office:value-type="float">
            <text:p>1000</text:p>
          </table:table-cell>
          <table:table-cell ns41:value-type="float" table:style-name="TL Data" office:value="2051" office:value-type="float">
            <text:p>2,05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16" office:value-type="float">
            <text:p>1816</text:p>
          </table:table-cell>
          <table:table-cell ns41:value-type="string" table:style-name="TL RowHeader" office:value-type="string">
            <text:p>van 33 tot 34 jaren.</text:p>
          </table:table-cell>
          <table:table-cell/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59" office:value-type="float">
            <text:p>1,059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10" office:value-type="float">
            <text:p>1,010</text:p>
          </table:table-cell>
          <table:table-cell ns41:value-type="float" table:style-name="TL Data" office:value="2069" office:value-type="float">
            <text:p>2,06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15" office:value-type="float">
            <text:p>1815</text:p>
          </table:table-cell>
          <table:table-cell ns41:value-type="string" table:style-name="TL RowHeader" office:value-type="string">
            <text:p>van 34 tot 35 jaren.</text:p>
          </table:table-cell>
          <table:table-cell/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45" office:value-type="float">
            <text:p>1,045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81" office:value-type="float">
            <text:p>981</text:p>
          </table:table-cell>
          <table:table-cell ns41:value-type="float" table:style-name="TL Data" office:value="2026" office:value-type="float">
            <text:p>2,02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14" office:value-type="float">
            <text:p>1814</text:p>
          </table:table-cell>
          <table:table-cell ns41:value-type="string" table:style-name="TL RowHeader" office:value-type="string">
            <text:p>van 35 tot 36 jaren.</text:p>
          </table:table-cell>
          <table:table-cell/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12" office:value-type="float">
            <text:p>1,012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017" office:value-type="float">
            <text:p>1,017</text:p>
          </table:table-cell>
          <table:table-cell ns41:value-type="float" table:style-name="TL Data" office:value="2029" office:value-type="float">
            <text:p>2,02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13" office:value-type="float">
            <text:p>1813</text:p>
          </table:table-cell>
          <table:table-cell ns41:value-type="string" table:style-name="TL RowHeader" office:value-type="string">
            <text:p>van 36 tot 37 jaren.</text:p>
          </table:table-cell>
          <table:table-cell/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41" office:value-type="float">
            <text:p>1,041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982" office:value-type="float">
            <text:p>982</text:p>
          </table:table-cell>
          <table:table-cell ns41:value-type="float" table:style-name="TL Data" office:value="2023" office:value-type="float">
            <text:p>2,02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12" office:value-type="float">
            <text:p>1812</text:p>
          </table:table-cell>
          <table:table-cell ns41:value-type="string" table:style-name="TL RowHeader" office:value-type="string">
            <text:p>van 37 tot 38 jaren.</text:p>
          </table:table-cell>
          <table:table-cell/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89" office:value-type="float">
            <text:p>889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935" office:value-type="float">
            <text:p>935</text:p>
          </table:table-cell>
          <table:table-cell ns41:value-type="float" table:style-name="TL Data" office:value="1824" office:value-type="float">
            <text:p>1,82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11" office:value-type="float">
            <text:p>1811</text:p>
          </table:table-cell>
          <table:table-cell ns41:value-type="string" table:style-name="TL RowHeader" office:value-type="string">
            <text:p>van 38 tot 39 jaren.</text:p>
          </table:table-cell>
          <table:table-cell/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975" office:value-type="float">
            <text:p>975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982" office:value-type="float">
            <text:p>982</text:p>
          </table:table-cell>
          <table:table-cell ns41:value-type="float" table:style-name="TL Data" office:value="1957" office:value-type="float">
            <text:p>1,95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10" office:value-type="float">
            <text:p>1810</text:p>
          </table:table-cell>
          <table:table-cell ns41:value-type="string" table:style-name="TL RowHeader" office:value-type="string">
            <text:p>van 39 tot 40 jaren.</text:p>
          </table:table-cell>
          <table:table-cell/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34" office:value-type="float">
            <text:p>934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1845" office:value-type="float">
            <text:p>1,84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09" office:value-type="float">
            <text:p>1809</text:p>
          </table:table-cell>
          <table:table-cell ns41:value-type="string" table:style-name="TL RowHeader" office:value-type="string">
            <text:p>van 40 tot 41 jaren.</text:p>
          </table:table-cell>
          <table:table-cell/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005" office:value-type="float">
            <text:p>1,005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953" office:value-type="float">
            <text:p>953</text:p>
          </table:table-cell>
          <table:table-cell ns41:value-type="float" table:style-name="TL Data" office:value="1958" office:value-type="float">
            <text:p>1,95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08" office:value-type="float">
            <text:p>1808</text:p>
          </table:table-cell>
          <table:table-cell ns41:value-type="string" table:style-name="TL RowHeader" office:value-type="string">
            <text:p>van 41 tot 42 jaren.</text:p>
          </table:table-cell>
          <table:table-cell/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908" office:value-type="float">
            <text:p>908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1722" office:value-type="float">
            <text:p>1,72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07" office:value-type="float">
            <text:p>1807</text:p>
          </table:table-cell>
          <table:table-cell ns41:value-type="string" table:style-name="TL RowHeader" office:value-type="string">
            <text:p>van 42 tot 43 jaren.</text:p>
          </table:table-cell>
          <table:table-cell/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955" office:value-type="float">
            <text:p>955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921" office:value-type="float">
            <text:p>921</text:p>
          </table:table-cell>
          <table:table-cell ns41:value-type="float" table:style-name="TL Data" office:value="1876" office:value-type="float">
            <text:p>1,87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06" office:value-type="float">
            <text:p>1806</text:p>
          </table:table-cell>
          <table:table-cell ns41:value-type="string" table:style-name="TL RowHeader" office:value-type="string">
            <text:p>van 43 tot 44 jaren.</text:p>
          </table:table-cell>
          <table:table-cell/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810" office:value-type="float">
            <text:p>810</text:p>
          </table:table-cell>
          <table:table-cell ns41:value-type="float" table:style-name="TL Data" office:value="1761" office:value-type="float">
            <text:p>1,76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05" office:value-type="float">
            <text:p>1805</text:p>
          </table:table-cell>
          <table:table-cell ns41:value-type="string" table:style-name="TL RowHeader" office:value-type="string">
            <text:p>van 44 tot 45 jaren.</text:p>
          </table:table-cell>
          <table:table-cell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917" office:value-type="float">
            <text:p>917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895" office:value-type="float">
            <text:p>895</text:p>
          </table:table-cell>
          <table:table-cell ns41:value-type="float" table:style-name="TL Data" office:value="1812" office:value-type="float">
            <text:p>1,81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04" office:value-type="float">
            <text:p>1804</text:p>
          </table:table-cell>
          <table:table-cell ns41:value-type="string" table:style-name="TL RowHeader" office:value-type="string">
            <text:p>van 45 tot 46 jaren.</text:p>
          </table:table-cell>
          <table:table-cell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873" office:value-type="float">
            <text:p>873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861" office:value-type="float">
            <text:p>861</text:p>
          </table:table-cell>
          <table:table-cell ns41:value-type="float" table:style-name="TL Data" office:value="1734" office:value-type="float">
            <text:p>1,73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03" office:value-type="float">
            <text:p>1803</text:p>
          </table:table-cell>
          <table:table-cell ns41:value-type="string" table:style-name="TL RowHeader" office:value-type="string">
            <text:p>van 46 tot 47 jaren.</text:p>
          </table:table-cell>
          <table:table-cell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811" office:value-type="float">
            <text:p>811</text:p>
          </table:table-cell>
          <table:table-cell ns41:value-type="float" table:style-name="TL Data" office:value="1712" office:value-type="float">
            <text:p>1,71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02" office:value-type="float">
            <text:p>1802</text:p>
          </table:table-cell>
          <table:table-cell ns41:value-type="string" table:style-name="TL RowHeader" office:value-type="string">
            <text:p>van 47 tot 48 jaren.</text:p>
          </table:table-cell>
          <table:table-cell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913" office:value-type="float">
            <text:p>913</text:p>
          </table:table-cell>
          <table:table-cell ns41:value-type="float" table:style-name="TL Data" office:value="1818" office:value-type="float">
            <text:p>1,81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01" office:value-type="float">
            <text:p>1801</text:p>
          </table:table-cell>
          <table:table-cell ns41:value-type="string" table:style-name="TL RowHeader" office:value-type="string">
            <text:p>van 48 tot 49 jaren.</text:p>
          </table:table-cell>
          <table:table-cell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980" office:value-type="float">
            <text:p>980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759" office:value-type="float">
            <text:p>759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017" office:value-type="float">
            <text:p>1,017</text:p>
          </table:table-cell>
          <table:table-cell ns41:value-type="float" table:style-name="TL Data" office:value="1997" office:value-type="float">
            <text:p>1,99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800" office:value-type="float">
            <text:p>1800</text:p>
          </table:table-cell>
          <table:table-cell ns41:value-type="string" table:style-name="TL RowHeader" office:value-type="string">
            <text:p>van 49 tot 50 jaren.</text:p>
          </table:table-cell>
          <table:table-cell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831" office:value-type="float">
            <text:p>831</text:p>
          </table:table-cell>
          <table:table-cell ns41:value-type="float" table:style-name="TL Data" office:value="1673" office:value-type="float">
            <text:p>1,67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99" office:value-type="float">
            <text:p>1799</text:p>
          </table:table-cell>
          <table:table-cell ns41:value-type="string" table:style-name="TL RowHeader" office:value-type="string">
            <text:p>van 50 tot 51 jaren.</text:p>
          </table:table-cell>
          <table:table-cell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956" office:value-type="float">
            <text:p>956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895" office:value-type="float">
            <text:p>895</text:p>
          </table:table-cell>
          <table:table-cell ns41:value-type="float" table:style-name="TL Data" office:value="1851" office:value-type="float">
            <text:p>1,85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table:style-name="TL RowHeader"/>
          <table:table-cell ns41:value-type="string" table:style-name="TL RowHeader" office:value-type="string">
            <text:p>Over te brengen</text:p>
          </table:table-cell>
          <table:table-cell/>
          <table:table-cell ns41:value-type="float" table:style-name="TL Data" office:value="49582" office:value-type="float">
            <text:p>49,582</text:p>
          </table:table-cell>
          <table:table-cell ns41:value-type="float" table:style-name="TL Data" office:value="15384" office:value-type="float">
            <text:p>15,384</text:p>
          </table:table-cell>
          <table:table-cell ns41:value-type="float" table:style-name="TL Data" office:value="746" office:value-type="float">
            <text:p>746</text:p>
          </table:table-cell>
          <table:table-cell ns41:value-type="float" table:style-name="TL Data" office:value="65712" office:value-type="float">
            <text:p>65,712</text:p>
          </table:table-cell>
          <table:table-cell ns41:value-type="float" table:style-name="TL Data" office:value="44868" office:value-type="float">
            <text:p>44,868</text:p>
          </table:table-cell>
          <table:table-cell ns41:value-type="float" table:style-name="TL Data" office:value="16945" office:value-type="float">
            <text:p>16,945</text:p>
          </table:table-cell>
          <table:table-cell ns41:value-type="float" table:style-name="TL Data" office:value="1070" office:value-type="float">
            <text:p>1,070</text:p>
          </table:table-cell>
          <table:table-cell ns41:value-type="float" table:style-name="TL Data" office:value="62883" office:value-type="float">
            <text:p>62,883</text:p>
          </table:table-cell>
          <table:table-cell ns41:value-type="float" table:style-name="TL Data" office:value="128595" office:value-type="float">
            <text:p>128,59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98" office:value-type="float">
            <text:p>1798</text:p>
          </table:table-cell>
          <table:table-cell ns41:value-type="string" table:style-name="TL RowHeader" office:value-type="string">
            <text:p>van 51 tot 52 jaren.</text:p>
          </table:table-cell>
          <table:table-cell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828" office:value-type="float">
            <text:p>828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794" office:value-type="float">
            <text:p>794</text:p>
          </table:table-cell>
          <table:table-cell ns41:value-type="float" table:style-name="TL Data" office:value="1622" office:value-type="float">
            <text:p>1,62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97" office:value-type="float">
            <text:p>1797</text:p>
          </table:table-cell>
          <table:table-cell ns41:value-type="string" table:style-name="TL RowHeader" office:value-type="string">
            <text:p>van 52 tot 53 jaren.</text:p>
          </table:table-cell>
          <table:table-cell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784" office:value-type="float">
            <text:p>784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1544" office:value-type="float">
            <text:p>1,54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96" office:value-type="float">
            <text:p>1796</text:p>
          </table:table-cell>
          <table:table-cell ns41:value-type="string" table:style-name="TL RowHeader" office:value-type="string">
            <text:p>van 53 tot 54 jaren.</text:p>
          </table:table-cell>
          <table:table-cell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1446" office:value-type="float">
            <text:p>1,44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95" office:value-type="float">
            <text:p>1795</text:p>
          </table:table-cell>
          <table:table-cell ns41:value-type="string" table:style-name="TL RowHeader" office:value-type="string">
            <text:p>van 54 tot 55 jaren.</text:p>
          </table:table-cell>
          <table:table-cell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1305" office:value-type="float">
            <text:p>1,30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94" office:value-type="float">
            <text:p>1794</text:p>
          </table:table-cell>
          <table:table-cell ns41:value-type="string" table:style-name="TL RowHeader" office:value-type="string">
            <text:p>van 55 tot 56 jaren.</text:p>
          </table:table-cell>
          <table:table-cell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1232" office:value-type="float">
            <text:p>1,23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93" office:value-type="float">
            <text:p>1793</text:p>
          </table:table-cell>
          <table:table-cell ns41:value-type="string" table:style-name="TL RowHeader" office:value-type="string">
            <text:p>van 56 tot 57 jaren.</text:p>
          </table:table-cell>
          <table:table-cell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1109" office:value-type="float">
            <text:p>1,10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92" office:value-type="float">
            <text:p>1792</text:p>
          </table:table-cell>
          <table:table-cell ns41:value-type="string" table:style-name="TL RowHeader" office:value-type="string">
            <text:p>van 57 tot 58 jaren.</text:p>
          </table:table-cell>
          <table:table-cell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1107" office:value-type="float">
            <text:p>1,10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91" office:value-type="float">
            <text:p>1791</text:p>
          </table:table-cell>
          <table:table-cell ns41:value-type="string" table:style-name="TL RowHeader" office:value-type="string">
            <text:p>van 58 tot 59 jaren.</text:p>
          </table:table-cell>
          <table:table-cell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957" office:value-type="float">
            <text:p>95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90" office:value-type="float">
            <text:p>1790</text:p>
          </table:table-cell>
          <table:table-cell ns41:value-type="string" table:style-name="TL RowHeader" office:value-type="string">
            <text:p>van 59 tot 60 jaren.</text:p>
          </table:table-cell>
          <table:table-cell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1088" office:value-type="float">
            <text:p>1,08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89" office:value-type="float">
            <text:p>1789</text:p>
          </table:table-cell>
          <table:table-cell ns41:value-type="string" table:style-name="TL RowHeader" office:value-type="string">
            <text:p>van 60 tot 61 jaren.</text:p>
          </table:table-cell>
          <table:table-cell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1217" office:value-type="float">
            <text:p>1,21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88" office:value-type="float">
            <text:p>1788</text:p>
          </table:table-cell>
          <table:table-cell ns41:value-type="string" table:style-name="TL RowHeader" office:value-type="string">
            <text:p>van 61 tot 62 jaren.</text:p>
          </table:table-cell>
          <table:table-cell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1055" office:value-type="float">
            <text:p>1,05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87" office:value-type="float">
            <text:p>1787</text:p>
          </table:table-cell>
          <table:table-cell ns41:value-type="string" table:style-name="TL RowHeader" office:value-type="string">
            <text:p>van 62 tot 63 jaren.</text:p>
          </table:table-cell>
          <table:table-cell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950" office:value-type="float">
            <text:p>95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86" office:value-type="float">
            <text:p>1786</text:p>
          </table:table-cell>
          <table:table-cell ns41:value-type="string" table:style-name="TL RowHeader" office:value-type="string">
            <text:p>van 63 tot 64 jaren.</text:p>
          </table:table-cell>
          <table:table-cell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945" office:value-type="float">
            <text:p>94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85" office:value-type="float">
            <text:p>1785</text:p>
          </table:table-cell>
          <table:table-cell ns41:value-type="string" table:style-name="TL RowHeader" office:value-type="string">
            <text:p>van 64 tot 65 jaren.</text:p>
          </table:table-cell>
          <table:table-cell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921" office:value-type="float">
            <text:p>92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84" office:value-type="float">
            <text:p>1784</text:p>
          </table:table-cell>
          <table:table-cell ns41:value-type="string" table:style-name="TL RowHeader" office:value-type="string">
            <text:p>van 65 tot 66 jaren.</text:p>
          </table:table-cell>
          <table:table-cell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979" office:value-type="float">
            <text:p>97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83" office:value-type="float">
            <text:p>1783</text:p>
          </table:table-cell>
          <table:table-cell ns41:value-type="string" table:style-name="TL RowHeader" office:value-type="string">
            <text:p>van 66 tot 67 jaren.</text:p>
          </table:table-cell>
          <table:table-cell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810" office:value-type="float">
            <text:p>81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82" office:value-type="float">
            <text:p>1782</text:p>
          </table:table-cell>
          <table:table-cell ns41:value-type="string" table:style-name="TL RowHeader" office:value-type="string">
            <text:p>van 67 tot 68 jaren.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747" office:value-type="float">
            <text:p>74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81" office:value-type="float">
            <text:p>1781</text:p>
          </table:table-cell>
          <table:table-cell ns41:value-type="string" table:style-name="TL RowHeader" office:value-type="string">
            <text:p>van 68 tot 69 jaren.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656" office:value-type="float">
            <text:p>65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80" office:value-type="float">
            <text:p>1780</text:p>
          </table:table-cell>
          <table:table-cell ns41:value-type="string" table:style-name="TL RowHeader" office:value-type="string">
            <text:p>van 69 tot 70 jaren.</text:p>
          </table:table-cell>
          <table:table-cell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757" office:value-type="float">
            <text:p>75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79" office:value-type="float">
            <text:p>1779</text:p>
          </table:table-cell>
          <table:table-cell ns41:value-type="string" table:style-name="TL RowHeader" office:value-type="string">
            <text:p>van 70 tot 71 jaren.</text:p>
          </table:table-cell>
          <table:table-cell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694" office:value-type="float">
            <text:p>69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78" office:value-type="float">
            <text:p>1778</text:p>
          </table:table-cell>
          <table:table-cell ns41:value-type="string" table:style-name="TL RowHeader" office:value-type="string">
            <text:p>van 71 tot 72 jaren.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443" office:value-type="float">
            <text:p>44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77" office:value-type="float">
            <text:p>1777</text:p>
          </table:table-cell>
          <table:table-cell ns41:value-type="string" table:style-name="TL RowHeader" office:value-type="string">
            <text:p>van 72 tot 73 jaren.</text:p>
          </table:table-cell>
          <table:table-cell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536" office:value-type="float">
            <text:p>53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76" office:value-type="float">
            <text:p>1776</text:p>
          </table:table-cell>
          <table:table-cell ns41:value-type="string" table:style-name="TL RowHeader" office:value-type="string">
            <text:p>van 73 tot 74 jaren.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444" office:value-type="float">
            <text:p>44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75" office:value-type="float">
            <text:p>1775</text:p>
          </table:table-cell>
          <table:table-cell ns41:value-type="string" table:style-name="TL RowHeader" office:value-type="string">
            <text:p>van 74 tot 75 jaren.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432" office:value-type="float">
            <text:p>43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74" office:value-type="float">
            <text:p>1774</text:p>
          </table:table-cell>
          <table:table-cell ns41:value-type="string" table:style-name="TL RowHeader" office:value-type="string">
            <text:p>van 75 tot 76 jaren.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394" office:value-type="float">
            <text:p>39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73" office:value-type="float">
            <text:p>1773</text:p>
          </table:table-cell>
          <table:table-cell ns41:value-type="string" table:style-name="TL RowHeader" office:value-type="string">
            <text:p>van 76 tot 77 jaren.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323" office:value-type="float">
            <text:p>32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72" office:value-type="float">
            <text:p>1772</text:p>
          </table:table-cell>
          <table:table-cell ns41:value-type="string" table:style-name="TL RowHeader" office:value-type="string">
            <text:p>van 77 tot 78 jaren.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300" office:value-type="float">
            <text:p>30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71" office:value-type="float">
            <text:p>1771</text:p>
          </table:table-cell>
          <table:table-cell ns41:value-type="string" table:style-name="TL RowHeader" office:value-type="string">
            <text:p>van 78 tot 79 jaren.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office:value="52" table:style-name="TL Data" table:number-columns-repeated="2" office:value-type="float">
            <text:p>52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63" office:value-type="float">
            <text:p>26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70" office:value-type="float">
            <text:p>1770</text:p>
          </table:table-cell>
          <table:table-cell ns41:value-type="string" table:style-name="TL RowHeader" office:value-type="string">
            <text:p>van 79 tot 80 jaren.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97" office:value-type="float">
            <text:p>29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69" office:value-type="float">
            <text:p>1769</text:p>
          </table:table-cell>
          <table:table-cell ns41:value-type="string" table:style-name="TL RowHeader" office:value-type="string">
            <text:p>van 80 tot 81 jaren.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16" office:value-type="float">
            <text:p>21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68" office:value-type="float">
            <text:p>1768</text:p>
          </table:table-cell>
          <table:table-cell ns41:value-type="string" table:style-name="TL RowHeader" office:value-type="string">
            <text:p>van 81 tot 82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office:value="21" table:style-name="TL Data" table:number-columns-repeated="2" office:value-type="float">
            <text:p>2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09" office:value-type="float">
            <text:p>10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67" office:value-type="float">
            <text:p>1767</text:p>
          </table:table-cell>
          <table:table-cell ns41:value-type="string" table:style-name="TL RowHeader" office:value-type="string">
            <text:p>van 82 tot 83 jaren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24" office:value-type="float">
            <text:p>12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66" office:value-type="float">
            <text:p>1766</text:p>
          </table:table-cell>
          <table:table-cell ns41:value-type="string" table:style-name="TL RowHeader" office:value-type="string">
            <text:p>van 83 tot 84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11" office:value-type="float">
            <text:p>11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65" office:value-type="float">
            <text:p>1765</text:p>
          </table:table-cell>
          <table:table-cell ns41:value-type="string" table:style-name="TL RowHeader" office:value-type="string">
            <text:p>van 84 tot 85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91" office:value-type="float">
            <text:p>9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64" office:value-type="float">
            <text:p>1764</text:p>
          </table:table-cell>
          <table:table-cell ns41:value-type="string" table:style-name="TL RowHeader" office:value-type="string">
            <text:p>van 85 tot 86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71" office:value-type="float">
            <text:p>7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63" office:value-type="float">
            <text:p>1763</text:p>
          </table:table-cell>
          <table:table-cell ns41:value-type="string" table:style-name="TL RowHeader" office:value-type="string">
            <text:p>van 86 tot 87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6" office:value-type="float">
            <text:p>6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62" office:value-type="float">
            <text:p>1762</text:p>
          </table:table-cell>
          <table:table-cell ns41:value-type="string" table:style-name="TL RowHeader" office:value-type="string">
            <text:p>van 87 tot 88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9" office:value-type="float">
            <text:p>3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61" office:value-type="float">
            <text:p>1761</text:p>
          </table:table-cell>
          <table:table-cell ns41:value-type="string" table:style-name="TL RowHeader" office:value-type="string">
            <text:p>van 88 tot 89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3" office:value-type="float">
            <text:p>3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60" office:value-type="float">
            <text:p>1760</text:p>
          </table:table-cell>
          <table:table-cell ns41:value-type="string" table:style-name="TL RowHeader" office:value-type="string">
            <text:p>van 89 tot 90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8" office:value-type="float">
            <text:p>3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59" office:value-type="float">
            <text:p>1759</text:p>
          </table:table-cell>
          <table:table-cell ns41:value-type="string" table:style-name="TL RowHeader" office:value-type="string">
            <text:p>van 90 tot 91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7" office:value-type="float">
            <text:p>2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58" office:value-type="float">
            <text:p>1758</text:p>
          </table:table-cell>
          <table:table-cell ns41:value-type="string" table:style-name="TL RowHeader" office:value-type="string">
            <text:p>van 91 tot 92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57" office:value-type="float">
            <text:p>1757</text:p>
          </table:table-cell>
          <table:table-cell ns41:value-type="string" table:style-name="TL RowHeader" office:value-type="string">
            <text:p>van 92 tot 93 jaren.</text:p>
          </table:table-cell>
          <table:table-cell/>
          <table:table-cell table:style-name="TL Data"/>
          <table:table-cell table:style-name="TL Data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56" office:value-type="float">
            <text:p>1756</text:p>
          </table:table-cell>
          <table:table-cell ns41:value-type="string" table:style-name="TL RowHeader" office:value-type="string">
            <text:p>van 93 tot 94 jaren.</text:p>
          </table:table-cell>
          <table:table-cell/>
          <table:table-cell table:style-name="TL Data"/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55" office:value-type="float">
            <text:p>1755</text:p>
          </table:table-cell>
          <table:table-cell ns41:value-type="string" table:style-name="TL RowHeader" office:value-type="string">
            <text:p>van 94 tot 95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54" office:value-type="float">
            <text:p>1754</text:p>
          </table:table-cell>
          <table:table-cell ns41:value-type="string" table:style-name="TL RowHeader" office:value-type="string">
            <text:p>van 95 tot 96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53" office:value-type="float">
            <text:p>1753</text:p>
          </table:table-cell>
          <table:table-cell ns41:value-type="string" table:style-name="TL RowHeader" office:value-type="string">
            <text:p>van 96 tot 97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52" office:value-type="float">
            <text:p>1752</text:p>
          </table:table-cell>
          <table:table-cell ns41:value-type="string" table:style-name="TL RowHeader" office:value-type="string">
            <text:p>van 97 tot 98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51" office:value-type="float">
            <text:p>1751</text:p>
          </table:table-cell>
          <table:table-cell ns41:value-type="string" table:style-name="TL RowHeader" office:value-type="string">
            <text:p>van 98 tot 99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50" office:value-type="float">
            <text:p>1750</text:p>
          </table:table-cell>
          <table:table-cell ns41:value-type="string" table:style-name="TL RowHeader" office:value-type="string">
            <text:p>van 99 tot 100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float" table:style-name="TL RowHeader" office:value="1749" office:value-type="float">
            <text:p>1749</text:p>
          </table:table-cell>
          <table:table-cell ns41:value-type="string" table:style-name="TL RowHeader" office:value-type="string">
            <text:p>van 100 en daarbov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table:style-name="TL RowHeader"/>
          <table:table-cell ns41:value-type="string" table:style-name="TL RowHeader" office:value-type="string">
            <text:p>Onbekende ouderdom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table:style-name="TL RowHeader"/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51020" office:value-type="float">
            <text:p>51,020</text:p>
          </table:table-cell>
          <table:table-cell ns41:value-type="float" table:style-name="TL Data" office:value="23655" office:value-type="float">
            <text:p>23,655</text:p>
          </table:table-cell>
          <table:table-cell ns41:value-type="float" table:style-name="TL Data" office:value="3544" office:value-type="float">
            <text:p>3,544</text:p>
          </table:table-cell>
          <table:table-cell ns41:value-type="float" table:style-name="TL Data" office:value="78219" office:value-type="float">
            <text:p>78,219</text:p>
          </table:table-cell>
          <table:table-cell ns41:value-type="float" table:style-name="TL Data" office:value="46371" office:value-type="float">
            <text:p>46,371</text:p>
          </table:table-cell>
          <table:table-cell ns41:value-type="float" table:style-name="TL Data" office:value="23929" office:value-type="float">
            <text:p>23,929</text:p>
          </table:table-cell>
          <table:table-cell ns41:value-type="float" table:style-name="TL Data" office:value="5613" office:value-type="float">
            <text:p>5,613</text:p>
          </table:table-cell>
          <table:table-cell ns41:value-type="float" table:style-name="TL Data" office:value="75913" office:value-type="float">
            <text:p>75,913</text:p>
          </table:table-cell>
          <table:table-cell ns41:value-type="float" table:style-name="TL Data" office:value="154132" office:value-type="float">
            <text:p>154,13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9" office:value-type="float">
            <text:p>1849</text:p>
          </table:table-cell>
          <table:table-cell ns41:value-type="string" table:style-name="TL RowHeader" office:value-type="string">
            <text:p>Beneden het jaar.</text:p>
          </table:table-cell>
          <table:table-cell/>
          <table:table-cell ns41:value-type="float" table:style-name="TL Data" office:value="2354" office:value-type="float">
            <text:p>2,354</text:p>
          </table:table-cell>
          <table:table-cell table:style-name="TL Data" table:number-columns-repeated="2"/>
          <table:table-cell ns41:value-type="float" table:style-name="TL Data" office:value="2354" office:value-type="float">
            <text:p>2,354</text:p>
          </table:table-cell>
          <table:table-cell ns41:value-type="float" table:style-name="TL Data" office:value="2278" office:value-type="float">
            <text:p>2,278</text:p>
          </table:table-cell>
          <table:table-cell table:style-name="TL Data" table:number-columns-repeated="2"/>
          <table:table-cell ns41:value-type="float" table:style-name="TL Data" office:value="2278" office:value-type="float">
            <text:p>2,278</text:p>
          </table:table-cell>
          <table:table-cell ns41:value-type="float" table:style-name="TL Data" office:value="4632" office:value-type="float">
            <text:p>4,63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8" office:value-type="float">
            <text:p>1848</text:p>
          </table:table-cell>
          <table:table-cell ns41:value-type="string" table:style-name="TL RowHeader" office:value-type="string">
            <text:p>van 1 tot 2 jaren.</text:p>
          </table:table-cell>
          <table:table-cell/>
          <table:table-cell ns41:value-type="float" table:style-name="TL Data" office:value="2425" office:value-type="float">
            <text:p>2,425</text:p>
          </table:table-cell>
          <table:table-cell table:style-name="TL Data" table:number-columns-repeated="2"/>
          <table:table-cell ns41:value-type="float" table:style-name="TL Data" office:value="2425" office:value-type="float">
            <text:p>2,425</text:p>
          </table:table-cell>
          <table:table-cell ns41:value-type="float" table:style-name="TL Data" office:value="2192" office:value-type="float">
            <text:p>2,192</text:p>
          </table:table-cell>
          <table:table-cell table:style-name="TL Data" table:number-columns-repeated="2"/>
          <table:table-cell ns41:value-type="float" table:style-name="TL Data" office:value="2192" office:value-type="float">
            <text:p>2,192</text:p>
          </table:table-cell>
          <table:table-cell ns41:value-type="float" table:style-name="TL Data" office:value="4617" office:value-type="float">
            <text:p>4,61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7" office:value-type="float">
            <text:p>1847</text:p>
          </table:table-cell>
          <table:table-cell ns41:value-type="string" table:style-name="TL RowHeader" office:value-type="string">
            <text:p>van 2 tot 3 jaren.</text:p>
          </table:table-cell>
          <table:table-cell/>
          <table:table-cell ns41:value-type="float" table:style-name="TL Data" office:value="2181" office:value-type="float">
            <text:p>2,181</text:p>
          </table:table-cell>
          <table:table-cell table:style-name="TL Data" table:number-columns-repeated="2"/>
          <table:table-cell ns41:value-type="float" table:style-name="TL Data" office:value="2181" office:value-type="float">
            <text:p>2,181</text:p>
          </table:table-cell>
          <table:table-cell ns41:value-type="float" table:style-name="TL Data" office:value="2267" office:value-type="float">
            <text:p>2,267</text:p>
          </table:table-cell>
          <table:table-cell table:style-name="TL Data" table:number-columns-repeated="2"/>
          <table:table-cell ns41:value-type="float" table:style-name="TL Data" office:value="2267" office:value-type="float">
            <text:p>2,267</text:p>
          </table:table-cell>
          <table:table-cell ns41:value-type="float" table:style-name="TL Data" office:value="4448" office:value-type="float">
            <text:p>4,44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6" office:value-type="float">
            <text:p>1846</text:p>
          </table:table-cell>
          <table:table-cell ns41:value-type="string" table:style-name="TL RowHeader" office:value-type="string">
            <text:p>van 3 tot 4 jaren.</text:p>
          </table:table-cell>
          <table:table-cell/>
          <table:table-cell ns41:value-type="float" table:style-name="TL Data" office:value="2208" office:value-type="float">
            <text:p>2,208</text:p>
          </table:table-cell>
          <table:table-cell table:style-name="TL Data" table:number-columns-repeated="2"/>
          <table:table-cell ns41:value-type="float" table:style-name="TL Data" office:value="2208" office:value-type="float">
            <text:p>2,208</text:p>
          </table:table-cell>
          <table:table-cell ns41:value-type="float" table:style-name="TL Data" office:value="2130" office:value-type="float">
            <text:p>2,130</text:p>
          </table:table-cell>
          <table:table-cell table:style-name="TL Data" table:number-columns-repeated="2"/>
          <table:table-cell ns41:value-type="float" table:style-name="TL Data" office:value="2130" office:value-type="float">
            <text:p>2,130</text:p>
          </table:table-cell>
          <table:table-cell ns41:value-type="float" table:style-name="TL Data" office:value="4338" office:value-type="float">
            <text:p>4,33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5" office:value-type="float">
            <text:p>1845</text:p>
          </table:table-cell>
          <table:table-cell ns41:value-type="string" table:style-name="TL RowHeader" office:value-type="string">
            <text:p>van 4 tot 5 jaren.</text:p>
          </table:table-cell>
          <table:table-cell/>
          <table:table-cell ns41:value-type="float" table:style-name="TL Data" office:value="2361" office:value-type="float">
            <text:p>2,361</text:p>
          </table:table-cell>
          <table:table-cell table:style-name="TL Data" table:number-columns-repeated="2"/>
          <table:table-cell ns41:value-type="float" table:style-name="TL Data" office:value="2361" office:value-type="float">
            <text:p>2,361</text:p>
          </table:table-cell>
          <table:table-cell ns41:value-type="float" table:style-name="TL Data" office:value="2271" office:value-type="float">
            <text:p>2,271</text:p>
          </table:table-cell>
          <table:table-cell table:style-name="TL Data" table:number-columns-repeated="2"/>
          <table:table-cell ns41:value-type="float" table:style-name="TL Data" office:value="2271" office:value-type="float">
            <text:p>2,271</text:p>
          </table:table-cell>
          <table:table-cell ns41:value-type="float" table:style-name="TL Data" office:value="4632" office:value-type="float">
            <text:p>4,63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4" office:value-type="float">
            <text:p>1844</text:p>
          </table:table-cell>
          <table:table-cell ns41:value-type="string" table:style-name="TL RowHeader" office:value-type="string">
            <text:p>van 5 tot 6 jaren.</text:p>
          </table:table-cell>
          <table:table-cell/>
          <table:table-cell ns41:value-type="float" table:style-name="TL Data" office:value="2568" office:value-type="float">
            <text:p>2,568</text:p>
          </table:table-cell>
          <table:table-cell table:style-name="TL Data" table:number-columns-repeated="2"/>
          <table:table-cell ns41:value-type="float" table:style-name="TL Data" office:value="2568" office:value-type="float">
            <text:p>2,568</text:p>
          </table:table-cell>
          <table:table-cell ns41:value-type="float" table:style-name="TL Data" office:value="2311" office:value-type="float">
            <text:p>2,311</text:p>
          </table:table-cell>
          <table:table-cell table:style-name="TL Data" table:number-columns-repeated="2"/>
          <table:table-cell ns41:value-type="float" table:style-name="TL Data" office:value="2311" office:value-type="float">
            <text:p>2,311</text:p>
          </table:table-cell>
          <table:table-cell ns41:value-type="float" table:style-name="TL Data" office:value="4879" office:value-type="float">
            <text:p>4,87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3" office:value-type="float">
            <text:p>1843</text:p>
          </table:table-cell>
          <table:table-cell ns41:value-type="string" table:style-name="TL RowHeader" office:value-type="string">
            <text:p>van 6 tot 7 jaren.</text:p>
          </table:table-cell>
          <table:table-cell/>
          <table:table-cell ns41:value-type="float" table:style-name="TL Data" office:value="2347" office:value-type="float">
            <text:p>2,347</text:p>
          </table:table-cell>
          <table:table-cell table:style-name="TL Data" table:number-columns-repeated="2"/>
          <table:table-cell ns41:value-type="float" table:style-name="TL Data" office:value="2347" office:value-type="float">
            <text:p>2,347</text:p>
          </table:table-cell>
          <table:table-cell ns41:value-type="float" table:style-name="TL Data" office:value="2314" office:value-type="float">
            <text:p>2,314</text:p>
          </table:table-cell>
          <table:table-cell table:style-name="TL Data" table:number-columns-repeated="2"/>
          <table:table-cell ns41:value-type="float" table:style-name="TL Data" office:value="2314" office:value-type="float">
            <text:p>2,314</text:p>
          </table:table-cell>
          <table:table-cell ns41:value-type="float" table:style-name="TL Data" office:value="4661" office:value-type="float">
            <text:p>4,66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2" office:value-type="float">
            <text:p>1842</text:p>
          </table:table-cell>
          <table:table-cell ns41:value-type="string" table:style-name="TL RowHeader" office:value-type="string">
            <text:p>van 7 tot 8 jaren.</text:p>
          </table:table-cell>
          <table:table-cell/>
          <table:table-cell ns41:value-type="float" table:style-name="TL Data" office:value="2432" office:value-type="float">
            <text:p>2,432</text:p>
          </table:table-cell>
          <table:table-cell table:style-name="TL Data" table:number-columns-repeated="2"/>
          <table:table-cell ns41:value-type="float" table:style-name="TL Data" office:value="2432" office:value-type="float">
            <text:p>2,432</text:p>
          </table:table-cell>
          <table:table-cell ns41:value-type="float" table:style-name="TL Data" office:value="2376" office:value-type="float">
            <text:p>2,376</text:p>
          </table:table-cell>
          <table:table-cell table:style-name="TL Data" table:number-columns-repeated="2"/>
          <table:table-cell ns41:value-type="float" table:style-name="TL Data" office:value="2376" office:value-type="float">
            <text:p>2,376</text:p>
          </table:table-cell>
          <table:table-cell ns41:value-type="float" table:style-name="TL Data" office:value="4808" office:value-type="float">
            <text:p>4,80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1" office:value-type="float">
            <text:p>1841</text:p>
          </table:table-cell>
          <table:table-cell ns41:value-type="string" table:style-name="TL RowHeader" office:value-type="string">
            <text:p>van 8 tot 9 jaren.</text:p>
          </table:table-cell>
          <table:table-cell/>
          <table:table-cell ns41:value-type="float" table:style-name="TL Data" office:value="2216" office:value-type="float">
            <text:p>2,216</text:p>
          </table:table-cell>
          <table:table-cell table:style-name="TL Data" table:number-columns-repeated="2"/>
          <table:table-cell ns41:value-type="float" table:style-name="TL Data" office:value="2216" office:value-type="float">
            <text:p>2,216</text:p>
          </table:table-cell>
          <table:table-cell ns41:value-type="float" table:style-name="TL Data" office:value="2110" office:value-type="float">
            <text:p>2,110</text:p>
          </table:table-cell>
          <table:table-cell table:style-name="TL Data" table:number-columns-repeated="2"/>
          <table:table-cell ns41:value-type="float" table:style-name="TL Data" office:value="2110" office:value-type="float">
            <text:p>2,110</text:p>
          </table:table-cell>
          <table:table-cell ns41:value-type="float" table:style-name="TL Data" office:value="4326" office:value-type="float">
            <text:p>4,32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0" office:value-type="float">
            <text:p>1840</text:p>
          </table:table-cell>
          <table:table-cell ns41:value-type="string" table:style-name="TL RowHeader" office:value-type="string">
            <text:p>van 9 tot 10 jaren.</text:p>
          </table:table-cell>
          <table:table-cell/>
          <table:table-cell ns41:value-type="float" table:style-name="TL Data" office:value="2325" office:value-type="float">
            <text:p>2,325</text:p>
          </table:table-cell>
          <table:table-cell table:style-name="TL Data" table:number-columns-repeated="2"/>
          <table:table-cell ns41:value-type="float" table:style-name="TL Data" office:value="2325" office:value-type="float">
            <text:p>2,325</text:p>
          </table:table-cell>
          <table:table-cell ns41:value-type="float" table:style-name="TL Data" office:value="2277" office:value-type="float">
            <text:p>2,277</text:p>
          </table:table-cell>
          <table:table-cell table:style-name="TL Data" table:number-columns-repeated="2"/>
          <table:table-cell ns41:value-type="float" table:style-name="TL Data" office:value="2277" office:value-type="float">
            <text:p>2,277</text:p>
          </table:table-cell>
          <table:table-cell ns41:value-type="float" table:style-name="TL Data" office:value="4602" office:value-type="float">
            <text:p>4,60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9" office:value-type="float">
            <text:p>1839</text:p>
          </table:table-cell>
          <table:table-cell ns41:value-type="string" table:style-name="TL RowHeader" office:value-type="string">
            <text:p>van 10 tot 11 jaren.</text:p>
          </table:table-cell>
          <table:table-cell/>
          <table:table-cell ns41:value-type="float" table:style-name="TL Data" office:value="2307" office:value-type="float">
            <text:p>2,307</text:p>
          </table:table-cell>
          <table:table-cell table:style-name="TL Data" table:number-columns-repeated="2"/>
          <table:table-cell ns41:value-type="float" table:style-name="TL Data" office:value="2307" office:value-type="float">
            <text:p>2,307</text:p>
          </table:table-cell>
          <table:table-cell ns41:value-type="float" table:style-name="TL Data" office:value="2067" office:value-type="float">
            <text:p>2,067</text:p>
          </table:table-cell>
          <table:table-cell table:style-name="TL Data" table:number-columns-repeated="2"/>
          <table:table-cell ns41:value-type="float" table:style-name="TL Data" office:value="2067" office:value-type="float">
            <text:p>2,067</text:p>
          </table:table-cell>
          <table:table-cell ns41:value-type="float" table:style-name="TL Data" office:value="4374" office:value-type="float">
            <text:p>4,37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8" office:value-type="float">
            <text:p>1838</text:p>
          </table:table-cell>
          <table:table-cell ns41:value-type="string" table:style-name="TL RowHeader" office:value-type="string">
            <text:p>van 11 tot 12 jaren.</text:p>
          </table:table-cell>
          <table:table-cell/>
          <table:table-cell ns41:value-type="float" table:style-name="TL Data" office:value="2201" office:value-type="float">
            <text:p>2,201</text:p>
          </table:table-cell>
          <table:table-cell table:style-name="TL Data" table:number-columns-repeated="2"/>
          <table:table-cell ns41:value-type="float" table:style-name="TL Data" office:value="2201" office:value-type="float">
            <text:p>2,201</text:p>
          </table:table-cell>
          <table:table-cell ns41:value-type="float" table:style-name="TL Data" office:value="2028" office:value-type="float">
            <text:p>2,028</text:p>
          </table:table-cell>
          <table:table-cell table:style-name="TL Data" table:number-columns-repeated="2"/>
          <table:table-cell ns41:value-type="float" table:style-name="TL Data" office:value="2028" office:value-type="float">
            <text:p>2,028</text:p>
          </table:table-cell>
          <table:table-cell ns41:value-type="float" table:style-name="TL Data" office:value="4229" office:value-type="float">
            <text:p>4,22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7" office:value-type="float">
            <text:p>1837</text:p>
          </table:table-cell>
          <table:table-cell ns41:value-type="string" table:style-name="TL RowHeader" office:value-type="string">
            <text:p>van 12 tot 13 jaren.</text:p>
          </table:table-cell>
          <table:table-cell/>
          <table:table-cell ns41:value-type="float" table:style-name="TL Data" office:value="2067" office:value-type="float">
            <text:p>2,067</text:p>
          </table:table-cell>
          <table:table-cell table:style-name="TL Data" table:number-columns-repeated="2"/>
          <table:table-cell ns41:value-type="float" table:style-name="TL Data" office:value="2067" office:value-type="float">
            <text:p>2,067</text:p>
          </table:table-cell>
          <table:table-cell ns41:value-type="float" table:style-name="TL Data" office:value="1949" office:value-type="float">
            <text:p>1,949</text:p>
          </table:table-cell>
          <table:table-cell table:style-name="TL Data" table:number-columns-repeated="2"/>
          <table:table-cell ns41:value-type="float" table:style-name="TL Data" office:value="1949" office:value-type="float">
            <text:p>1,949</text:p>
          </table:table-cell>
          <table:table-cell ns41:value-type="float" table:style-name="TL Data" office:value="4016" office:value-type="float">
            <text:p>4,01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6" office:value-type="float">
            <text:p>1836</text:p>
          </table:table-cell>
          <table:table-cell ns41:value-type="string" table:style-name="TL RowHeader" office:value-type="string">
            <text:p>van 13 tot 14 jaren.</text:p>
          </table:table-cell>
          <table:table-cell/>
          <table:table-cell ns41:value-type="float" table:style-name="TL Data" office:value="2073" office:value-type="float">
            <text:p>2,073</text:p>
          </table:table-cell>
          <table:table-cell table:style-name="TL Data" table:number-columns-repeated="2"/>
          <table:table-cell ns41:value-type="float" table:style-name="TL Data" office:value="2073" office:value-type="float">
            <text:p>2,073</text:p>
          </table:table-cell>
          <table:table-cell ns41:value-type="float" table:style-name="TL Data" office:value="1968" office:value-type="float">
            <text:p>1,968</text:p>
          </table:table-cell>
          <table:table-cell table:style-name="TL Data" table:number-columns-repeated="2"/>
          <table:table-cell ns41:value-type="float" table:style-name="TL Data" office:value="1968" office:value-type="float">
            <text:p>1,968</text:p>
          </table:table-cell>
          <table:table-cell ns41:value-type="float" table:style-name="TL Data" office:value="4041" office:value-type="float">
            <text:p>4,04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6" office:value-type="float">
            <text:p>1836</text:p>
          </table:table-cell>
          <table:table-cell ns41:value-type="string" table:style-name="TL RowHeader" office:value-type="string">
            <text:p>van 14 tot 15 jaren.</text:p>
          </table:table-cell>
          <table:table-cell/>
          <table:table-cell ns41:value-type="float" table:style-name="TL Data" office:value="2175" office:value-type="float">
            <text:p>2,175</text:p>
          </table:table-cell>
          <table:table-cell table:style-name="TL Data" table:number-columns-repeated="2"/>
          <table:table-cell ns41:value-type="float" table:style-name="TL Data" office:value="2175" office:value-type="float">
            <text:p>2,175</text:p>
          </table:table-cell>
          <table:table-cell ns41:value-type="float" table:style-name="TL Data" office:value="2158" office:value-type="float">
            <text:p>2,158</text:p>
          </table:table-cell>
          <table:table-cell table:style-name="TL Data" table:number-columns-repeated="2"/>
          <table:table-cell ns41:value-type="float" table:style-name="TL Data" office:value="2158" office:value-type="float">
            <text:p>2,158</text:p>
          </table:table-cell>
          <table:table-cell ns41:value-type="float" table:style-name="TL Data" office:value="4333" office:value-type="float">
            <text:p>4,33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4" office:value-type="float">
            <text:p>1834</text:p>
          </table:table-cell>
          <table:table-cell ns41:value-type="string" table:style-name="TL RowHeader" office:value-type="string">
            <text:p>van 15 tot 16 jaren.</text:p>
          </table:table-cell>
          <table:table-cell/>
          <table:table-cell ns41:value-type="float" table:style-name="TL Data" office:value="2009" office:value-type="float">
            <text:p>2,009</text:p>
          </table:table-cell>
          <table:table-cell table:style-name="TL Data" table:number-columns-repeated="2"/>
          <table:table-cell ns41:value-type="float" table:style-name="TL Data" office:value="2009" office:value-type="float">
            <text:p>2,009</text:p>
          </table:table-cell>
          <table:table-cell ns41:value-type="float" table:style-name="TL Data" office:value="2001" office:value-type="float">
            <text:p>2,001</text:p>
          </table:table-cell>
          <table:table-cell table:style-name="TL Data" table:number-columns-repeated="2"/>
          <table:table-cell ns41:value-type="float" table:style-name="TL Data" office:value="2001" office:value-type="float">
            <text:p>2,001</text:p>
          </table:table-cell>
          <table:table-cell ns41:value-type="float" table:style-name="TL Data" office:value="4010" office:value-type="float">
            <text:p>4,01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3" office:value-type="float">
            <text:p>1833</text:p>
          </table:table-cell>
          <table:table-cell ns41:value-type="string" table:style-name="TL RowHeader" office:value-type="string">
            <text:p>van 16 tot 17 jaren.</text:p>
          </table:table-cell>
          <table:table-cell/>
          <table:table-cell ns41:value-type="float" table:style-name="TL Data" office:value="1986" office:value-type="float">
            <text:p>1,986</text:p>
          </table:table-cell>
          <table:table-cell table:style-name="TL Data" table:number-columns-repeated="2"/>
          <table:table-cell ns41:value-type="float" table:style-name="TL Data" office:value="1986" office:value-type="float">
            <text:p>1,986</text:p>
          </table:table-cell>
          <table:table-cell ns41:value-type="float" table:style-name="TL Data" office:value="1859" office:value-type="float">
            <text:p>1,85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860" office:value-type="float">
            <text:p>1,860</text:p>
          </table:table-cell>
          <table:table-cell ns41:value-type="float" table:style-name="TL Data" office:value="3846" office:value-type="float">
            <text:p>3,84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2" office:value-type="float">
            <text:p>1832</text:p>
          </table:table-cell>
          <table:table-cell ns41:value-type="string" table:style-name="TL RowHeader" office:value-type="string">
            <text:p>van 17 tot 18 jaren.</text:p>
          </table:table-cell>
          <table:table-cell/>
          <table:table-cell ns41:value-type="float" table:style-name="TL Data" office:value="1755" office:value-type="float">
            <text:p>1,755</text:p>
          </table:table-cell>
          <table:table-cell table:style-name="TL Data" table:number-columns-repeated="2"/>
          <table:table-cell ns41:value-type="float" table:style-name="TL Data" office:value="1755" office:value-type="float">
            <text:p>1,755</text:p>
          </table:table-cell>
          <table:table-cell ns41:value-type="float" table:style-name="TL Data" office:value="1758" office:value-type="float">
            <text:p>1,75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59" office:value-type="float">
            <text:p>1,759</text:p>
          </table:table-cell>
          <table:table-cell ns41:value-type="float" table:style-name="TL Data" office:value="3514" office:value-type="float">
            <text:p>3,51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1" office:value-type="float">
            <text:p>1831</text:p>
          </table:table-cell>
          <table:table-cell ns41:value-type="string" table:style-name="TL RowHeader" office:value-type="string">
            <text:p>van 18 tot 19 jaren.</text:p>
          </table:table-cell>
          <table:table-cell/>
          <table:table-cell ns41:value-type="float" table:style-name="TL Data" office:value="1664" office:value-type="float">
            <text:p>1,66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666" office:value-type="float">
            <text:p>1,666</text:p>
          </table:table-cell>
          <table:table-cell ns41:value-type="float" table:style-name="TL Data" office:value="1589" office:value-type="float">
            <text:p>1,589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593" office:value-type="float">
            <text:p>1,593</text:p>
          </table:table-cell>
          <table:table-cell ns41:value-type="float" table:style-name="TL Data" office:value="3259" office:value-type="float">
            <text:p>3,25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0" office:value-type="float">
            <text:p>1830</text:p>
          </table:table-cell>
          <table:table-cell ns41:value-type="string" table:style-name="TL RowHeader" office:value-type="string">
            <text:p>van 19 tot 20 jaren.</text:p>
          </table:table-cell>
          <table:table-cell/>
          <table:table-cell ns41:value-type="float" table:style-name="TL Data" office:value="1672" office:value-type="float">
            <text:p>1,67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76" office:value-type="float">
            <text:p>1,676</text:p>
          </table:table-cell>
          <table:table-cell ns41:value-type="float" table:style-name="TL Data" office:value="1689" office:value-type="float">
            <text:p>1,68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08" office:value-type="float">
            <text:p>1,708</text:p>
          </table:table-cell>
          <table:table-cell ns41:value-type="float" table:style-name="TL Data" office:value="3384" office:value-type="float">
            <text:p>3,38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9" office:value-type="float">
            <text:p>1829</text:p>
          </table:table-cell>
          <table:table-cell ns41:value-type="string" table:style-name="TL RowHeader" office:value-type="string">
            <text:p>van 20 tot 21 jaren.</text:p>
          </table:table-cell>
          <table:table-cell/>
          <table:table-cell ns41:value-type="float" table:style-name="TL Data" office:value="1751" office:value-type="float">
            <text:p>1,751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757" office:value-type="float">
            <text:p>1,757</text:p>
          </table:table-cell>
          <table:table-cell ns41:value-type="float" table:style-name="TL Data" office:value="1552" office:value-type="float">
            <text:p>1,55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95" office:value-type="float">
            <text:p>1,595</text:p>
          </table:table-cell>
          <table:table-cell ns41:value-type="float" table:style-name="TL Data" office:value="3352" office:value-type="float">
            <text:p>3,35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8" office:value-type="float">
            <text:p>1828</text:p>
          </table:table-cell>
          <table:table-cell ns41:value-type="string" table:style-name="TL RowHeader" office:value-type="string">
            <text:p>van 21 tot 22 jaren.</text:p>
          </table:table-cell>
          <table:table-cell/>
          <table:table-cell ns41:value-type="float" table:style-name="TL Data" office:value="1691" office:value-type="float">
            <text:p>1,691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1717" office:value-type="float">
            <text:p>1,717</text:p>
          </table:table-cell>
          <table:table-cell ns41:value-type="float" table:style-name="TL Data" office:value="1437" office:value-type="float">
            <text:p>1,437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31" office:value-type="float">
            <text:p>1,531</text:p>
          </table:table-cell>
          <table:table-cell ns41:value-type="float" table:style-name="TL Data" office:value="3248" office:value-type="float">
            <text:p>3,24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7" office:value-type="float">
            <text:p>1827</text:p>
          </table:table-cell>
          <table:table-cell ns41:value-type="string" table:style-name="TL RowHeader" office:value-type="string">
            <text:p>van 22 tot 23 jaren.</text:p>
          </table:table-cell>
          <table:table-cell/>
          <table:table-cell ns41:value-type="float" table:style-name="TL Data" office:value="1722" office:value-type="float">
            <text:p>1,72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66" office:value-type="float">
            <text:p>1,766</text:p>
          </table:table-cell>
          <table:table-cell ns41:value-type="float" table:style-name="TL Data" office:value="1545" office:value-type="float">
            <text:p>1,545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95" office:value-type="float">
            <text:p>1,695</text:p>
          </table:table-cell>
          <table:table-cell ns41:value-type="float" table:style-name="TL Data" office:value="3461" office:value-type="float">
            <text:p>3,46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6" office:value-type="float">
            <text:p>1826</text:p>
          </table:table-cell>
          <table:table-cell ns41:value-type="string" table:style-name="TL RowHeader" office:value-type="string">
            <text:p>van 23 tot 24 jaren.</text:p>
          </table:table-cell>
          <table:table-cell/>
          <table:table-cell ns41:value-type="float" table:style-name="TL Data" office:value="1689" office:value-type="float">
            <text:p>1,689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72" office:value-type="float">
            <text:p>1,772</text:p>
          </table:table-cell>
          <table:table-cell ns41:value-type="float" table:style-name="TL Data" office:value="1412" office:value-type="float">
            <text:p>1,412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58" office:value-type="float">
            <text:p>1,658</text:p>
          </table:table-cell>
          <table:table-cell ns41:value-type="float" table:style-name="TL Data" office:value="3430" office:value-type="float">
            <text:p>3,43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5" office:value-type="float">
            <text:p>1825</text:p>
          </table:table-cell>
          <table:table-cell ns41:value-type="string" table:style-name="TL RowHeader" office:value-type="string">
            <text:p>van 24 tot 25 jaren.</text:p>
          </table:table-cell>
          <table:table-cell/>
          <table:table-cell ns41:value-type="float" table:style-name="TL Data" office:value="1719" office:value-type="float">
            <text:p>1,719</text:p>
          </table:table-cell>
          <table:table-cell ns41:value-type="float" table:style-name="TL Data" office:value="146" office:value-type="float">
            <text:p>146</text:p>
          </table:table-cell>
          <table:table-cell table:style-name="TL Data"/>
          <table:table-cell ns41:value-type="float" table:style-name="TL Data" office:value="1865" office:value-type="float">
            <text:p>1,865</text:p>
          </table:table-cell>
          <table:table-cell ns41:value-type="float" table:style-name="TL Data" office:value="1365" office:value-type="float">
            <text:p>1,365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33" office:value-type="float">
            <text:p>1,733</text:p>
          </table:table-cell>
          <table:table-cell ns41:value-type="float" table:style-name="TL Data" office:value="3598" office:value-type="float">
            <text:p>3,59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4" office:value-type="float">
            <text:p>1824</text:p>
          </table:table-cell>
          <table:table-cell ns41:value-type="string" table:style-name="TL RowHeader" office:value-type="string">
            <text:p>van 25 tot 26 jaren.</text:p>
          </table:table-cell>
          <table:table-cell/>
          <table:table-cell ns41:value-type="float" table:style-name="TL Data" office:value="1637" office:value-type="float">
            <text:p>1,637</text:p>
          </table:table-cell>
          <table:table-cell ns41:value-type="float" table:style-name="TL Data" office:value="267" office:value-type="float">
            <text:p>267</text:p>
          </table:table-cell>
          <table:table-cell table:style-name="TL Data"/>
          <table:table-cell ns41:value-type="float" table:style-name="TL Data" office:value="1904" office:value-type="float">
            <text:p>1,904</text:p>
          </table:table-cell>
          <table:table-cell ns41:value-type="float" table:style-name="TL Data" office:value="1259" office:value-type="float">
            <text:p>1,259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08" office:value-type="float">
            <text:p>1,708</text:p>
          </table:table-cell>
          <table:table-cell ns41:value-type="float" table:style-name="TL Data" office:value="3612" office:value-type="float">
            <text:p>3,61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3" office:value-type="float">
            <text:p>1823</text:p>
          </table:table-cell>
          <table:table-cell ns41:value-type="string" table:style-name="TL RowHeader" office:value-type="string">
            <text:p>van 26 tot 27 jaren.</text:p>
          </table:table-cell>
          <table:table-cell/>
          <table:table-cell ns41:value-type="float" table:style-name="TL Data" office:value="1400" office:value-type="float">
            <text:p>1,400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43" office:value-type="float">
            <text:p>1,743</text:p>
          </table:table-cell>
          <table:table-cell ns41:value-type="float" table:style-name="TL Data" office:value="1073" office:value-type="float">
            <text:p>1,073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94" office:value-type="float">
            <text:p>1,594</text:p>
          </table:table-cell>
          <table:table-cell ns41:value-type="float" table:style-name="TL Data" office:value="3337" office:value-type="float">
            <text:p>3,33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2" office:value-type="float">
            <text:p>1822</text:p>
          </table:table-cell>
          <table:table-cell ns41:value-type="string" table:style-name="TL RowHeader" office:value-type="string">
            <text:p>van 27 tot 28 jaren.</text:p>
          </table:table-cell>
          <table:table-cell/>
          <table:table-cell ns41:value-type="float" table:style-name="TL Data" office:value="1252" office:value-type="float">
            <text:p>1,252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95" office:value-type="float">
            <text:p>1,695</text:p>
          </table:table-cell>
          <table:table-cell ns41:value-type="float" table:style-name="TL Data" office:value="1004" office:value-type="float">
            <text:p>1,004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42" office:value-type="float">
            <text:p>1,642</text:p>
          </table:table-cell>
          <table:table-cell ns41:value-type="float" table:style-name="TL Data" office:value="3337" office:value-type="float">
            <text:p>3,33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1" office:value-type="float">
            <text:p>1821</text:p>
          </table:table-cell>
          <table:table-cell ns41:value-type="string" table:style-name="TL RowHeader" office:value-type="string">
            <text:p>van 28 tot 29 jaren.</text:p>
          </table:table-cell>
          <table:table-cell/>
          <table:table-cell ns41:value-type="float" table:style-name="TL Data" office:value="1018" office:value-type="float">
            <text:p>1,018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00" office:value-type="float">
            <text:p>1,500</text:p>
          </table:table-cell>
          <table:table-cell ns41:value-type="float" table:style-name="TL Data" office:value="861" office:value-type="float">
            <text:p>861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00" office:value-type="float">
            <text:p>1,500</text:p>
          </table:table-cell>
          <table:table-cell ns41:value-type="float" table:style-name="TL Data" office:value="3000" office:value-type="float">
            <text:p>300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0" office:value-type="float">
            <text:p>1820</text:p>
          </table:table-cell>
          <table:table-cell ns41:value-type="string" table:style-name="TL RowHeader" office:value-type="string">
            <text:p>van 29 tot 30 jaren.</text:p>
          </table:table-cell>
          <table:table-cell/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61" office:value-type="float">
            <text:p>1,461</text:p>
          </table:table-cell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472" office:value-type="float">
            <text:p>1,472</text:p>
          </table:table-cell>
          <table:table-cell ns41:value-type="float" table:style-name="TL Data" office:value="2933" office:value-type="float">
            <text:p>2,93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9" office:value-type="float">
            <text:p>1819</text:p>
          </table:table-cell>
          <table:table-cell ns41:value-type="string" table:style-name="TL RowHeader" office:value-type="string">
            <text:p>van 30 tot 31 jaren.</text:p>
          </table:table-cell>
          <table:table-cell/>
          <table:table-cell ns41:value-type="float" table:style-name="TL Data" office:value="934" office:value-type="float">
            <text:p>934</text:p>
          </table:table-cell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38" office:value-type="float">
            <text:p>1,638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76" office:value-type="float">
            <text:p>1,576</text:p>
          </table:table-cell>
          <table:table-cell ns41:value-type="float" table:style-name="TL Data" office:value="3214" office:value-type="float">
            <text:p>3,21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8" office:value-type="float">
            <text:p>1818</text:p>
          </table:table-cell>
          <table:table-cell ns41:value-type="string" table:style-name="TL RowHeader" office:value-type="string">
            <text:p>van 31 tot 32 jaren.</text:p>
          </table:table-cell>
          <table:table-cell/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420" office:value-type="float">
            <text:p>1,420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97" office:value-type="float">
            <text:p>1,297</text:p>
          </table:table-cell>
          <table:table-cell ns41:value-type="float" table:style-name="TL Data" office:value="2717" office:value-type="float">
            <text:p>2,71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7" office:value-type="float">
            <text:p>1817</text:p>
          </table:table-cell>
          <table:table-cell ns41:value-type="string" table:style-name="TL RowHeader" office:value-type="string">
            <text:p>van 32 tot 33 jaren.</text:p>
          </table:table-cell>
          <table:table-cell/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08" office:value-type="float">
            <text:p>1,408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852" office:value-type="float">
            <text:p>85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365" office:value-type="float">
            <text:p>1,365</text:p>
          </table:table-cell>
          <table:table-cell ns41:value-type="float" table:style-name="TL Data" office:value="2773" office:value-type="float">
            <text:p>2,77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6" office:value-type="float">
            <text:p>1816</text:p>
          </table:table-cell>
          <table:table-cell ns41:value-type="string" table:style-name="TL RowHeader" office:value-type="string">
            <text:p>van 33 tot 34 jaren.</text:p>
          </table:table-cell>
          <table:table-cell/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03" office:value-type="float">
            <text:p>1,403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860" office:value-type="float">
            <text:p>86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390" office:value-type="float">
            <text:p>1,390</text:p>
          </table:table-cell>
          <table:table-cell ns41:value-type="float" table:style-name="TL Data" office:value="2793" office:value-type="float">
            <text:p>2,79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5" office:value-type="float">
            <text:p>1815</text:p>
          </table:table-cell>
          <table:table-cell ns41:value-type="string" table:style-name="TL RowHeader" office:value-type="string">
            <text:p>van 34 tot 35 jaren.</text:p>
          </table:table-cell>
          <table:table-cell/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69" office:value-type="float">
            <text:p>1,369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893" office:value-type="float">
            <text:p>89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306" office:value-type="float">
            <text:p>1,306</text:p>
          </table:table-cell>
          <table:table-cell ns41:value-type="float" table:style-name="TL Data" office:value="2675" office:value-type="float">
            <text:p>2,67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4" office:value-type="float">
            <text:p>1814</text:p>
          </table:table-cell>
          <table:table-cell ns41:value-type="string" table:style-name="TL RowHeader" office:value-type="string">
            <text:p>van 35 tot 36 jaren.</text:p>
          </table:table-cell>
          <table:table-cell/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854" office:value-type="float">
            <text:p>85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352" office:value-type="float">
            <text:p>1,352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909" office:value-type="float">
            <text:p>90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329" office:value-type="float">
            <text:p>1,329</text:p>
          </table:table-cell>
          <table:table-cell ns41:value-type="float" table:style-name="TL Data" office:value="2681" office:value-type="float">
            <text:p>2,68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3" office:value-type="float">
            <text:p>1813</text:p>
          </table:table-cell>
          <table:table-cell ns41:value-type="string" table:style-name="TL RowHeader" office:value-type="string">
            <text:p>van 36 tot 37 jaren.</text:p>
          </table:table-cell>
          <table:table-cell/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853" office:value-type="float">
            <text:p>85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338" office:value-type="float">
            <text:p>1,338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303" office:value-type="float">
            <text:p>1,303</text:p>
          </table:table-cell>
          <table:table-cell ns41:value-type="float" table:style-name="TL Data" office:value="2641" office:value-type="float">
            <text:p>2,64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2" office:value-type="float">
            <text:p>1812</text:p>
          </table:table-cell>
          <table:table-cell ns41:value-type="string" table:style-name="TL RowHeader" office:value-type="string">
            <text:p>van 37 tot 38 jaren.</text:p>
          </table:table-cell>
          <table:table-cell/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200" office:value-type="float">
            <text:p>1,200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903" office:value-type="float">
            <text:p>90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216" office:value-type="float">
            <text:p>1,216</text:p>
          </table:table-cell>
          <table:table-cell ns41:value-type="float" table:style-name="TL Data" office:value="2416" office:value-type="float">
            <text:p>2,41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1" office:value-type="float">
            <text:p>1811</text:p>
          </table:table-cell>
          <table:table-cell ns41:value-type="string" table:style-name="TL RowHeader" office:value-type="string">
            <text:p>van 38 tot 39 jaren.</text:p>
          </table:table-cell>
          <table:table-cell/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926" office:value-type="float">
            <text:p>92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326" office:value-type="float">
            <text:p>1,326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963" office:value-type="float">
            <text:p>96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298" office:value-type="float">
            <text:p>1,298</text:p>
          </table:table-cell>
          <table:table-cell ns41:value-type="float" table:style-name="TL Data" office:value="2624" office:value-type="float">
            <text:p>2,62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0" office:value-type="float">
            <text:p>1810</text:p>
          </table:table-cell>
          <table:table-cell ns41:value-type="string" table:style-name="TL RowHeader" office:value-type="string">
            <text:p>van 39 tot 40 jaren.</text:p>
          </table:table-cell>
          <table:table-cell/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244" office:value-type="float">
            <text:p>1,244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922" office:value-type="float">
            <text:p>92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240" office:value-type="float">
            <text:p>1,240</text:p>
          </table:table-cell>
          <table:table-cell ns41:value-type="float" table:style-name="TL Data" office:value="2484" office:value-type="float">
            <text:p>2,48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9" office:value-type="float">
            <text:p>1809</text:p>
          </table:table-cell>
          <table:table-cell ns41:value-type="string" table:style-name="TL RowHeader" office:value-type="string">
            <text:p>van 40 tot 41 jaren.</text:p>
          </table:table-cell>
          <table:table-cell/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946" office:value-type="float">
            <text:p>94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309" office:value-type="float">
            <text:p>1,309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970" office:value-type="float">
            <text:p>97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316" office:value-type="float">
            <text:p>1,316</text:p>
          </table:table-cell>
          <table:table-cell ns41:value-type="float" table:style-name="TL Data" office:value="2625" office:value-type="float">
            <text:p>2,62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8" office:value-type="float">
            <text:p>1808</text:p>
          </table:table-cell>
          <table:table-cell ns41:value-type="string" table:style-name="TL RowHeader" office:value-type="string">
            <text:p>van 41 tot 42 jaren.</text:p>
          </table:table-cell>
          <table:table-cell/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152" office:value-type="float">
            <text:p>1,152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074" office:value-type="float">
            <text:p>1,074</text:p>
          </table:table-cell>
          <table:table-cell ns41:value-type="float" table:style-name="TL Data" office:value="2226" office:value-type="float">
            <text:p>2,22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7" office:value-type="float">
            <text:p>1807</text:p>
          </table:table-cell>
          <table:table-cell ns41:value-type="string" table:style-name="TL RowHeader" office:value-type="string">
            <text:p>van 42 tot 43 jaren.</text:p>
          </table:table-cell>
          <table:table-cell/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948" office:value-type="float">
            <text:p>94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229" office:value-type="float">
            <text:p>1,229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939" office:value-type="float">
            <text:p>939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226" office:value-type="float">
            <text:p>1,226</text:p>
          </table:table-cell>
          <table:table-cell ns41:value-type="float" table:style-name="TL Data" office:value="2455" office:value-type="float">
            <text:p>2,45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6" office:value-type="float">
            <text:p>1806</text:p>
          </table:table-cell>
          <table:table-cell ns41:value-type="string" table:style-name="TL RowHeader" office:value-type="string">
            <text:p>van 43 tot 44 jaren.</text:p>
          </table:table-cell>
          <table:table-cell/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196" office:value-type="float">
            <text:p>1,196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095" office:value-type="float">
            <text:p>1,095</text:p>
          </table:table-cell>
          <table:table-cell ns41:value-type="float" table:style-name="TL Data" office:value="2291" office:value-type="float">
            <text:p>2,29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5" office:value-type="float">
            <text:p>1805</text:p>
          </table:table-cell>
          <table:table-cell ns41:value-type="string" table:style-name="TL RowHeader" office:value-type="string">
            <text:p>van 44 tot 45 jaren.</text:p>
          </table:table-cell>
          <table:table-cell/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926" office:value-type="float">
            <text:p>92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201" office:value-type="float">
            <text:p>1,201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893" office:value-type="float">
            <text:p>893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183" office:value-type="float">
            <text:p>1,183</text:p>
          </table:table-cell>
          <table:table-cell ns41:value-type="float" table:style-name="TL Data" office:value="2384" office:value-type="float">
            <text:p>2,38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4" office:value-type="float">
            <text:p>1804</text:p>
          </table:table-cell>
          <table:table-cell ns41:value-type="string" table:style-name="TL RowHeader" office:value-type="string">
            <text:p>van 45 tot 46 jaren.</text:p>
          </table:table-cell>
          <table:table-cell/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886" office:value-type="float">
            <text:p>88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158" office:value-type="float">
            <text:p>1,158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868" office:value-type="float">
            <text:p>868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151" office:value-type="float">
            <text:p>1,151</text:p>
          </table:table-cell>
          <table:table-cell ns41:value-type="float" table:style-name="TL Data" office:value="2309" office:value-type="float">
            <text:p>2,30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3" office:value-type="float">
            <text:p>1803</text:p>
          </table:table-cell>
          <table:table-cell ns41:value-type="string" table:style-name="TL RowHeader" office:value-type="string">
            <text:p>van 46 tot 47 jaren.</text:p>
          </table:table-cell>
          <table:table-cell/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880" office:value-type="float">
            <text:p>88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169" office:value-type="float">
            <text:p>1,169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840" office:value-type="float">
            <text:p>840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099" office:value-type="float">
            <text:p>1,099</text:p>
          </table:table-cell>
          <table:table-cell ns41:value-type="float" table:style-name="TL Data" office:value="2268" office:value-type="float">
            <text:p>2,26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2" office:value-type="float">
            <text:p>1802</text:p>
          </table:table-cell>
          <table:table-cell ns41:value-type="string" table:style-name="TL RowHeader" office:value-type="string">
            <text:p>van 47 tot 48 jaren.</text:p>
          </table:table-cell>
          <table:table-cell/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908" office:value-type="float">
            <text:p>908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145" office:value-type="float">
            <text:p>1,145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186" office:value-type="float">
            <text:p>1,186</text:p>
          </table:table-cell>
          <table:table-cell ns41:value-type="float" table:style-name="TL Data" office:value="2331" office:value-type="float">
            <text:p>2,33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1" office:value-type="float">
            <text:p>1801</text:p>
          </table:table-cell>
          <table:table-cell ns41:value-type="string" table:style-name="TL RowHeader" office:value-type="string">
            <text:p>van 48 tot 49 jaren.</text:p>
          </table:table-cell>
          <table:table-cell/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025" office:value-type="float">
            <text:p>1,025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302" office:value-type="float">
            <text:p>1,302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992" office:value-type="float">
            <text:p>992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368" office:value-type="float">
            <text:p>1,368</text:p>
          </table:table-cell>
          <table:table-cell ns41:value-type="float" table:style-name="TL Data" office:value="2670" office:value-type="float">
            <text:p>2,67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0" office:value-type="float">
            <text:p>1800</text:p>
          </table:table-cell>
          <table:table-cell ns41:value-type="string" table:style-name="TL RowHeader" office:value-type="string">
            <text:p>van 49 tot 50 jaren.</text:p>
          </table:table-cell>
          <table:table-cell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830" office:value-type="float">
            <text:p>830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088" office:value-type="float">
            <text:p>1,088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117" office:value-type="float">
            <text:p>1,117</text:p>
          </table:table-cell>
          <table:table-cell ns41:value-type="float" table:style-name="TL Data" office:value="2205" office:value-type="float">
            <text:p>2,20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9" office:value-type="float">
            <text:p>1799</text:p>
          </table:table-cell>
          <table:table-cell ns41:value-type="string" table:style-name="TL RowHeader" office:value-type="string">
            <text:p>van 50 tot 51 jaren.</text:p>
          </table:table-cell>
          <table:table-cell/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961" office:value-type="float">
            <text:p>961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246" office:value-type="float">
            <text:p>1,246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859" office:value-type="float">
            <text:p>859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214" office:value-type="float">
            <text:p>1,214</text:p>
          </table:table-cell>
          <table:table-cell ns41:value-type="float" table:style-name="TL Data" office:value="2460" office:value-type="float">
            <text:p>2,46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table:style-name="TL RowHeader"/>
          <table:table-cell ns41:value-type="string" table:style-name="TL RowHeader" office:value-type="string">
            <text:p>Over te brengen</text:p>
          </table:table-cell>
          <table:table-cell/>
          <table:table-cell ns41:value-type="float" table:style-name="TL Data" office:value="65991" office:value-type="float">
            <text:p>65,991</text:p>
          </table:table-cell>
          <table:table-cell ns41:value-type="float" table:style-name="TL Data" office:value="20442" office:value-type="float">
            <text:p>20,442</text:p>
          </table:table-cell>
          <table:table-cell ns41:value-type="float" table:style-name="TL Data" office:value="972" office:value-type="float">
            <text:p>972</text:p>
          </table:table-cell>
          <table:table-cell ns41:value-type="float" table:style-name="TL Data" office:value="87405" office:value-type="float">
            <text:p>87,405</text:p>
          </table:table-cell>
          <table:table-cell ns41:value-type="float" table:style-name="TL Data" office:value="60190" office:value-type="float">
            <text:p>60,190</text:p>
          </table:table-cell>
          <table:table-cell ns41:value-type="float" table:style-name="TL Data" office:value="22318" office:value-type="float">
            <text:p>22,318</text:p>
          </table:table-cell>
          <table:table-cell ns41:value-type="float" table:style-name="TL Data" office:value="1586" office:value-type="float">
            <text:p>1,586</text:p>
          </table:table-cell>
          <table:table-cell ns41:value-type="float" table:style-name="TL Data" office:value="84094" office:value-type="float">
            <text:p>84,094</text:p>
          </table:table-cell>
          <table:table-cell ns41:value-type="float" table:style-name="TL Data" office:value="171499" office:value-type="float">
            <text:p>171,49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8" office:value-type="float">
            <text:p>1798</text:p>
          </table:table-cell>
          <table:table-cell ns41:value-type="string" table:style-name="TL RowHeader" office:value-type="string">
            <text:p>van 51 tot 52 jaren.</text:p>
          </table:table-cell>
          <table:table-cell/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815" office:value-type="float">
            <text:p>815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050" office:value-type="float">
            <text:p>1,050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031" office:value-type="float">
            <text:p>1,031</text:p>
          </table:table-cell>
          <table:table-cell ns41:value-type="float" table:style-name="TL Data" office:value="2081" office:value-type="float">
            <text:p>2,08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7" office:value-type="float">
            <text:p>1797</text:p>
          </table:table-cell>
          <table:table-cell ns41:value-type="string" table:style-name="TL RowHeader" office:value-type="string">
            <text:p>van 52 tot 53 jaren.</text:p>
          </table:table-cell>
          <table:table-cell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006" office:value-type="float">
            <text:p>1,006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036" office:value-type="float">
            <text:p>1,036</text:p>
          </table:table-cell>
          <table:table-cell ns41:value-type="float" table:style-name="TL Data" office:value="2042" office:value-type="float">
            <text:p>2,04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6" office:value-type="float">
            <text:p>1796</text:p>
          </table:table-cell>
          <table:table-cell ns41:value-type="string" table:style-name="TL RowHeader" office:value-type="string">
            <text:p>van 53 tot 54 jaren.</text:p>
          </table:table-cell>
          <table:table-cell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975" office:value-type="float">
            <text:p>975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958" office:value-type="float">
            <text:p>958</text:p>
          </table:table-cell>
          <table:table-cell ns41:value-type="float" table:style-name="TL Data" office:value="1933" office:value-type="float">
            <text:p>1,93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5" office:value-type="float">
            <text:p>1795</text:p>
          </table:table-cell>
          <table:table-cell ns41:value-type="string" table:style-name="TL RowHeader" office:value-type="string">
            <text:p>van 54 tot 55 jaren.</text:p>
          </table:table-cell>
          <table:table-cell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1693" office:value-type="float">
            <text:p>1,69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4" office:value-type="float">
            <text:p>1794</text:p>
          </table:table-cell>
          <table:table-cell ns41:value-type="string" table:style-name="TL RowHeader" office:value-type="string">
            <text:p>van 55 tot 56 jaren.</text:p>
          </table:table-cell>
          <table:table-cell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890" office:value-type="float">
            <text:p>890</text:p>
          </table:table-cell>
          <table:table-cell ns41:value-type="float" table:style-name="TL Data" office:value="1666" office:value-type="float">
            <text:p>1,66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3" office:value-type="float">
            <text:p>1793</text:p>
          </table:table-cell>
          <table:table-cell ns41:value-type="string" table:style-name="TL RowHeader" office:value-type="string">
            <text:p>van 56 tot 57 jaren.</text:p>
          </table:table-cell>
          <table:table-cell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732" office:value-type="float">
            <text:p>732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1523" office:value-type="float">
            <text:p>1,52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2" office:value-type="float">
            <text:p>1792</text:p>
          </table:table-cell>
          <table:table-cell ns41:value-type="string" table:style-name="TL RowHeader" office:value-type="string">
            <text:p>van 57 tot 58 jaren.</text:p>
          </table:table-cell>
          <table:table-cell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818" office:value-type="float">
            <text:p>818</text:p>
          </table:table-cell>
          <table:table-cell ns41:value-type="float" table:style-name="TL Data" office:value="1497" office:value-type="float">
            <text:p>1,49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1" office:value-type="float">
            <text:p>1791</text:p>
          </table:table-cell>
          <table:table-cell ns41:value-type="string" table:style-name="TL RowHeader" office:value-type="string">
            <text:p>van 58 tot 59 jaren.</text:p>
          </table:table-cell>
          <table:table-cell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1283" office:value-type="float">
            <text:p>1,28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0" office:value-type="float">
            <text:p>1790</text:p>
          </table:table-cell>
          <table:table-cell ns41:value-type="string" table:style-name="TL RowHeader" office:value-type="string">
            <text:p>van 59 tot 60 jaren.</text:p>
          </table:table-cell>
          <table:table-cell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1429" office:value-type="float">
            <text:p>1,42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9" office:value-type="float">
            <text:p>1789</text:p>
          </table:table-cell>
          <table:table-cell ns41:value-type="string" table:style-name="TL RowHeader" office:value-type="string">
            <text:p>van 60 tot 61 jaren.</text:p>
          </table:table-cell>
          <table:table-cell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839" office:value-type="float">
            <text:p>839</text:p>
          </table:table-cell>
          <table:table-cell ns41:value-type="float" table:style-name="TL Data" office:value="1584" office:value-type="float">
            <text:p>1,58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8" office:value-type="float">
            <text:p>1788</text:p>
          </table:table-cell>
          <table:table-cell ns41:value-type="string" table:style-name="TL RowHeader" office:value-type="string">
            <text:p>van 61 tot 62 jaren.</text:p>
          </table:table-cell>
          <table:table-cell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1334" office:value-type="float">
            <text:p>1,33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7" office:value-type="float">
            <text:p>1787</text:p>
          </table:table-cell>
          <table:table-cell ns41:value-type="string" table:style-name="TL RowHeader" office:value-type="string">
            <text:p>van 62 tot 63 jaren.</text:p>
          </table:table-cell>
          <table:table-cell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1224" office:value-type="float">
            <text:p>1,22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6" office:value-type="float">
            <text:p>1786</text:p>
          </table:table-cell>
          <table:table-cell ns41:value-type="string" table:style-name="TL RowHeader" office:value-type="string">
            <text:p>van 63 tot 64 jaren.</text:p>
          </table:table-cell>
          <table:table-cell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636" office:value-type="float">
            <text:p>636</text:p>
          </table:table-cell>
          <table:table-cell ns41:value-type="float" table:style-name="TL Data" office:value="1230" office:value-type="float">
            <text:p>1,23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5" office:value-type="float">
            <text:p>1785</text:p>
          </table:table-cell>
          <table:table-cell ns41:value-type="string" table:style-name="TL RowHeader" office:value-type="string">
            <text:p>van 64 tot 65 jaren.</text:p>
          </table:table-cell>
          <table:table-cell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1241" office:value-type="float">
            <text:p>1,24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4" office:value-type="float">
            <text:p>1784</text:p>
          </table:table-cell>
          <table:table-cell ns41:value-type="string" table:style-name="TL RowHeader" office:value-type="string">
            <text:p>van 65 tot 66 jaren.</text:p>
          </table:table-cell>
          <table:table-cell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1268" office:value-type="float">
            <text:p>1,26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3" office:value-type="float">
            <text:p>1783</text:p>
          </table:table-cell>
          <table:table-cell ns41:value-type="string" table:style-name="TL RowHeader" office:value-type="string">
            <text:p>van 66 tot 67 jaren.</text:p>
          </table:table-cell>
          <table:table-cell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1083" office:value-type="float">
            <text:p>1,08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2" office:value-type="float">
            <text:p>1782</text:p>
          </table:table-cell>
          <table:table-cell ns41:value-type="string" table:style-name="TL RowHeader" office:value-type="string">
            <text:p>van 67 tot 68 jaren.</text:p>
          </table:table-cell>
          <table:table-cell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995" office:value-type="float">
            <text:p>99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1" office:value-type="float">
            <text:p>1781</text:p>
          </table:table-cell>
          <table:table-cell ns41:value-type="string" table:style-name="TL RowHeader" office:value-type="string">
            <text:p>van 68 tot 69 jaren.</text:p>
          </table:table-cell>
          <table:table-cell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826" office:value-type="float">
            <text:p>82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0" office:value-type="float">
            <text:p>1780</text:p>
          </table:table-cell>
          <table:table-cell ns41:value-type="string" table:style-name="TL RowHeader" office:value-type="string">
            <text:p>van 69 tot 70 jaren.</text:p>
          </table:table-cell>
          <table:table-cell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977" office:value-type="float">
            <text:p>97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9" office:value-type="float">
            <text:p>1779</text:p>
          </table:table-cell>
          <table:table-cell ns41:value-type="string" table:style-name="TL RowHeader" office:value-type="string">
            <text:p>van 70 tot 71 jaren.</text:p>
          </table:table-cell>
          <table:table-cell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875" office:value-type="float">
            <text:p>87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8" office:value-type="float">
            <text:p>1778</text:p>
          </table:table-cell>
          <table:table-cell ns41:value-type="string" table:style-name="TL RowHeader" office:value-type="string">
            <text:p>van 71 tot 72 jaren.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595" office:value-type="float">
            <text:p>59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7" office:value-type="float">
            <text:p>1777</text:p>
          </table:table-cell>
          <table:table-cell ns41:value-type="string" table:style-name="TL RowHeader" office:value-type="string">
            <text:p>van 72 tot 73 jaren.</text:p>
          </table:table-cell>
          <table:table-cell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719" office:value-type="float">
            <text:p>71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6" office:value-type="float">
            <text:p>1776</text:p>
          </table:table-cell>
          <table:table-cell ns41:value-type="string" table:style-name="TL RowHeader" office:value-type="string">
            <text:p>van 73 tot 74 jaren.</text:p>
          </table:table-cell>
          <table:table-cell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604" office:value-type="float">
            <text:p>60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5" office:value-type="float">
            <text:p>1775</text:p>
          </table:table-cell>
          <table:table-cell ns41:value-type="string" table:style-name="TL RowHeader" office:value-type="string">
            <text:p>van 74 tot 75 jaren.</text:p>
          </table:table-cell>
          <table:table-cell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573" office:value-type="float">
            <text:p>57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4" office:value-type="float">
            <text:p>1774</text:p>
          </table:table-cell>
          <table:table-cell ns41:value-type="string" table:style-name="TL RowHeader" office:value-type="string">
            <text:p>van 75 tot 76 jaren.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547" office:value-type="float">
            <text:p>54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3" office:value-type="float">
            <text:p>1773</text:p>
          </table:table-cell>
          <table:table-cell ns41:value-type="string" table:style-name="TL RowHeader" office:value-type="string">
            <text:p>van 76 tot 77 jaren.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457" office:value-type="float">
            <text:p>45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2" office:value-type="float">
            <text:p>1772</text:p>
          </table:table-cell>
          <table:table-cell ns41:value-type="string" table:style-name="TL RowHeader" office:value-type="string">
            <text:p>van 77 tot 78 jaren.</text:p>
          </table:table-cell>
          <table:table-cell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421" office:value-type="float">
            <text:p>42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1" office:value-type="float">
            <text:p>1771</text:p>
          </table:table-cell>
          <table:table-cell ns41:value-type="string" table:style-name="TL RowHeader" office:value-type="string">
            <text:p>van 78 tot 79 jaren.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346" office:value-type="float">
            <text:p>34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0" office:value-type="float">
            <text:p>1770</text:p>
          </table:table-cell>
          <table:table-cell ns41:value-type="string" table:style-name="TL RowHeader" office:value-type="string">
            <text:p>van 79 tot 80 jaren.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379" office:value-type="float">
            <text:p>37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9" office:value-type="float">
            <text:p>1769</text:p>
          </table:table-cell>
          <table:table-cell ns41:value-type="string" table:style-name="TL RowHeader" office:value-type="string">
            <text:p>van 80 tot 81 jaren.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324" office:value-type="float">
            <text:p>32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8" office:value-type="float">
            <text:p>1768</text:p>
          </table:table-cell>
          <table:table-cell ns41:value-type="string" table:style-name="TL RowHeader" office:value-type="string">
            <text:p>van 81 tot 82 jaren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office:value="29" table:style-name="TL Data" table:number-columns-repeated="2" office:value-type="float">
            <text:p>29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47" office:value-type="float">
            <text:p>14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7" office:value-type="float">
            <text:p>1767</text:p>
          </table:table-cell>
          <table:table-cell ns41:value-type="string" table:style-name="TL RowHeader" office:value-type="string">
            <text:p>van 82 tot 83 jaren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64" office:value-type="float">
            <text:p>16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6" office:value-type="float">
            <text:p>1766</text:p>
          </table:table-cell>
          <table:table-cell ns41:value-type="string" table:style-name="TL RowHeader" office:value-type="string">
            <text:p>van 83 tot 84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51" office:value-type="float">
            <text:p>15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5" office:value-type="float">
            <text:p>1765</text:p>
          </table:table-cell>
          <table:table-cell ns41:value-type="string" table:style-name="TL RowHeader" office:value-type="string">
            <text:p>van 84 tot 85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16" office:value-type="float">
            <text:p>11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4" office:value-type="float">
            <text:p>1764</text:p>
          </table:table-cell>
          <table:table-cell ns41:value-type="string" table:style-name="TL RowHeader" office:value-type="string">
            <text:p>van 85 tot 86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04" office:value-type="float">
            <text:p>10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3" office:value-type="float">
            <text:p>1763</text:p>
          </table:table-cell>
          <table:table-cell ns41:value-type="string" table:style-name="TL RowHeader" office:value-type="string">
            <text:p>van 86 tot 87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81" office:value-type="float">
            <text:p>8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2" office:value-type="float">
            <text:p>1762</text:p>
          </table:table-cell>
          <table:table-cell ns41:value-type="string" table:style-name="TL RowHeader" office:value-type="string">
            <text:p>van 87 tot 88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4" office:value-type="float">
            <text:p>5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1" office:value-type="float">
            <text:p>1761</text:p>
          </table:table-cell>
          <table:table-cell ns41:value-type="string" table:style-name="TL RowHeader" office:value-type="string">
            <text:p>van 88 tot 89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6" office:value-type="float">
            <text:p>4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0" office:value-type="float">
            <text:p>1760</text:p>
          </table:table-cell>
          <table:table-cell ns41:value-type="string" table:style-name="TL RowHeader" office:value-type="string">
            <text:p>van 89 tot 90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1" office:value-type="float">
            <text:p>5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9" office:value-type="float">
            <text:p>1759</text:p>
          </table:table-cell>
          <table:table-cell ns41:value-type="string" table:style-name="TL RowHeader" office:value-type="string">
            <text:p>van 90 tot 91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7" office:value-type="float">
            <text:p>3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8" office:value-type="float">
            <text:p>1758</text:p>
          </table:table-cell>
          <table:table-cell ns41:value-type="string" table:style-name="TL RowHeader" office:value-type="string">
            <text:p>van 91 tot 92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office:value="12" table:style-name="TL Data" table:number-columns-repeated="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7" office:value-type="float">
            <text:p>1757</text:p>
          </table:table-cell>
          <table:table-cell ns41:value-type="string" table:style-name="TL RowHeader" office:value-type="string">
            <text:p>van 92 tot 93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6" office:value-type="float">
            <text:p>1756</text:p>
          </table:table-cell>
          <table:table-cell ns41:value-type="string" table:style-name="TL RowHeader" office:value-type="string">
            <text:p>van 93 tot 94 jaren.</text:p>
          </table:table-cell>
          <table:table-cell/>
          <table:table-cell table:style-name="TL Data"/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5" office:value-type="float">
            <text:p>1755</text:p>
          </table:table-cell>
          <table:table-cell ns41:value-type="string" table:style-name="TL RowHeader" office:value-type="string">
            <text:p>van 94 tot 95 jaren.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4" office:value-type="float">
            <text:p>1754</text:p>
          </table:table-cell>
          <table:table-cell ns41:value-type="string" table:style-name="TL RowHeader" office:value-type="string">
            <text:p>van 95 tot 96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3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3" office:value-type="float">
            <text:p>1753</text:p>
          </table:table-cell>
          <table:table-cell ns41:value-type="string" table:style-name="TL RowHeader" office:value-type="string">
            <text:p>van 96 tot 97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2" office:value-type="float">
            <text:p>1752</text:p>
          </table:table-cell>
          <table:table-cell ns41:value-type="string" table:style-name="TL RowHeader" office:value-type="string">
            <text:p>van 97 tot 98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1" office:value-type="float">
            <text:p>1751</text:p>
          </table:table-cell>
          <table:table-cell ns41:value-type="string" table:style-name="TL RowHeader" office:value-type="string">
            <text:p>van 98 tot 99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0" office:value-type="float">
            <text:p>1750</text:p>
          </table:table-cell>
          <table:table-cell ns41:value-type="string" table:style-name="TL RowHeader" office:value-type="string">
            <text:p>van 99 tot 100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49" office:value-type="float">
            <text:p>1749</text:p>
          </table:table-cell>
          <table:table-cell ns41:value-type="string" table:style-name="TL RowHeader" office:value-type="string">
            <text:p>van 100 en daarbov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table:style-name="TL RowHeader"/>
          <table:table-cell ns41:value-type="string" table:style-name="TL RowHeader" office:value-type="string">
            <text:p>Onbekende ouderdom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1">
          <table:table-cell ns41:value-type="string" table:style-name="TL RowHeader" office:value-type="string">
            <text:p>DE STEDEN EN HET PLATTE LAND VEREENIGD.</text:p>
          </table:table-cell>
          <table:table-cell table:style-name="TL RowHeader"/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67858" office:value-type="float">
            <text:p>67,858</text:p>
          </table:table-cell>
          <table:table-cell ns41:value-type="float" table:style-name="TL Data" office:value="31107" office:value-type="float">
            <text:p>31,107</text:p>
          </table:table-cell>
          <table:table-cell ns41:value-type="float" table:style-name="TL Data" office:value="4551" office:value-type="float">
            <text:p>4,551</text:p>
          </table:table-cell>
          <table:table-cell ns41:value-type="float" table:style-name="TL Data" office:value="103516" office:value-type="float">
            <text:p>103,516</text:p>
          </table:table-cell>
          <table:table-cell ns41:value-type="float" table:style-name="TL Data" office:value="62589" office:value-type="float">
            <text:p>62,589</text:p>
          </table:table-cell>
          <table:table-cell ns41:value-type="float" table:style-name="TL Data" office:value="31370" office:value-type="float">
            <text:p>31,370</text:p>
          </table:table-cell>
          <table:table-cell ns41:value-type="float" table:style-name="TL Data" office:value="7786" office:value-type="float">
            <text:p>7,786</text:p>
          </table:table-cell>
          <table:table-cell ns41:value-type="float" table:style-name="TL Data" office:value="101745" office:value-type="float">
            <text:p>101,745</text:p>
          </table:table-cell>
          <table:table-cell ns41:value-type="float" table:style-name="TL Data" office:value="205261" office:value-type="float">
            <text:p>205,261</text:p>
          </table:table-cell>
          <table:table-cell table:number-columns-repeated="1011"/>
        </table:table-row>
        <table:table-row table:style-name="ro4" table:number-rows-repeated="10481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Opmerkingen">
        <table:table-column table:style-name="co6" table:default-cell-style-name="ce8"/>
        <table:table-column table:style-name="co5" table:default-cell-style-name="Default"/>
        <table:table-column table:style-name="co7" table:default-cell-style-name="ce8"/>
        <table:table-column table:style-name="co5" table:default-cell-style-name="Default" table:number-columns-repeated="1021"/>
        <table:table-row table:style-name="ro4">
          <table:table-cell table:style-name="ce42"/>
          <table:table-cell/>
          <table:table-cell table:style-name="ce43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43" table:number-columns-repeated="3"/>
          <table:table-cell table:number-columns-repeated="2"/>
          <table:table-cell table:style-name="ce43"/>
          <table:table-cell table:number-columns-repeated="1018"/>
        </table:table-row>
        <table:table-row table:style-name="ro4">
          <table:table-cell ns41:value-type="string" table:style-name="TL Metadata" office:value-type="string">
            <text:p>Editregel</text:p>
          </table:table-cell>
          <table:table-cell ns41:value-type="string" table:style-name="TL Metadata" office:value-type="string">
            <text:p>Deel telling</text:p>
          </table:table-cell>
          <table:table-cell ns41:value-type="string" table:style-name="TL Metadata" office:value-type="string">
            <text:p>Rolnummer</text:p>
          </table:table-cell>
          <table:table-cell/>
          <table:table-cell table:style-name="ce43"/>
          <table:table-cell table:number-columns-repeated="1019"/>
        </table:table-row>
        <table:table-row table:style-name="ro4">
          <table:table-cell table:style-name="TL Metadata" table:number-columns-repeated="3"/>
          <table:table-cell table:number-columns-repeated="2"/>
          <table:table-cell table:style-name="ce44"/>
          <table:table-cell table:number-columns-repeated="1018"/>
        </table:table-row>
        <table:table-row table:style-name="ro4">
          <table:table-cell ns41:value-type="float" table:style-name="TL Metadata" office:value="15038" office:value-type="float">
            <text:p>15038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01" office:value-type="float">
            <text:p>3803520054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39" office:value-type="float">
            <text:p>15039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02" office:value-type="float">
            <text:p>38035200540100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40" office:value-type="float">
            <text:p>15040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03" office:value-type="float">
            <text:p>38035200540100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41" office:value-type="float">
            <text:p>15041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04" office:value-type="float">
            <text:p>38035200540100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42" office:value-type="float">
            <text:p>15042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05" office:value-type="float">
            <text:p>38035200540100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43" office:value-type="float">
            <text:p>15043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06" office:value-type="float">
            <text:p>38035200540100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44" office:value-type="float">
            <text:p>15044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07" office:value-type="float">
            <text:p>38035200540100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45" office:value-type="float">
            <text:p>15045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08" office:value-type="float">
            <text:p>38035200540100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46" office:value-type="float">
            <text:p>15046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09" office:value-type="float">
            <text:p>38035200540100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47" office:value-type="float">
            <text:p>15047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10" office:value-type="float">
            <text:p>38035200540101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48" office:value-type="float">
            <text:p>15048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11" office:value-type="float">
            <text:p>38035200540101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49" office:value-type="float">
            <text:p>15049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12" office:value-type="float">
            <text:p>38035200540101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50" office:value-type="float">
            <text:p>15050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13" office:value-type="float">
            <text:p>38035200540101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51" office:value-type="float">
            <text:p>15051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14" office:value-type="float">
            <text:p>38035200540101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52" office:value-type="float">
            <text:p>15052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15" office:value-type="float">
            <text:p>38035200540101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53" office:value-type="float">
            <text:p>15053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16" office:value-type="float">
            <text:p>38035200540101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54" office:value-type="float">
            <text:p>15054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17" office:value-type="float">
            <text:p>38035200540101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55" office:value-type="float">
            <text:p>15055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18" office:value-type="float">
            <text:p>38035200540101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56" office:value-type="float">
            <text:p>15056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19" office:value-type="float">
            <text:p>38035200540101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57" office:value-type="float">
            <text:p>15057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20" office:value-type="float">
            <text:p>38035200540102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58" office:value-type="float">
            <text:p>15058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21" office:value-type="float">
            <text:p>38035200540102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59" office:value-type="float">
            <text:p>15059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22" office:value-type="float">
            <text:p>38035200540102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60" office:value-type="float">
            <text:p>15060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23" office:value-type="float">
            <text:p>38035200540102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61" office:value-type="float">
            <text:p>15061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24" office:value-type="float">
            <text:p>38035200540102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62" office:value-type="float">
            <text:p>15062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25" office:value-type="float">
            <text:p>38035200540102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63" office:value-type="float">
            <text:p>15063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26" office:value-type="float">
            <text:p>38035200540102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64" office:value-type="float">
            <text:p>15064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27" office:value-type="float">
            <text:p>38035200540102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65" office:value-type="float">
            <text:p>15065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28" office:value-type="float">
            <text:p>38035200540102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66" office:value-type="float">
            <text:p>15066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29" office:value-type="float">
            <text:p>38035200540102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67" office:value-type="float">
            <text:p>15067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30" office:value-type="float">
            <text:p>38035200540103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68" office:value-type="float">
            <text:p>15068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31" office:value-type="float">
            <text:p>38035200540103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69" office:value-type="float">
            <text:p>15069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32" office:value-type="float">
            <text:p>38035200540103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70" office:value-type="float">
            <text:p>15070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33" office:value-type="float">
            <text:p>38035200540103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71" office:value-type="float">
            <text:p>15071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34" office:value-type="float">
            <text:p>38035200540103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72" office:value-type="float">
            <text:p>15072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35" office:value-type="float">
            <text:p>38035200540103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73" office:value-type="float">
            <text:p>15073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36" office:value-type="float">
            <text:p>38035200540103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74" office:value-type="float">
            <text:p>15074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37" office:value-type="float">
            <text:p>38035200540103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75" office:value-type="float">
            <text:p>15075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38" office:value-type="float">
            <text:p>38035200540103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76" office:value-type="float">
            <text:p>15076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39" office:value-type="float">
            <text:p>38035200540103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77" office:value-type="float">
            <text:p>15077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40" office:value-type="float">
            <text:p>38035200540104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78" office:value-type="float">
            <text:p>15078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41" office:value-type="float">
            <text:p>38035200540104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79" office:value-type="float">
            <text:p>15079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42" office:value-type="float">
            <text:p>38035200540104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80" office:value-type="float">
            <text:p>15080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43" office:value-type="float">
            <text:p>38035200540104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81" office:value-type="float">
            <text:p>15081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44" office:value-type="float">
            <text:p>38035200540104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82" office:value-type="float">
            <text:p>15082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45" office:value-type="float">
            <text:p>38035200540104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83" office:value-type="float">
            <text:p>15083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46" office:value-type="float">
            <text:p>38035200540104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84" office:value-type="float">
            <text:p>15084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47" office:value-type="float">
            <text:p>38035200540104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85" office:value-type="float">
            <text:p>15085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48" office:value-type="float">
            <text:p>38035200540104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86" office:value-type="float">
            <text:p>15086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49" office:value-type="float">
            <text:p>38035200540104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87" office:value-type="float">
            <text:p>15087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50" office:value-type="float">
            <text:p>38035200540105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88" office:value-type="float">
            <text:p>15088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51" office:value-type="float">
            <text:p>38035200540105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89" office:value-type="float">
            <text:p>15089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52" office:value-type="float">
            <text:p>38035200540105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90" office:value-type="float">
            <text:p>15090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53" office:value-type="float">
            <text:p>38035200540105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91" office:value-type="float">
            <text:p>15091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54" office:value-type="float">
            <text:p>38035200540105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92" office:value-type="float">
            <text:p>15092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55" office:value-type="float">
            <text:p>38035200540105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93" office:value-type="float">
            <text:p>15093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56" office:value-type="float">
            <text:p>38035200540105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94" office:value-type="float">
            <text:p>15094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57" office:value-type="float">
            <text:p>38035200540105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95" office:value-type="float">
            <text:p>15095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58" office:value-type="float">
            <text:p>38035200540105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96" office:value-type="float">
            <text:p>15096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59" office:value-type="float">
            <text:p>38035200540105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97" office:value-type="float">
            <text:p>15097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60" office:value-type="float">
            <text:p>38035200540106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98" office:value-type="float">
            <text:p>15098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61" office:value-type="float">
            <text:p>38035200540106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099" office:value-type="float">
            <text:p>15099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62" office:value-type="float">
            <text:p>38035200540106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00" office:value-type="float">
            <text:p>15100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63" office:value-type="float">
            <text:p>38035200540106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01" office:value-type="float">
            <text:p>15101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64" office:value-type="float">
            <text:p>38035200540106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02" office:value-type="float">
            <text:p>15102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65" office:value-type="float">
            <text:p>38035200540106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03" office:value-type="float">
            <text:p>15103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66" office:value-type="float">
            <text:p>38035200540106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04" office:value-type="float">
            <text:p>15104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67" office:value-type="float">
            <text:p>38035200540106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05" office:value-type="float">
            <text:p>15105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68" office:value-type="float">
            <text:p>38035200540106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06" office:value-type="float">
            <text:p>15106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69" office:value-type="float">
            <text:p>38035200540106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07" office:value-type="float">
            <text:p>15107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70" office:value-type="float">
            <text:p>38035200540107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08" office:value-type="float">
            <text:p>15108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71" office:value-type="float">
            <text:p>38035200540107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09" office:value-type="float">
            <text:p>15109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72" office:value-type="float">
            <text:p>38035200540107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10" office:value-type="float">
            <text:p>15110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73" office:value-type="float">
            <text:p>38035200540107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11" office:value-type="float">
            <text:p>15111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74" office:value-type="float">
            <text:p>38035200540107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12" office:value-type="float">
            <text:p>15112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75" office:value-type="float">
            <text:p>38035200540107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13" office:value-type="float">
            <text:p>15113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76" office:value-type="float">
            <text:p>38035200540107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14" office:value-type="float">
            <text:p>15114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77" office:value-type="float">
            <text:p>38035200540107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15" office:value-type="float">
            <text:p>15115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78" office:value-type="float">
            <text:p>38035200540107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16" office:value-type="float">
            <text:p>15116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79" office:value-type="float">
            <text:p>38035200540107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17" office:value-type="float">
            <text:p>15117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80" office:value-type="float">
            <text:p>38035200540108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18" office:value-type="float">
            <text:p>15118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81" office:value-type="float">
            <text:p>38035200540108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19" office:value-type="float">
            <text:p>15119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82" office:value-type="float">
            <text:p>38035200540108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20" office:value-type="float">
            <text:p>15120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83" office:value-type="float">
            <text:p>38035200540108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21" office:value-type="float">
            <text:p>15121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84" office:value-type="float">
            <text:p>38035200540108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22" office:value-type="float">
            <text:p>15122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85" office:value-type="float">
            <text:p>38035200540108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23" office:value-type="float">
            <text:p>15123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86" office:value-type="float">
            <text:p>38035200540108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24" office:value-type="float">
            <text:p>15124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87" office:value-type="float">
            <text:p>38035200540108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25" office:value-type="float">
            <text:p>15125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88" office:value-type="float">
            <text:p>38035200540108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26" office:value-type="float">
            <text:p>15126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89" office:value-type="float">
            <text:p>38035200540108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27" office:value-type="float">
            <text:p>15127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90" office:value-type="float">
            <text:p>38035200540109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28" office:value-type="float">
            <text:p>15128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91" office:value-type="float">
            <text:p>38035200540109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29" office:value-type="float">
            <text:p>15129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92" office:value-type="float">
            <text:p>38035200540109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30" office:value-type="float">
            <text:p>15130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93" office:value-type="float">
            <text:p>38035200540109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31" office:value-type="float">
            <text:p>15131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94" office:value-type="float">
            <text:p>38035200540109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32" office:value-type="float">
            <text:p>15132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95" office:value-type="float">
            <text:p>38035200540109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33" office:value-type="float">
            <text:p>15133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96" office:value-type="float">
            <text:p>38035200540109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34" office:value-type="float">
            <text:p>15134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97" office:value-type="float">
            <text:p>38035200540109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35" office:value-type="float">
            <text:p>15135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98" office:value-type="float">
            <text:p>38035200540109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36" office:value-type="float">
            <text:p>15136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099" office:value-type="float">
            <text:p>38035200540109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37" office:value-type="float">
            <text:p>15137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100" office:value-type="float">
            <text:p>38035200540110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38" office:value-type="float">
            <text:p>15138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101" office:value-type="float">
            <text:p>3803520054011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39" office:value-type="float">
            <text:p>15139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102" office:value-type="float">
            <text:p>38035200540110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40" office:value-type="float">
            <text:p>15140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103" office:value-type="float">
            <text:p>38035200540110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41" office:value-type="float">
            <text:p>15141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401104" office:value-type="float">
            <text:p>38035200540110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42" office:value-type="float">
            <text:p>15142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01" office:value-type="float">
            <text:p>3803520055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43" office:value-type="float">
            <text:p>15143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02" office:value-type="float">
            <text:p>38035200550100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44" office:value-type="float">
            <text:p>15144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03" office:value-type="float">
            <text:p>38035200550100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45" office:value-type="float">
            <text:p>15145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04" office:value-type="float">
            <text:p>38035200550100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46" office:value-type="float">
            <text:p>15146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05" office:value-type="float">
            <text:p>38035200550100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47" office:value-type="float">
            <text:p>15147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06" office:value-type="float">
            <text:p>38035200550100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48" office:value-type="float">
            <text:p>15148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07" office:value-type="float">
            <text:p>38035200550100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49" office:value-type="float">
            <text:p>15149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08" office:value-type="float">
            <text:p>38035200550100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50" office:value-type="float">
            <text:p>15150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09" office:value-type="float">
            <text:p>38035200550100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51" office:value-type="float">
            <text:p>15151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10" office:value-type="float">
            <text:p>38035200550101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52" office:value-type="float">
            <text:p>15152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11" office:value-type="float">
            <text:p>38035200550101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53" office:value-type="float">
            <text:p>15153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12" office:value-type="float">
            <text:p>38035200550101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54" office:value-type="float">
            <text:p>15154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13" office:value-type="float">
            <text:p>38035200550101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55" office:value-type="float">
            <text:p>15155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14" office:value-type="float">
            <text:p>38035200550101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56" office:value-type="float">
            <text:p>15156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15" office:value-type="float">
            <text:p>38035200550101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57" office:value-type="float">
            <text:p>15157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16" office:value-type="float">
            <text:p>38035200550101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58" office:value-type="float">
            <text:p>15158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17" office:value-type="float">
            <text:p>38035200550101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59" office:value-type="float">
            <text:p>15159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18" office:value-type="float">
            <text:p>38035200550101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60" office:value-type="float">
            <text:p>15160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19" office:value-type="float">
            <text:p>38035200550101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61" office:value-type="float">
            <text:p>15161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20" office:value-type="float">
            <text:p>38035200550102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62" office:value-type="float">
            <text:p>15162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21" office:value-type="float">
            <text:p>38035200550102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63" office:value-type="float">
            <text:p>15163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22" office:value-type="float">
            <text:p>38035200550102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64" office:value-type="float">
            <text:p>15164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23" office:value-type="float">
            <text:p>38035200550102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65" office:value-type="float">
            <text:p>15165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24" office:value-type="float">
            <text:p>38035200550102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66" office:value-type="float">
            <text:p>15166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25" office:value-type="float">
            <text:p>38035200550102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67" office:value-type="float">
            <text:p>15167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26" office:value-type="float">
            <text:p>38035200550102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68" office:value-type="float">
            <text:p>15168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27" office:value-type="float">
            <text:p>38035200550102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69" office:value-type="float">
            <text:p>15169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28" office:value-type="float">
            <text:p>38035200550102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70" office:value-type="float">
            <text:p>15170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29" office:value-type="float">
            <text:p>38035200550102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71" office:value-type="float">
            <text:p>15171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30" office:value-type="float">
            <text:p>38035200550103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72" office:value-type="float">
            <text:p>15172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31" office:value-type="float">
            <text:p>38035200550103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73" office:value-type="float">
            <text:p>15173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32" office:value-type="float">
            <text:p>38035200550103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74" office:value-type="float">
            <text:p>15174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33" office:value-type="float">
            <text:p>38035200550103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75" office:value-type="float">
            <text:p>15175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34" office:value-type="float">
            <text:p>38035200550103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76" office:value-type="float">
            <text:p>15176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35" office:value-type="float">
            <text:p>38035200550103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77" office:value-type="float">
            <text:p>15177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36" office:value-type="float">
            <text:p>38035200550103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78" office:value-type="float">
            <text:p>15178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37" office:value-type="float">
            <text:p>38035200550103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79" office:value-type="float">
            <text:p>15179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38" office:value-type="float">
            <text:p>38035200550103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80" office:value-type="float">
            <text:p>15180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39" office:value-type="float">
            <text:p>38035200550103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81" office:value-type="float">
            <text:p>15181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40" office:value-type="float">
            <text:p>38035200550104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82" office:value-type="float">
            <text:p>15182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41" office:value-type="float">
            <text:p>38035200550104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83" office:value-type="float">
            <text:p>15183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42" office:value-type="float">
            <text:p>38035200550104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84" office:value-type="float">
            <text:p>15184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43" office:value-type="float">
            <text:p>38035200550104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85" office:value-type="float">
            <text:p>15185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44" office:value-type="float">
            <text:p>38035200550104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86" office:value-type="float">
            <text:p>15186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45" office:value-type="float">
            <text:p>38035200550104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87" office:value-type="float">
            <text:p>15187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46" office:value-type="float">
            <text:p>38035200550104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88" office:value-type="float">
            <text:p>15188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47" office:value-type="float">
            <text:p>38035200550104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89" office:value-type="float">
            <text:p>15189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48" office:value-type="float">
            <text:p>38035200550104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90" office:value-type="float">
            <text:p>15190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49" office:value-type="float">
            <text:p>38035200550104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91" office:value-type="float">
            <text:p>15191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50" office:value-type="float">
            <text:p>38035200550105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92" office:value-type="float">
            <text:p>15192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51" office:value-type="float">
            <text:p>38035200550105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93" office:value-type="float">
            <text:p>15193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52" office:value-type="float">
            <text:p>38035200550105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94" office:value-type="float">
            <text:p>15194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53" office:value-type="float">
            <text:p>38035200550105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95" office:value-type="float">
            <text:p>15195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54" office:value-type="float">
            <text:p>38035200550105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96" office:value-type="float">
            <text:p>15196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55" office:value-type="float">
            <text:p>38035200550105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97" office:value-type="float">
            <text:p>15197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56" office:value-type="float">
            <text:p>38035200550105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98" office:value-type="float">
            <text:p>15198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57" office:value-type="float">
            <text:p>38035200550105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199" office:value-type="float">
            <text:p>15199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58" office:value-type="float">
            <text:p>38035200550105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00" office:value-type="float">
            <text:p>15200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59" office:value-type="float">
            <text:p>38035200550105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01" office:value-type="float">
            <text:p>15201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60" office:value-type="float">
            <text:p>38035200550106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02" office:value-type="float">
            <text:p>15202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61" office:value-type="float">
            <text:p>38035200550106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03" office:value-type="float">
            <text:p>15203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62" office:value-type="float">
            <text:p>38035200550106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04" office:value-type="float">
            <text:p>15204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63" office:value-type="float">
            <text:p>38035200550106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05" office:value-type="float">
            <text:p>15205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64" office:value-type="float">
            <text:p>38035200550106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06" office:value-type="float">
            <text:p>15206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65" office:value-type="float">
            <text:p>38035200550106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07" office:value-type="float">
            <text:p>15207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66" office:value-type="float">
            <text:p>38035200550106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08" office:value-type="float">
            <text:p>15208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67" office:value-type="float">
            <text:p>38035200550106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09" office:value-type="float">
            <text:p>15209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68" office:value-type="float">
            <text:p>38035200550106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10" office:value-type="float">
            <text:p>15210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69" office:value-type="float">
            <text:p>38035200550106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11" office:value-type="float">
            <text:p>15211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70" office:value-type="float">
            <text:p>38035200550107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12" office:value-type="float">
            <text:p>15212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71" office:value-type="float">
            <text:p>38035200550107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13" office:value-type="float">
            <text:p>15213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72" office:value-type="float">
            <text:p>38035200550107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14" office:value-type="float">
            <text:p>15214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73" office:value-type="float">
            <text:p>38035200550107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15" office:value-type="float">
            <text:p>15215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74" office:value-type="float">
            <text:p>38035200550107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16" office:value-type="float">
            <text:p>15216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75" office:value-type="float">
            <text:p>38035200550107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17" office:value-type="float">
            <text:p>15217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76" office:value-type="float">
            <text:p>38035200550107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18" office:value-type="float">
            <text:p>15218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77" office:value-type="float">
            <text:p>38035200550107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19" office:value-type="float">
            <text:p>15219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78" office:value-type="float">
            <text:p>38035200550107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20" office:value-type="float">
            <text:p>15220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79" office:value-type="float">
            <text:p>38035200550107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21" office:value-type="float">
            <text:p>15221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80" office:value-type="float">
            <text:p>38035200550108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22" office:value-type="float">
            <text:p>15222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81" office:value-type="float">
            <text:p>38035200550108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23" office:value-type="float">
            <text:p>15223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82" office:value-type="float">
            <text:p>38035200550108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24" office:value-type="float">
            <text:p>15224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83" office:value-type="float">
            <text:p>38035200550108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25" office:value-type="float">
            <text:p>15225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84" office:value-type="float">
            <text:p>38035200550108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26" office:value-type="float">
            <text:p>15226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85" office:value-type="float">
            <text:p>38035200550108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27" office:value-type="float">
            <text:p>15227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86" office:value-type="float">
            <text:p>38035200550108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28" office:value-type="float">
            <text:p>15228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87" office:value-type="float">
            <text:p>38035200550108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29" office:value-type="float">
            <text:p>15229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88" office:value-type="float">
            <text:p>38035200550108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30" office:value-type="float">
            <text:p>15230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89" office:value-type="float">
            <text:p>38035200550108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31" office:value-type="float">
            <text:p>15231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90" office:value-type="float">
            <text:p>38035200550109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32" office:value-type="float">
            <text:p>15232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91" office:value-type="float">
            <text:p>38035200550109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33" office:value-type="float">
            <text:p>15233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92" office:value-type="float">
            <text:p>38035200550109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34" office:value-type="float">
            <text:p>15234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93" office:value-type="float">
            <text:p>38035200550109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35" office:value-type="float">
            <text:p>15235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94" office:value-type="float">
            <text:p>38035200550109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36" office:value-type="float">
            <text:p>15236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95" office:value-type="float">
            <text:p>38035200550109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37" office:value-type="float">
            <text:p>15237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96" office:value-type="float">
            <text:p>38035200550109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38" office:value-type="float">
            <text:p>15238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97" office:value-type="float">
            <text:p>38035200550109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39" office:value-type="float">
            <text:p>15239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98" office:value-type="float">
            <text:p>38035200550109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40" office:value-type="float">
            <text:p>15240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099" office:value-type="float">
            <text:p>38035200550109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41" office:value-type="float">
            <text:p>15241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100" office:value-type="float">
            <text:p>38035200550110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42" office:value-type="float">
            <text:p>15242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101" office:value-type="float">
            <text:p>3803520055011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43" office:value-type="float">
            <text:p>15243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102" office:value-type="float">
            <text:p>38035200550110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44" office:value-type="float">
            <text:p>15244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103" office:value-type="float">
            <text:p>38035200550110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45" office:value-type="float">
            <text:p>15245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2005501104" office:value-type="float">
            <text:p>38035200550110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46" office:value-type="float">
            <text:p>15246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01" office:value-type="float">
            <text:p>380353005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47" office:value-type="float">
            <text:p>15247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02" office:value-type="float">
            <text:p>38035300560100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48" office:value-type="float">
            <text:p>15248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03" office:value-type="float">
            <text:p>38035300560100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49" office:value-type="float">
            <text:p>15249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04" office:value-type="float">
            <text:p>38035300560100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50" office:value-type="float">
            <text:p>15250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05" office:value-type="float">
            <text:p>38035300560100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51" office:value-type="float">
            <text:p>15251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06" office:value-type="float">
            <text:p>38035300560100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52" office:value-type="float">
            <text:p>15252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07" office:value-type="float">
            <text:p>38035300560100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53" office:value-type="float">
            <text:p>15253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08" office:value-type="float">
            <text:p>38035300560100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54" office:value-type="float">
            <text:p>15254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09" office:value-type="float">
            <text:p>38035300560100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55" office:value-type="float">
            <text:p>15255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10" office:value-type="float">
            <text:p>38035300560101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56" office:value-type="float">
            <text:p>15256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11" office:value-type="float">
            <text:p>38035300560101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57" office:value-type="float">
            <text:p>15257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12" office:value-type="float">
            <text:p>38035300560101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58" office:value-type="float">
            <text:p>15258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13" office:value-type="float">
            <text:p>38035300560101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59" office:value-type="float">
            <text:p>15259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14" office:value-type="float">
            <text:p>38035300560101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60" office:value-type="float">
            <text:p>15260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15" office:value-type="float">
            <text:p>38035300560101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61" office:value-type="float">
            <text:p>15261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16" office:value-type="float">
            <text:p>38035300560101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62" office:value-type="float">
            <text:p>15262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17" office:value-type="float">
            <text:p>38035300560101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63" office:value-type="float">
            <text:p>15263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18" office:value-type="float">
            <text:p>38035300560101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64" office:value-type="float">
            <text:p>15264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19" office:value-type="float">
            <text:p>38035300560101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65" office:value-type="float">
            <text:p>15265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20" office:value-type="float">
            <text:p>38035300560102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66" office:value-type="float">
            <text:p>15266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21" office:value-type="float">
            <text:p>38035300560102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67" office:value-type="float">
            <text:p>15267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22" office:value-type="float">
            <text:p>38035300560102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68" office:value-type="float">
            <text:p>15268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23" office:value-type="float">
            <text:p>38035300560102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69" office:value-type="float">
            <text:p>15269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24" office:value-type="float">
            <text:p>38035300560102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70" office:value-type="float">
            <text:p>15270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25" office:value-type="float">
            <text:p>38035300560102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71" office:value-type="float">
            <text:p>15271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26" office:value-type="float">
            <text:p>38035300560102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72" office:value-type="float">
            <text:p>15272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27" office:value-type="float">
            <text:p>38035300560102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73" office:value-type="float">
            <text:p>15273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28" office:value-type="float">
            <text:p>38035300560102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74" office:value-type="float">
            <text:p>15274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29" office:value-type="float">
            <text:p>38035300560102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75" office:value-type="float">
            <text:p>15275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30" office:value-type="float">
            <text:p>38035300560103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76" office:value-type="float">
            <text:p>15276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31" office:value-type="float">
            <text:p>38035300560103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77" office:value-type="float">
            <text:p>15277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32" office:value-type="float">
            <text:p>38035300560103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78" office:value-type="float">
            <text:p>15278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33" office:value-type="float">
            <text:p>38035300560103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79" office:value-type="float">
            <text:p>15279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34" office:value-type="float">
            <text:p>38035300560103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80" office:value-type="float">
            <text:p>15280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35" office:value-type="float">
            <text:p>38035300560103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81" office:value-type="float">
            <text:p>15281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36" office:value-type="float">
            <text:p>38035300560103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82" office:value-type="float">
            <text:p>15282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37" office:value-type="float">
            <text:p>38035300560103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83" office:value-type="float">
            <text:p>15283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38" office:value-type="float">
            <text:p>38035300560103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84" office:value-type="float">
            <text:p>15284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39" office:value-type="float">
            <text:p>38035300560103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85" office:value-type="float">
            <text:p>15285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40" office:value-type="float">
            <text:p>38035300560104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86" office:value-type="float">
            <text:p>15286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41" office:value-type="float">
            <text:p>38035300560104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87" office:value-type="float">
            <text:p>15287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42" office:value-type="float">
            <text:p>38035300560104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88" office:value-type="float">
            <text:p>15288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43" office:value-type="float">
            <text:p>38035300560104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89" office:value-type="float">
            <text:p>15289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44" office:value-type="float">
            <text:p>38035300560104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90" office:value-type="float">
            <text:p>15290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45" office:value-type="float">
            <text:p>38035300560104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91" office:value-type="float">
            <text:p>15291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46" office:value-type="float">
            <text:p>38035300560104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92" office:value-type="float">
            <text:p>15292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47" office:value-type="float">
            <text:p>38035300560104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93" office:value-type="float">
            <text:p>15293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48" office:value-type="float">
            <text:p>38035300560104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94" office:value-type="float">
            <text:p>15294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49" office:value-type="float">
            <text:p>38035300560104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95" office:value-type="float">
            <text:p>15295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50" office:value-type="float">
            <text:p>38035300560105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96" office:value-type="float">
            <text:p>15296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51" office:value-type="float">
            <text:p>38035300560105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97" office:value-type="float">
            <text:p>15297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52" office:value-type="float">
            <text:p>38035300560105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98" office:value-type="float">
            <text:p>15298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53" office:value-type="float">
            <text:p>38035300560105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299" office:value-type="float">
            <text:p>15299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54" office:value-type="float">
            <text:p>38035300560105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00" office:value-type="float">
            <text:p>15300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55" office:value-type="float">
            <text:p>38035300560105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01" office:value-type="float">
            <text:p>15301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56" office:value-type="float">
            <text:p>38035300560105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02" office:value-type="float">
            <text:p>15302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57" office:value-type="float">
            <text:p>38035300560105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03" office:value-type="float">
            <text:p>15303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58" office:value-type="float">
            <text:p>38035300560105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04" office:value-type="float">
            <text:p>15304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59" office:value-type="float">
            <text:p>38035300560105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05" office:value-type="float">
            <text:p>15305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60" office:value-type="float">
            <text:p>38035300560106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06" office:value-type="float">
            <text:p>15306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61" office:value-type="float">
            <text:p>38035300560106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07" office:value-type="float">
            <text:p>15307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62" office:value-type="float">
            <text:p>38035300560106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08" office:value-type="float">
            <text:p>15308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63" office:value-type="float">
            <text:p>38035300560106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09" office:value-type="float">
            <text:p>15309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64" office:value-type="float">
            <text:p>38035300560106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10" office:value-type="float">
            <text:p>15310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65" office:value-type="float">
            <text:p>38035300560106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11" office:value-type="float">
            <text:p>15311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66" office:value-type="float">
            <text:p>38035300560106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12" office:value-type="float">
            <text:p>15312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67" office:value-type="float">
            <text:p>38035300560106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13" office:value-type="float">
            <text:p>15313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68" office:value-type="float">
            <text:p>38035300560106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14" office:value-type="float">
            <text:p>15314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69" office:value-type="float">
            <text:p>38035300560106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15" office:value-type="float">
            <text:p>15315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70" office:value-type="float">
            <text:p>38035300560107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16" office:value-type="float">
            <text:p>15316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71" office:value-type="float">
            <text:p>38035300560107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17" office:value-type="float">
            <text:p>15317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72" office:value-type="float">
            <text:p>38035300560107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18" office:value-type="float">
            <text:p>15318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73" office:value-type="float">
            <text:p>38035300560107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19" office:value-type="float">
            <text:p>15319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74" office:value-type="float">
            <text:p>38035300560107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20" office:value-type="float">
            <text:p>15320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75" office:value-type="float">
            <text:p>38035300560107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21" office:value-type="float">
            <text:p>15321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76" office:value-type="float">
            <text:p>38035300560107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22" office:value-type="float">
            <text:p>15322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77" office:value-type="float">
            <text:p>38035300560107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23" office:value-type="float">
            <text:p>15323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78" office:value-type="float">
            <text:p>38035300560107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24" office:value-type="float">
            <text:p>15324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79" office:value-type="float">
            <text:p>38035300560107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25" office:value-type="float">
            <text:p>15325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80" office:value-type="float">
            <text:p>38035300560108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26" office:value-type="float">
            <text:p>15326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81" office:value-type="float">
            <text:p>38035300560108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27" office:value-type="float">
            <text:p>15327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82" office:value-type="float">
            <text:p>38035300560108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28" office:value-type="float">
            <text:p>15328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83" office:value-type="float">
            <text:p>38035300560108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29" office:value-type="float">
            <text:p>15329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84" office:value-type="float">
            <text:p>38035300560108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30" office:value-type="float">
            <text:p>15330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85" office:value-type="float">
            <text:p>38035300560108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31" office:value-type="float">
            <text:p>15331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86" office:value-type="float">
            <text:p>38035300560108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32" office:value-type="float">
            <text:p>15332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87" office:value-type="float">
            <text:p>38035300560108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33" office:value-type="float">
            <text:p>15333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88" office:value-type="float">
            <text:p>38035300560108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34" office:value-type="float">
            <text:p>15334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89" office:value-type="float">
            <text:p>38035300560108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35" office:value-type="float">
            <text:p>15335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90" office:value-type="float">
            <text:p>38035300560109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36" office:value-type="float">
            <text:p>15336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91" office:value-type="float">
            <text:p>38035300560109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37" office:value-type="float">
            <text:p>15337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92" office:value-type="float">
            <text:p>38035300560109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38" office:value-type="float">
            <text:p>15338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93" office:value-type="float">
            <text:p>38035300560109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39" office:value-type="float">
            <text:p>15339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94" office:value-type="float">
            <text:p>38035300560109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40" office:value-type="float">
            <text:p>15340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95" office:value-type="float">
            <text:p>38035300560109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41" office:value-type="float">
            <text:p>15341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96" office:value-type="float">
            <text:p>38035300560109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42" office:value-type="float">
            <text:p>15342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97" office:value-type="float">
            <text:p>38035300560109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43" office:value-type="float">
            <text:p>15343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98" office:value-type="float">
            <text:p>38035300560109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44" office:value-type="float">
            <text:p>15344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099" office:value-type="float">
            <text:p>38035300560109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45" office:value-type="float">
            <text:p>15345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100" office:value-type="float">
            <text:p>38035300560110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46" office:value-type="float">
            <text:p>15346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101" office:value-type="float">
            <text:p>3803530056011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47" office:value-type="float">
            <text:p>15347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102" office:value-type="float">
            <text:p>38035300560110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48" office:value-type="float">
            <text:p>15348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103" office:value-type="float">
            <text:p>38035300560110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49" office:value-type="float">
            <text:p>15349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601104" office:value-type="float">
            <text:p>38035300560110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50" office:value-type="float">
            <text:p>15350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01" office:value-type="float">
            <text:p>3803530057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51" office:value-type="float">
            <text:p>15351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02" office:value-type="float">
            <text:p>38035300570100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52" office:value-type="float">
            <text:p>15352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03" office:value-type="float">
            <text:p>38035300570100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53" office:value-type="float">
            <text:p>15353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04" office:value-type="float">
            <text:p>38035300570100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54" office:value-type="float">
            <text:p>15354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05" office:value-type="float">
            <text:p>38035300570100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55" office:value-type="float">
            <text:p>15355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06" office:value-type="float">
            <text:p>38035300570100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56" office:value-type="float">
            <text:p>15356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07" office:value-type="float">
            <text:p>38035300570100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57" office:value-type="float">
            <text:p>15357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08" office:value-type="float">
            <text:p>38035300570100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58" office:value-type="float">
            <text:p>15358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09" office:value-type="float">
            <text:p>38035300570100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59" office:value-type="float">
            <text:p>15359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10" office:value-type="float">
            <text:p>38035300570101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60" office:value-type="float">
            <text:p>15360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11" office:value-type="float">
            <text:p>38035300570101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61" office:value-type="float">
            <text:p>15361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12" office:value-type="float">
            <text:p>38035300570101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62" office:value-type="float">
            <text:p>15362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13" office:value-type="float">
            <text:p>38035300570101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63" office:value-type="float">
            <text:p>15363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14" office:value-type="float">
            <text:p>38035300570101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64" office:value-type="float">
            <text:p>15364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15" office:value-type="float">
            <text:p>38035300570101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65" office:value-type="float">
            <text:p>15365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16" office:value-type="float">
            <text:p>38035300570101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66" office:value-type="float">
            <text:p>15366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17" office:value-type="float">
            <text:p>38035300570101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67" office:value-type="float">
            <text:p>15367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18" office:value-type="float">
            <text:p>38035300570101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68" office:value-type="float">
            <text:p>15368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19" office:value-type="float">
            <text:p>38035300570101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69" office:value-type="float">
            <text:p>15369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20" office:value-type="float">
            <text:p>38035300570102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70" office:value-type="float">
            <text:p>15370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21" office:value-type="float">
            <text:p>38035300570102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71" office:value-type="float">
            <text:p>15371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22" office:value-type="float">
            <text:p>38035300570102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72" office:value-type="float">
            <text:p>15372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23" office:value-type="float">
            <text:p>38035300570102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73" office:value-type="float">
            <text:p>15373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24" office:value-type="float">
            <text:p>38035300570102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74" office:value-type="float">
            <text:p>15374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25" office:value-type="float">
            <text:p>38035300570102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75" office:value-type="float">
            <text:p>15375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26" office:value-type="float">
            <text:p>38035300570102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76" office:value-type="float">
            <text:p>15376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27" office:value-type="float">
            <text:p>38035300570102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77" office:value-type="float">
            <text:p>15377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28" office:value-type="float">
            <text:p>38035300570102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78" office:value-type="float">
            <text:p>15378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29" office:value-type="float">
            <text:p>38035300570102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79" office:value-type="float">
            <text:p>15379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30" office:value-type="float">
            <text:p>38035300570103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80" office:value-type="float">
            <text:p>15380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31" office:value-type="float">
            <text:p>38035300570103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81" office:value-type="float">
            <text:p>15381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32" office:value-type="float">
            <text:p>38035300570103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82" office:value-type="float">
            <text:p>15382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33" office:value-type="float">
            <text:p>38035300570103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83" office:value-type="float">
            <text:p>15383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34" office:value-type="float">
            <text:p>38035300570103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84" office:value-type="float">
            <text:p>15384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35" office:value-type="float">
            <text:p>38035300570103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85" office:value-type="float">
            <text:p>15385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36" office:value-type="float">
            <text:p>38035300570103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86" office:value-type="float">
            <text:p>15386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37" office:value-type="float">
            <text:p>38035300570103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87" office:value-type="float">
            <text:p>15387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38" office:value-type="float">
            <text:p>38035300570103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88" office:value-type="float">
            <text:p>15388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39" office:value-type="float">
            <text:p>38035300570103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89" office:value-type="float">
            <text:p>15389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40" office:value-type="float">
            <text:p>38035300570104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90" office:value-type="float">
            <text:p>15390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41" office:value-type="float">
            <text:p>38035300570104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91" office:value-type="float">
            <text:p>15391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42" office:value-type="float">
            <text:p>38035300570104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92" office:value-type="float">
            <text:p>15392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43" office:value-type="float">
            <text:p>38035300570104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93" office:value-type="float">
            <text:p>15393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44" office:value-type="float">
            <text:p>38035300570104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94" office:value-type="float">
            <text:p>15394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45" office:value-type="float">
            <text:p>38035300570104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95" office:value-type="float">
            <text:p>15395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46" office:value-type="float">
            <text:p>38035300570104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96" office:value-type="float">
            <text:p>15396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47" office:value-type="float">
            <text:p>38035300570104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97" office:value-type="float">
            <text:p>15397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48" office:value-type="float">
            <text:p>38035300570104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98" office:value-type="float">
            <text:p>15398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49" office:value-type="float">
            <text:p>38035300570104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399" office:value-type="float">
            <text:p>15399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50" office:value-type="float">
            <text:p>38035300570105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00" office:value-type="float">
            <text:p>15400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51" office:value-type="float">
            <text:p>38035300570105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01" office:value-type="float">
            <text:p>15401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52" office:value-type="float">
            <text:p>38035300570105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02" office:value-type="float">
            <text:p>15402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53" office:value-type="float">
            <text:p>38035300570105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03" office:value-type="float">
            <text:p>15403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54" office:value-type="float">
            <text:p>38035300570105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04" office:value-type="float">
            <text:p>15404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55" office:value-type="float">
            <text:p>38035300570105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05" office:value-type="float">
            <text:p>15405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56" office:value-type="float">
            <text:p>38035300570105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06" office:value-type="float">
            <text:p>15406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57" office:value-type="float">
            <text:p>38035300570105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07" office:value-type="float">
            <text:p>15407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58" office:value-type="float">
            <text:p>38035300570105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08" office:value-type="float">
            <text:p>15408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59" office:value-type="float">
            <text:p>38035300570105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09" office:value-type="float">
            <text:p>15409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60" office:value-type="float">
            <text:p>38035300570106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10" office:value-type="float">
            <text:p>15410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61" office:value-type="float">
            <text:p>38035300570106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11" office:value-type="float">
            <text:p>15411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62" office:value-type="float">
            <text:p>38035300570106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12" office:value-type="float">
            <text:p>15412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63" office:value-type="float">
            <text:p>38035300570106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13" office:value-type="float">
            <text:p>15413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64" office:value-type="float">
            <text:p>38035300570106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14" office:value-type="float">
            <text:p>15414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65" office:value-type="float">
            <text:p>38035300570106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15" office:value-type="float">
            <text:p>15415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66" office:value-type="float">
            <text:p>38035300570106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16" office:value-type="float">
            <text:p>15416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67" office:value-type="float">
            <text:p>38035300570106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17" office:value-type="float">
            <text:p>15417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68" office:value-type="float">
            <text:p>38035300570106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18" office:value-type="float">
            <text:p>15418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69" office:value-type="float">
            <text:p>38035300570106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19" office:value-type="float">
            <text:p>15419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70" office:value-type="float">
            <text:p>38035300570107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20" office:value-type="float">
            <text:p>15420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71" office:value-type="float">
            <text:p>38035300570107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21" office:value-type="float">
            <text:p>15421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72" office:value-type="float">
            <text:p>38035300570107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22" office:value-type="float">
            <text:p>15422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73" office:value-type="float">
            <text:p>38035300570107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23" office:value-type="float">
            <text:p>15423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74" office:value-type="float">
            <text:p>38035300570107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24" office:value-type="float">
            <text:p>15424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75" office:value-type="float">
            <text:p>38035300570107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25" office:value-type="float">
            <text:p>15425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76" office:value-type="float">
            <text:p>38035300570107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26" office:value-type="float">
            <text:p>15426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77" office:value-type="float">
            <text:p>38035300570107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27" office:value-type="float">
            <text:p>15427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78" office:value-type="float">
            <text:p>38035300570107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28" office:value-type="float">
            <text:p>15428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79" office:value-type="float">
            <text:p>38035300570107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29" office:value-type="float">
            <text:p>15429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80" office:value-type="float">
            <text:p>38035300570108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30" office:value-type="float">
            <text:p>15430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81" office:value-type="float">
            <text:p>38035300570108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31" office:value-type="float">
            <text:p>15431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82" office:value-type="float">
            <text:p>38035300570108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32" office:value-type="float">
            <text:p>15432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83" office:value-type="float">
            <text:p>38035300570108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33" office:value-type="float">
            <text:p>15433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84" office:value-type="float">
            <text:p>38035300570108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34" office:value-type="float">
            <text:p>15434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85" office:value-type="float">
            <text:p>38035300570108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35" office:value-type="float">
            <text:p>15435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86" office:value-type="float">
            <text:p>38035300570108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36" office:value-type="float">
            <text:p>15436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87" office:value-type="float">
            <text:p>38035300570108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37" office:value-type="float">
            <text:p>15437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88" office:value-type="float">
            <text:p>38035300570108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38" office:value-type="float">
            <text:p>15438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89" office:value-type="float">
            <text:p>38035300570108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39" office:value-type="float">
            <text:p>15439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90" office:value-type="float">
            <text:p>38035300570109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40" office:value-type="float">
            <text:p>15440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91" office:value-type="float">
            <text:p>38035300570109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41" office:value-type="float">
            <text:p>15441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92" office:value-type="float">
            <text:p>38035300570109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42" office:value-type="float">
            <text:p>15442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93" office:value-type="float">
            <text:p>38035300570109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43" office:value-type="float">
            <text:p>15443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94" office:value-type="float">
            <text:p>38035300570109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44" office:value-type="float">
            <text:p>15444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95" office:value-type="float">
            <text:p>38035300570109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45" office:value-type="float">
            <text:p>15445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96" office:value-type="float">
            <text:p>38035300570109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46" office:value-type="float">
            <text:p>15446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97" office:value-type="float">
            <text:p>38035300570109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47" office:value-type="float">
            <text:p>15447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98" office:value-type="float">
            <text:p>38035300570109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48" office:value-type="float">
            <text:p>15448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099" office:value-type="float">
            <text:p>38035300570109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49" office:value-type="float">
            <text:p>15449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100" office:value-type="float">
            <text:p>38035300570110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50" office:value-type="float">
            <text:p>15450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101" office:value-type="float">
            <text:p>3803530057011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51" office:value-type="float">
            <text:p>15451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102" office:value-type="float">
            <text:p>38035300570110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52" office:value-type="float">
            <text:p>15452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103" office:value-type="float">
            <text:p>38035300570110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5453" office:value-type="float">
            <text:p>15453</text:p>
          </table:table-cell>
          <table:table-cell ns41:value-type="string" table:style-name="TL Metadata" office:value-type="string">
            <text:p>Li-3edl</text:p>
          </table:table-cell>
          <table:table-cell ns41:value-type="float" table:style-name="TL Metadata" office:value="380353005701104" office:value-type="float">
            <text:p>380353005701104</text:p>
          </table:table-cell>
          <table:table-cell table:number-columns-repeated="1021"/>
        </table:table-row>
        <table:table-row table:style-name="ro4" table:number-rows-repeated="104815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page-layout-name="Mpm3" style:display-name="PageStyle_DER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3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1:21:22</meta:creation-date>
    <dc:creator>Yamit</dc:creator>
    <dc:date>2004-12-16T10:48:00</dc:date>
    <meta:document-statistic meta:object-count="0" meta:cell-count="5628" meta:table-count="2"/>
    <meta:generator>ODFPY/1.3.0dev</meta:generator>
  </office:meta>
</office:document-meta>
</file>